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6" style:family="table">
      <style:table-properties style:width="6.6931in" table:align="left"/>
    </style:style>
    <style:style style:name="Table6.A" style:family="table-column">
      <style:table-column-properties style:column-width="0.9306in"/>
    </style:style>
    <style:style style:name="Table6.B" style:family="table-column">
      <style:table-column-properties style:column-width="0.8021in"/>
    </style:style>
    <style:style style:name="Table6.C" style:family="table-column">
      <style:table-column-properties style:column-width="0.8438in"/>
    </style:style>
    <style:style style:name="Table6.D" style:family="table-column">
      <style:table-column-properties style:column-width="0.8299in"/>
    </style:style>
    <style:style style:name="Table6.E" style:family="table-column">
      <style:table-column-properties style:column-width="0.8243in"/>
    </style:style>
    <style:style style:name="Table6.F" style:family="table-column">
      <style:table-column-properties style:column-width="0.8569in"/>
    </style:style>
    <style:style style:name="Table6.G" style:family="table-column">
      <style:table-column-properties style:column-width="0.791in"/>
    </style:style>
    <style:style style:name="Table6.H" style:family="table-column">
      <style:table-column-properties style:column-width="0.8146in"/>
    </style:style>
    <style:style style:name="Table6.1" style:family="table-row">
      <style:table-row-properties style:min-row-height="0.2472in"/>
    </style:style>
    <style:style style:name="Table6.A1" style:family="table-cell">
      <style:table-cell-properties style:vertical-align="middle" fo:padding-left="0.0194in" fo:padding-right="0in" fo:padding-top="0.0194in" fo:padding-bottom="0.0194in" fo:border-left="0.05pt solid #000000" fo:border-right="none" fo:border-top="0.05pt solid #000000" fo:border-bottom="0.05pt solid #000000"/>
    </style:style>
    <style:style style:name="Table6.H1" style:family="table-cell">
      <style:table-cell-properties style:vertical-align="middle" fo:padding="0.0194in" fo:border="0.05pt solid #000000"/>
    </style:style>
    <style:style style:name="Table6.A2" style:family="table-cell">
      <style:table-cell-properties style:vertical-align="middle" fo:padding-left="0.0194in" fo:padding-right="0in" fo:padding-top="0in" fo:padding-bottom="0.0194in" fo:border-left="0.05pt solid #000000" fo:border-right="none" fo:border-top="none" fo:border-bottom="0.05pt solid #000000"/>
    </style:style>
    <style:style style:name="Table6.B2" style:family="table-cell" style:data-style-name="N0">
      <style:table-cell-properties style:vertical-align="middle" fo:padding-left="0.0194in" fo:padding-right="0in" fo:padding-top="0in" fo:padding-bottom="0.0194in" fo:border-left="0.05pt solid #000000" fo:border-right="none" fo:border-top="none" fo:border-bottom="0.05pt solid #000000"/>
    </style:style>
    <style:style style:name="Table6.H2" style:family="table-cell" style:data-style-name="N0">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6.H8" style:family="table-cell">
      <style:table-cell-properties style:vertical-align="middle" fo:padding-left="0.0194in" fo:padding-right="0.0194in" fo:padding-top="0in" fo:padding-bottom="0.0194in" fo:border-left="0.05pt solid #000000" fo:border-right="0.05pt solid #000000" fo:border-top="none" fo:border-bottom="0.05pt solid #000000"/>
    </style:style>
    <style:style style:name="Table1" style:family="table">
      <style:table-properties style:width="6.4667in" table:align="left"/>
    </style:style>
    <style:style style:name="Table1.A" style:family="table-column">
      <style:table-column-properties style:column-width="0.5681in"/>
    </style:style>
    <style:style style:name="Table1.B" style:family="table-column">
      <style:table-column-properties style:column-width="0.7931in"/>
    </style:style>
    <style:style style:name="Table1.C" style:family="table-column">
      <style:table-column-properties style:column-width="0.7875in"/>
    </style:style>
    <style:style style:name="Table1.D" style:family="table-column">
      <style:table-column-properties style:column-width="3.8882in"/>
    </style:style>
    <style:style style:name="Table1.E" style:family="table-column">
      <style:table-column-properties style:column-width="0.4299in"/>
    </style:style>
    <style:style style:name="Table1.A1" style:family="table-cell">
      <style:table-cell-properties style:vertical-align="bottom" fo:padding="0.0194in" fo:border="none"/>
    </style:style>
    <style:style style:name="Table1.A2" style:family="table-cell" style:data-style-name="N120">
      <style:table-cell-properties style:vertical-align="bottom" fo:padding="0.0194in" fo:border="none"/>
    </style:style>
    <style:style style:name="Table1.B2" style:family="table-cell" style:data-style-name="N121">
      <style:table-cell-properties style:vertical-align="bottom" fo:padding="0.0194in" fo:border="none"/>
    </style:style>
    <style:style style:name="Table2" style:family="table">
      <style:table-properties style:width="6.1222in" table:align="left"/>
    </style:style>
    <style:style style:name="Table2.A" style:family="table-column">
      <style:table-column-properties style:column-width="0.5681in"/>
    </style:style>
    <style:style style:name="Table2.B" style:family="table-column">
      <style:table-column-properties style:column-width="0.7931in"/>
    </style:style>
    <style:style style:name="Table2.C" style:family="table-column">
      <style:table-column-properties style:column-width="0.7875in"/>
    </style:style>
    <style:style style:name="Table2.D" style:family="table-column">
      <style:table-column-properties style:column-width="3.5438in"/>
    </style:style>
    <style:style style:name="Table2.E" style:family="table-column">
      <style:table-column-properties style:column-width="0.4299in"/>
    </style:style>
    <style:style style:name="Table2.A1" style:family="table-cell">
      <style:table-cell-properties style:vertical-align="bottom" fo:padding="0.0194in" fo:border="none"/>
    </style:style>
    <style:style style:name="Table2.A2" style:family="table-cell" style:data-style-name="N120">
      <style:table-cell-properties style:vertical-align="bottom" fo:padding="0.0194in" fo:border="none"/>
    </style:style>
    <style:style style:name="Table2.B2" style:family="table-cell" style:data-style-name="N121">
      <style:table-cell-properties style:vertical-align="bottom" fo:padding="0.0194in" fo:border="none"/>
    </style:style>
    <style:style style:name="Table3" style:family="table">
      <style:table-properties style:width="6.6854in" table:align="right"/>
    </style:style>
    <style:style style:name="Table3.A" style:family="table-column">
      <style:table-column-properties style:column-width="0.559in"/>
    </style:style>
    <style:style style:name="Table3.B" style:family="table-column">
      <style:table-column-properties style:column-width="0.7951in"/>
    </style:style>
    <style:style style:name="Table3.C" style:family="table-column">
      <style:table-column-properties style:column-width="0.7861in"/>
    </style:style>
    <style:style style:name="Table3.D" style:family="table-column">
      <style:table-column-properties style:column-width="4.1097in"/>
    </style:style>
    <style:style style:name="Table3.E" style:family="table-column">
      <style:table-column-properties style:column-width="0.4354in"/>
    </style:style>
    <style:style style:name="Table3.A1" style:family="table-cell">
      <style:table-cell-properties style:vertical-align="bottom" fo:padding="0.0194in" fo:border="none"/>
    </style:style>
    <style:style style:name="Table3.E2" style:family="table-cell" style:data-style-name="N121">
      <style:table-cell-properties style:vertical-align="bottom" fo:padding="0.0194in" fo:border="none"/>
    </style:style>
    <style:style style:name="Table3.A3" style:family="table-cell" style:data-style-name="N120">
      <style:table-cell-properties style:vertical-align="bottom" fo:padding="0.0194in" fo:border="none"/>
    </style:style>
    <style:style style:name="Table4" style:family="table">
      <style:table-properties style:width="6.6396in" table:align="left"/>
    </style:style>
    <style:style style:name="Table4.A" style:family="table-column">
      <style:table-column-properties style:column-width="0.5375in"/>
    </style:style>
    <style:style style:name="Table4.B" style:family="table-column">
      <style:table-column-properties style:column-width="0.7931in"/>
    </style:style>
    <style:style style:name="Table4.C" style:family="table-column">
      <style:table-column-properties style:column-width="0.7875in"/>
    </style:style>
    <style:style style:name="Table4.D" style:family="table-column">
      <style:table-column-properties style:column-width="4.0917in"/>
    </style:style>
    <style:style style:name="Table4.E" style:family="table-column">
      <style:table-column-properties style:column-width="0.4299in"/>
    </style:style>
    <style:style style:name="Table4.1" style:family="table-row">
      <style:table-row-properties fo:keep-together="always"/>
    </style:style>
    <style:style style:name="Table4.A1" style:family="table-cell">
      <style:table-cell-properties style:vertical-align="bottom" fo:padding="0.0194in" fo:border="none"/>
    </style:style>
    <style:style style:name="Table4.A2" style:family="table-cell" style:data-style-name="N120">
      <style:table-cell-properties style:vertical-align="bottom" fo:padding="0.0194in" fo:border="none"/>
    </style:style>
    <style:style style:name="Table4.B2" style:family="table-cell" style:data-style-name="N121">
      <style:table-cell-properties style:vertical-align="bottom" fo:padding="0.0194in" fo:border="none"/>
    </style:style>
    <style:style style:name="Table5" style:family="table">
      <style:table-properties style:width="6.6931in" table:align="left"/>
    </style:style>
    <style:style style:name="Table5.A" style:family="table-column">
      <style:table-column-properties style:column-width="0.7292in"/>
    </style:style>
    <style:style style:name="Table5.B" style:family="table-column">
      <style:table-column-properties style:column-width="0.9215in"/>
    </style:style>
    <style:style style:name="Table5.C" style:family="table-column">
      <style:table-column-properties style:column-width="0.8931in"/>
    </style:style>
    <style:style style:name="Table5.D" style:family="table-column">
      <style:table-column-properties style:column-width="2.9306in"/>
    </style:style>
    <style:style style:name="Table5.E" style:family="table-column">
      <style:table-column-properties style:column-width="0.4611in"/>
    </style:style>
    <style:style style:name="Table5.F" style:family="table-column">
      <style:table-column-properties style:column-width="0.7576in"/>
    </style:style>
    <style:style style:name="Table5.A1" style:family="table-cell">
      <style:table-cell-properties style:vertical-align="bottom" fo:background-color="transparent" fo:padding="0.0194in" fo:border="none">
        <style:background-image/>
      </style:table-cell-properties>
    </style:style>
    <style:style style:name="Table5.A2" style:family="table-cell" style:data-style-name="N120">
      <style:table-cell-properties style:vertical-align="bottom" fo:background-color="transparent" fo:padding="0.0194in" fo:border="none">
        <style:background-image/>
      </style:table-cell-properties>
    </style:style>
    <style:style style:name="Table5.B2" style:family="table-cell" style:data-style-name="N121">
      <style:table-cell-properties style:vertical-align="bottom" fo:background-color="transparent" fo:padding="0.0194in" fo:border="none">
        <style:background-image/>
      </style:table-cell-properties>
    </style:style>
    <style:style style:name="Table5.F2" style:family="table-cell" style:data-style-name="N0">
      <style:table-cell-properties style:vertical-align="bottom" fo:background-color="transparent" fo:padding="0.0194in" fo:border="none">
        <style:background-image/>
      </style:table-cell-properties>
    </style:style>
    <style:style style:name="Table5.A13" style:family="table-cell" style:data-style-name="N122">
      <style:table-cell-properties style:vertical-align="bottom" fo:background-color="transparent" fo:padding="0.0194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officeooo:paragraph-rsid="0007d02b"/>
    </style:style>
    <style:style style:name="P3" style:family="paragraph" style:parent-style-name="Text_20_body">
      <style:paragraph-properties fo:text-align="center" style:justify-single-word="false"/>
      <style:text-properties style:font-name="Open Baskerville 0.0.75" officeooo:paragraph-rsid="0007d02b"/>
    </style:style>
    <style:style style:name="P4" style:family="paragraph" style:parent-style-name="Text_20_body">
      <style:paragraph-properties fo:text-align="center" style:justify-single-word="false"/>
      <style:text-properties style:font-name="Open Baskerville 0.0.75" fo:language="en" fo:country="GB" officeooo:paragraph-rsid="0007d02b"/>
    </style:style>
    <style:style style:name="P5" style:family="paragraph" style:parent-style-name="Text_20_body">
      <style:paragraph-properties fo:text-align="center" style:justify-single-word="false"/>
      <style:text-properties style:font-name="Open Baskerville 0.0.75" fo:font-size="12pt" fo:language="en" fo:country="GB" officeooo:paragraph-rsid="0007d02b" style:font-size-asian="12pt" style:font-size-complex="12pt"/>
    </style:style>
    <style:style style:name="P6" style:family="paragraph" style:parent-style-name="Text_20_body">
      <style:paragraph-properties fo:text-align="center" style:justify-single-word="false"/>
      <style:text-properties style:font-name="Open Baskerville 0.0.75" fo:font-size="12pt" fo:language="en" fo:country="GB" officeooo:rsid="0006772b" officeooo:paragraph-rsid="0007d02b" style:font-size-asian="12pt" style:font-size-complex="12pt"/>
    </style:style>
    <style:style style:name="P7" style:family="paragraph" style:parent-style-name="Text_20_body">
      <style:paragraph-properties fo:text-align="center" style:justify-single-word="false"/>
      <style:text-properties style:font-name="Open Baskerville 0.0.75" fo:font-size="12pt" fo:language="en" fo:country="GB" officeooo:rsid="00234d4b" officeooo:paragraph-rsid="00234d4b" style:font-size-asian="12pt" style:font-size-complex="12pt"/>
    </style:style>
    <style:style style:name="P8" style:family="paragraph" style:parent-style-name="Text_20_body">
      <style:paragraph-properties fo:text-align="start" style:justify-single-word="false"/>
      <style:text-properties style:font-name="Open Baskerville 0.0.75" fo:font-size="12pt" fo:language="en" fo:country="GB" officeooo:rsid="000806ea" officeooo:paragraph-rsid="000806ea" style:font-size-asian="10.5pt" style:font-size-complex="12pt"/>
    </style:style>
    <style:style style:name="P9" style:family="paragraph" style:parent-style-name="Text_20_body">
      <style:paragraph-properties fo:text-align="start" style:justify-single-word="false"/>
      <style:text-properties style:font-name="Open Baskerville 0.0.75" fo:font-size="12pt" fo:language="en" fo:country="GB" officeooo:rsid="00148e73" officeooo:paragraph-rsid="00148e73" style:font-size-asian="10.5pt" style:font-size-complex="12pt"/>
    </style:style>
    <style:style style:name="P10" style:family="paragraph" style:parent-style-name="Text_20_body">
      <style:text-properties style:font-name="Open Baskerville 0.0.75" officeooo:paragraph-rsid="0009102f"/>
    </style:style>
    <style:style style:name="P11" style:family="paragraph" style:parent-style-name="Text_20_body">
      <style:text-properties style:font-name="Open Baskerville 0.0.75" officeooo:paragraph-rsid="000dacab"/>
    </style:style>
    <style:style style:name="P12" style:family="paragraph" style:parent-style-name="Text_20_body">
      <style:text-properties style:font-name="Open Baskerville 0.0.75" officeooo:rsid="0029f693" officeooo:paragraph-rsid="0029f693"/>
    </style:style>
    <style:style style:name="P13" style:family="paragraph" style:parent-style-name="Title">
      <style:text-properties officeooo:paragraph-rsid="0007d02b"/>
    </style:style>
    <style:style style:name="P14" style:family="paragraph" style:parent-style-name="Table_20_Contents">
      <style:text-properties fo:color="#000000" style:font-name="Open Baskerville 0.0.75" fo:font-size="12pt"/>
    </style:style>
    <style:style style:name="P15" style:family="paragraph" style:parent-style-name="Table_20_Contents">
      <style:paragraph-properties fo:text-align="start" style:justify-single-word="false"/>
      <style:text-properties fo:color="#000000" style:font-name="Open Baskerville 0.0.75" fo:font-size="12pt"/>
    </style:style>
    <style:style style:name="P16" style:family="paragraph" style:parent-style-name="Table_20_Contents">
      <style:paragraph-properties fo:text-align="end" style:justify-single-word="false"/>
      <style:text-properties fo:color="#000000" style:font-name="Open Baskerville 0.0.75" fo:font-size="12pt"/>
    </style:style>
    <style:style style:name="P17" style:family="paragraph" style:parent-style-name="Table_20_Contents">
      <style:paragraph-properties fo:text-align="end" style:justify-single-word="false"/>
      <style:text-properties fo:color="#000000" style:font-name="Open Baskerville 0.0.75" fo:font-size="12pt" officeooo:rsid="00099a58" officeooo:paragraph-rsid="00099a58"/>
    </style:style>
    <style:style style:name="P18" style:family="paragraph" style:parent-style-name="Table_20_Contents">
      <style:paragraph-properties fo:text-align="end" style:justify-single-word="false"/>
      <style:text-properties fo:color="#000000" style:font-name="Open Baskerville 0.0.75" fo:font-size="12pt" officeooo:rsid="0009102f" officeooo:paragraph-rsid="0009102f"/>
    </style:style>
    <style:style style:name="P19" style:family="paragraph" style:parent-style-name="Table_20_Contents">
      <style:paragraph-properties fo:text-align="start" style:justify-single-word="false"/>
      <style:text-properties fo:color="#000000" style:font-name="Open Baskerville 0.0.75" fo:font-size="12pt" officeooo:rsid="001e8aae" officeooo:paragraph-rsid="001e8aae"/>
    </style:style>
    <style:style style:name="P20" style:family="paragraph" style:parent-style-name="Table_20_Contents">
      <style:paragraph-properties fo:text-align="end" style:justify-single-word="false"/>
      <style:text-properties fo:color="#000000" style:font-name="Open Baskerville 0.0.75" fo:font-size="12pt" officeooo:rsid="001cd2ef" officeooo:paragraph-rsid="001cd2ef"/>
    </style:style>
    <style:style style:name="P21" style:family="paragraph" style:parent-style-name="Table_20_Contents">
      <style:paragraph-properties fo:text-align="end" style:justify-single-word="false"/>
      <style:text-properties fo:color="#000000" style:font-name="Open Baskerville 0.0.75" fo:font-size="12pt" officeooo:rsid="0024f5e8" officeooo:paragraph-rsid="0024f5e8"/>
    </style:style>
    <style:style style:name="P22" style:family="paragraph" style:parent-style-name="Table_20_Contents">
      <style:paragraph-properties fo:text-align="end" style:justify-single-word="false"/>
      <style:text-properties fo:color="#000000" style:font-name="Open Baskerville 0.0.75" fo:font-size="12pt" officeooo:rsid="0025c8ce" officeooo:paragraph-rsid="0025c8ce"/>
    </style:style>
    <style:style style:name="P23" style:family="paragraph" style:parent-style-name="Table_20_Contents">
      <style:paragraph-properties fo:text-align="end" style:justify-single-word="false"/>
      <style:text-properties fo:color="#000000" style:font-name="Open Baskerville 0.0.75" fo:font-size="12pt" officeooo:rsid="002672eb" officeooo:paragraph-rsid="002672eb"/>
    </style:style>
    <style:style style:name="P24" style:family="paragraph" style:parent-style-name="Table_20_Contents">
      <style:paragraph-properties fo:text-align="end" style:justify-single-word="false"/>
      <style:text-properties fo:color="#000000" style:font-name="Open Baskerville 0.0.75" fo:font-size="12pt" officeooo:rsid="0026a819" officeooo:paragraph-rsid="0026a819"/>
    </style:style>
    <style:style style:name="P25" style:family="paragraph" style:parent-style-name="Table_20_Contents">
      <style:paragraph-properties fo:text-align="end" style:justify-single-word="false"/>
      <style:text-properties fo:color="#000000" style:font-name="Open Baskerville 0.0.75" fo:font-size="12pt" officeooo:rsid="00286903" officeooo:paragraph-rsid="00286903"/>
    </style:style>
    <style:style style:name="P26" style:family="paragraph" style:parent-style-name="Table_20_Contents">
      <style:paragraph-properties fo:text-align="end" style:justify-single-word="false"/>
      <style:text-properties style:font-name="Open Baskerville 0.0.75"/>
    </style:style>
    <style:style style:name="P27" style:family="paragraph" style:parent-style-name="Table_20_Contents">
      <style:paragraph-properties fo:text-align="start" style:justify-single-word="false"/>
      <style:text-properties style:font-name="Open Baskerville 0.0.75"/>
    </style:style>
    <style:style style:name="P28" style:family="paragraph" style:parent-style-name="Table_20_Contents">
      <style:paragraph-properties fo:text-align="end" style:justify-single-word="false"/>
      <style:text-properties officeooo:rsid="0019cc20" officeooo:paragraph-rsid="0018fc41"/>
    </style:style>
    <style:style style:name="P29" style:family="paragraph" style:parent-style-name="Table_20_Contents">
      <style:paragraph-properties fo:text-align="end" style:justify-single-word="false"/>
      <style:text-properties officeooo:rsid="001b4cbd" officeooo:paragraph-rsid="0018fc41"/>
    </style:style>
    <style:style style:name="P30" style:family="paragraph" style:parent-style-name="Table_20_Contents">
      <style:paragraph-properties fo:text-align="end" style:justify-single-word="false"/>
      <style:text-properties officeooo:rsid="001c223c" officeooo:paragraph-rsid="0018fc41"/>
    </style:style>
    <style:style style:name="P31" style:family="paragraph" style:parent-style-name="Table_20_Contents">
      <style:paragraph-properties fo:text-align="end" style:justify-single-word="false"/>
      <style:text-properties officeooo:rsid="0018fc41" officeooo:paragraph-rsid="0018fc41"/>
    </style:style>
    <style:style style:name="P32" style:family="paragraph" style:parent-style-name="Table_20_Contents">
      <style:paragraph-properties fo:text-align="start" style:justify-single-word="false"/>
      <style:text-properties fo:font-size="12pt"/>
    </style:style>
    <style:style style:name="P33" style:family="paragraph" style:parent-style-name="Table_20_Contents">
      <style:paragraph-properties fo:text-align="start" style:justify-single-word="false"/>
      <style:text-properties fo:font-size="12pt" officeooo:rsid="003000f0" officeooo:paragraph-rsid="003000f0"/>
    </style:style>
    <style:style style:name="P34" style:family="paragraph" style:parent-style-name="Text_20_body" style:master-page-name="MPF0">
      <style:paragraph-properties fo:text-align="center" style:justify-single-word="false" style:page-number="auto" fo:break-before="page"/>
      <style:text-properties style:font-name="Open Baskerville 0.0.75" officeooo:paragraph-rsid="0007d02b"/>
    </style:style>
    <style:style style:name="P35" style:family="paragraph" style:parent-style-name="Text_20_body">
      <style:text-properties officeooo:paragraph-rsid="002d7421"/>
    </style:style>
    <style:style style:name="P36" style:family="paragraph" style:parent-style-name="Text_20_body">
      <style:text-properties officeooo:rsid="0032ab2e" officeooo:paragraph-rsid="0033d0d3"/>
    </style:style>
    <style:style style:name="P37" style:family="paragraph" style:parent-style-name="Heading_20_1">
      <style:text-properties style:font-name="Open Baskerville 0.0.75" officeooo:rsid="002d7421" officeooo:paragraph-rsid="002d7421"/>
    </style:style>
    <style:style style:name="P38" style:family="paragraph" style:parent-style-name="Heading_20_1">
      <style:text-properties style:font-name="Open Baskerville 0.0.75" officeooo:rsid="000dacab" officeooo:paragraph-rsid="000dacab"/>
    </style:style>
    <style:style style:name="P39" style:family="paragraph" style:parent-style-name="Heading_20_1">
      <style:text-properties style:font-name="Open Baskerville 0.0.75" officeooo:rsid="0033d0d3" officeooo:paragraph-rsid="0033d0d3"/>
    </style:style>
    <style:style style:name="P40" style:family="paragraph" style:parent-style-name="Heading_20_1">
      <style:paragraph-properties fo:break-before="page"/>
      <style:text-properties style:font-name="Open Baskerville 0.0.75"/>
    </style:style>
    <style:style style:name="P41" style:family="paragraph" style:parent-style-name="Heading_20_1">
      <style:paragraph-properties fo:break-before="page"/>
      <style:text-properties style:font-name="Open Baskerville 0.0.75" officeooo:rsid="0009102f" officeooo:paragraph-rsid="0009102f"/>
    </style:style>
    <style:style style:name="P42" style:family="paragraph" style:parent-style-name="Heading_20_1">
      <style:paragraph-properties fo:break-before="page"/>
      <style:text-properties style:font-name="Open Baskerville 0.0.75" officeooo:rsid="000dacab" officeooo:paragraph-rsid="002351f3"/>
    </style:style>
    <style:style style:name="P43" style:family="paragraph" style:parent-style-name="Heading_20_1">
      <style:paragraph-properties fo:break-before="page"/>
      <style:text-properties style:font-name="Open Baskerville 0.0.75" officeooo:rsid="000dacab" officeooo:paragraph-rsid="000dacab"/>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Heading">
      <style:paragraph-properties fo:break-before="page"/>
    </style:style>
    <style:style style:name="T1" style:family="text">
      <style:text-properties style:text-position="super 67%" style:font-name="Open Baskerville 0.0.75" fo:font-size="12pt" fo:language="en" fo:country="GB" style:font-size-asian="12pt" style:font-size-complex="12pt"/>
    </style:style>
    <style:style style:name="T2" style:family="text">
      <style:text-properties officeooo:rsid="00319e5a"/>
    </style:style>
    <style:style style:name="T3" style:family="text">
      <style:text-properties officeooo:rsid="0007d02b"/>
    </style:style>
    <style:style style:name="T4" style:family="text">
      <style:text-properties style:text-position="0% 100%" style:font-name="Open Baskerville 0.0.75" fo:font-size="12pt" fo:language="en" fo:country="GB" officeooo:rsid="0007d02b" style:font-size-asian="12pt" style:font-size-complex="12pt"/>
    </style:style>
    <style:style style:name="T5" style:family="text">
      <style:text-properties style:font-name="Open Baskerville 0.0.75"/>
    </style:style>
    <style:style style:name="T6" style:family="text">
      <style:text-properties style:font-name="Open Baskerville 0.0.75" fo:language="en" fo:country="GB" officeooo:rsid="0007d02b"/>
    </style:style>
    <style:style style:name="T7" style:family="text">
      <style:text-properties style:font-name="Open Baskerville 0.0.75" fo:language="en" fo:country="GB" style:language-asian="ja" style:country-asian="JP" style:language-complex="ar" style:country-complex="SA"/>
    </style:style>
    <style:style style:name="T8" style:family="text">
      <style:text-properties style:font-name="Open Baskerville 0.0.75" fo:font-size="12pt" fo:language="en" fo:country="GB" style:font-size-asian="12pt" style:font-size-complex="12pt"/>
    </style:style>
    <style:style style:name="T9" style:family="text">
      <style:text-properties style:font-name="Open Baskerville 0.0.75" officeooo:rsid="002d7421"/>
    </style:style>
    <style:style style:name="T10" style:family="text">
      <style:text-properties style:font-name="Open Baskerville 0.0.75" officeooo:rsid="0033d0d3"/>
    </style:style>
    <style:style style:name="T11" style:family="text">
      <style:text-properties style:font-name="Open Baskerville 0.0.75" officeooo:rsid="0033ec2e"/>
    </style:style>
    <style:style style:name="T12" style:family="text">
      <style:text-properties officeooo:rsid="00286903"/>
    </style:style>
    <style:style style:name="Sect1" style:family="section">
      <style:section-properties style:editable="false">
        <style:columns fo:column-count="1" fo:column-gap="0in"/>
      </style:section-properties>
    </style:style>
    <style:style style:name="gr1" style:family="graphic">
      <style:graphic-properties draw:stroke="solid" svg:stroke-width="0.0138in" svg:stroke-color="#3465a4" svg:stroke-opacity="100%" draw:stroke-linejoin="miter" svg:stroke-linecap="butt" draw:fill="none"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20">
      <number:day/>
      <number:text>-</number:text>
      <number:month number:textual="true"/>
    </number:date-style>
    <number:time-style style:name="N121">
      <number:hours/>
      <number:text>:</number:text>
      <number:minutes number:style="long"/>
    </number:time-style>
    <number:date-style style:name="N122">
      <number:month/>
      <number:text>/</number:text>
      <number:day/>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
      <text:p text:style-name="P4"/>
      <text:p text:style-name="P13"><draw:connector text:anchor-type="paragraph" draw:z-index="0" draw:name="Straight Connector 1" draw:style-name="gr1" draw:type="line" svg:x1="0.9457in" svg:y1="-0.0598in" svg:x2="5.7937in" svg:y2="-0.0598in" svg:d="M2402-153h12314" svg:viewBox="0 0 12315 2"><text:p/></draw:connector><text:span text:style-name="Default_20_Paragraph_20_Font"><text:span text:style-name="T6">Group Logbook</text:span></text:span></text:p>
      <text:p text:style-name="P2"><draw:connector text:anchor-type="paragraph" draw:z-index="1" draw:name="Straight Connector 2" draw:style-name="gr1" draw:type="line" svg:x1="0.9362in" svg:y1="0.1945in" svg:x2="5.7827in" svg:y2="0.1945in" svg:d="M2378 494h12310" svg:viewBox="0 0 12312 2"><text:p/></draw:connector><text:span text:style-name="Default_20_Paragraph_20_Font"><text:span text:style-name="T7"/></text:span></text:p>
      <text:p text:style-name="P4"/>
      <text:p text:style-name="P2"><text:span text:style-name="Default_20_Paragraph_20_Font"><text:span text:style-name="T4">20</text:span></text:span><text:span text:style-name="Default_20_Paragraph_20_Font"><text:span text:style-name="T1">th</text:span></text:span><text:span text:style-name="Default_20_Paragraph_20_Font"><text:span text:style-name="T8"> of March 2015</text:span></text:span></text:p>
      <text:p text:style-name="P5">2IO70</text:p>
      <text:p text:style-name="P5">Version <text:span text:style-name="T2">1</text:span></text:p>
      <text:p text:style-name="P5"/>
      <text:p text:style-name="P5"/>
      <text:p text:style-name="P5"/>
      <text:p text:style-name="P5"/>
      <text:p text:style-name="P5"/>
      <text:p text:style-name="P5"/>
      <text:p text:style-name="P5">The purpose of this document is to <text:span text:style-name="T3">record how much time the group, and each member individually, has spent on any given part of the project.</text:span></text:p>
      <text:p text:style-name="P5"/>
      <text:p text:style-name="P5"/>
      <text:p text:style-name="P5"/>
      <text:p text:style-name="P5"/>
      <text:p text:style-name="P5"/>
      <text:p text:style-name="P5"/>
      <text:p text:style-name="P5">Group 16</text:p>
      <text:p text:style-name="P7">Author:</text:p>
      <text:p text:style-name="P5">Rolf Verschuuren</text:p>
      <text:p text:style-name="P7">Compiled from tables by:</text:p>
      <text:p text:style-name="P5">Wigger Boelens</text:p>
      <text:p text:style-name="P5">Stefan van den Berg</text:p>
      <text:p text:style-name="P5">Dat Phung</text:p>
      <text:p text:style-name="P5">Maarten Keet</text:p>
      <text:p text:style-name="P6">Tudor Petrescu</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Table of Contents</text:p>
          </text:index-title>
          <text:p text:style-name="P44"><text:a xlink:type="simple" xlink:href="#__RefHeading__6424_762430891" text:style-name="Index_20_Link" text:visited-style-name="Index_20_Link">Validation<text:tab/>3</text:a></text:p>
          <text:p text:style-name="P44"><text:a xlink:type="simple" xlink:href="#__RefHeading__3597_320080110" text:style-name="Index_20_Link" text:visited-style-name="Index_20_Link">Total time spent<text:tab/>3</text:a></text:p>
          <text:p text:style-name="P44"><text:a xlink:type="simple" xlink:href="#__RefHeading__6426_762430891" text:style-name="Index_20_Link" text:visited-style-name="Index_20_Link">Dat Phung<text:tab/>4</text:a></text:p>
          <text:p text:style-name="P44"><text:a xlink:type="simple" xlink:href="#__RefHeading__6428_762430891" text:style-name="Index_20_Link" text:visited-style-name="Index_20_Link">Maarten Keet<text:tab/>6</text:a></text:p>
          <text:p text:style-name="P44"><text:a xlink:type="simple" xlink:href="#__RefHeading__3599_320080110" text:style-name="Index_20_Link" text:visited-style-name="Index_20_Link">Rolf Verschuuren<text:tab/>8</text:a></text:p>
          <text:p text:style-name="P44"><text:a xlink:type="simple" xlink:href="#__RefHeading__6432_762430891" text:style-name="Index_20_Link" text:visited-style-name="Index_20_Link">Stefan van den Berg<text:tab/>9</text:a></text:p>
          <text:p text:style-name="P44"><text:a xlink:type="simple" xlink:href="#__RefHeading__6434_762430891" text:style-name="Index_20_Link" text:visited-style-name="Index_20_Link">Tudor P<text:tab/>10</text:a></text:p>
          <text:p text:style-name="P44"><text:a xlink:type="simple" xlink:href="#__RefHeading__6436_762430891" text:style-name="Index_20_Link" text:visited-style-name="Index_20_Link">Wigger Boelens<text:tab/>11</text:a></text:p>
        </text:index-body>
      </text:table-of-content>
      <text:p text:style-name="P8"/>
      <text:h text:style-name="P40" text:outline-level="1"><text:bookmark-start text:name="__RefHeading__6424_762430891"/>Validation<text:bookmark-end text:name="__RefHeading__6424_762430891"/></text:h>
      <text:p text:style-name="P9">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p>
      <text:p text:style-name="P9"/>
      <text:h text:style-name="P37" text:outline-level="1"><text:bookmark-start text:name="__RefHeading__3597_320080110"/>Total time spent<text:bookmark-end text:name="__RefHeading__3597_320080110"/></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32">Project</text:p>
          </table:table-cell>
          <table:table-cell table:style-name="Table6.A1" office:value-type="string">
            <text:p text:style-name="P32">Rolf</text:p>
          </table:table-cell>
          <table:table-cell table:style-name="Table6.A1" office:value-type="string">
            <text:p text:style-name="P32">Wigger</text:p>
          </table:table-cell>
          <table:table-cell table:style-name="Table6.A1" office:value-type="string">
            <text:p text:style-name="P32">Stefan</text:p>
          </table:table-cell>
          <table:table-cell table:style-name="Table6.A1" office:value-type="string">
            <text:p text:style-name="P32">Tudor</text:p>
          </table:table-cell>
          <table:table-cell table:style-name="Table6.A1" office:value-type="string">
            <text:p text:style-name="P32">Maarten</text:p>
          </table:table-cell>
          <table:table-cell table:style-name="Table6.A1" office:value-type="string">
            <text:p text:style-name="P32">Dat</text:p>
          </table:table-cell>
          <table:table-cell table:style-name="Table6.H1" office:value-type="string">
            <text:p text:style-name="P32">Total</text:p>
          </table:table-cell>
        </table:table-row>
        <table:table-row table:style-name="Table6.1">
          <table:table-cell table:style-name="Table6.A2" office:value-type="string">
            <text:p text:style-name="P32">5.2c</text:p>
          </table:table-cell>
          <table:table-cell table:style-name="Table6.B2" office:value-type="float" office:value="4">
            <text:p text:style-name="P32">4</text:p>
          </table:table-cell>
          <table:table-cell table:style-name="Table6.A2" office:value-type="string">
            <text:p text:style-name="P32">?</text:p>
          </table:table-cell>
          <table:table-cell table:style-name="Table6.B2" office:value-type="float" office:value="19">
            <text:p text:style-name="P32">19</text:p>
          </table:table-cell>
          <table:table-cell table:style-name="Table6.B2" office:value-type="float" office:value="0">
            <text:p text:style-name="P32">0</text:p>
          </table:table-cell>
          <table:table-cell table:style-name="Table6.B2" office:value-type="float" office:value="0">
            <text:p text:style-name="P32">0</text:p>
          </table:table-cell>
          <table:table-cell table:style-name="Table6.B2" office:value-type="float" office:value="0">
            <text:p text:style-name="P32">0</text:p>
          </table:table-cell>
          <table:table-cell table:style-name="Table6.H2" office:value-type="float" office:value="23">
            <text:p text:style-name="P32">23</text:p>
          </table:table-cell>
        </table:table-row>
        <table:table-row table:style-name="Table6.1">
          <table:table-cell table:style-name="Table6.A2" office:value-type="string">
            <text:p text:style-name="P32">Work Plan</text:p>
          </table:table-cell>
          <table:table-cell table:style-name="Table6.B2" office:value-type="float" office:value="16">
            <text:p text:style-name="P32">16</text:p>
          </table:table-cell>
          <table:table-cell table:style-name="Table6.A2" office:value-type="string">
            <text:p text:style-name="P32">?</text:p>
          </table:table-cell>
          <table:table-cell table:style-name="Table6.B2" office:value-type="float" office:value="2">
            <text:p text:style-name="P32">2</text:p>
          </table:table-cell>
          <table:table-cell table:style-name="Table6.B2" office:value-type="float" office:value="8">
            <text:p text:style-name="P32">8</text:p>
          </table:table-cell>
          <table:table-cell table:style-name="Table6.B2" office:value-type="float" office:value="16">
            <text:p text:style-name="P32">16</text:p>
          </table:table-cell>
          <table:table-cell table:style-name="Table6.B2" office:value-type="float" office:value="18">
            <text:p text:style-name="P32">18</text:p>
          </table:table-cell>
          <table:table-cell table:style-name="Table6.H2" office:value-type="float" office:value="60">
            <text:p text:style-name="P32">60</text:p>
          </table:table-cell>
        </table:table-row>
        <table:table-row table:style-name="Table6.1">
          <table:table-cell table:style-name="Table6.A2" office:value-type="string">
            <text:p text:style-name="P32">Machine Design</text:p>
          </table:table-cell>
          <table:table-cell table:style-name="Table6.B2" office:value-type="float" office:value="20">
            <text:p text:style-name="P32">20</text:p>
          </table:table-cell>
          <table:table-cell table:style-name="Table6.A2" office:value-type="string">
            <text:p text:style-name="P32">?</text:p>
          </table:table-cell>
          <table:table-cell table:style-name="Table6.B2" office:value-type="float" office:value="24">
            <text:p text:style-name="P32">24</text:p>
          </table:table-cell>
          <table:table-cell table:style-name="Table6.B2" office:value-type="float" office:value="6">
            <text:p text:style-name="P32">6</text:p>
          </table:table-cell>
          <table:table-cell table:style-name="Table6.B2" office:value-type="float" office:value="5">
            <text:p text:style-name="P32">5</text:p>
          </table:table-cell>
          <table:table-cell table:style-name="Table6.B2" office:value-type="float" office:value="4">
            <text:p text:style-name="P32">4</text:p>
          </table:table-cell>
          <table:table-cell table:style-name="Table6.H2" office:value-type="float" office:value="59">
            <text:p text:style-name="P32">59</text:p>
          </table:table-cell>
        </table:table-row>
        <table:table-row table:style-name="Table6.1">
          <table:table-cell table:style-name="Table6.A2" office:value-type="string">
            <text:p text:style-name="P32">Presentation</text:p>
          </table:table-cell>
          <table:table-cell table:style-name="Table6.B2" office:value-type="float" office:value="0">
            <text:p text:style-name="P32">0</text:p>
          </table:table-cell>
          <table:table-cell table:style-name="Table6.A2" office:value-type="string">
            <text:p text:style-name="P32">?</text:p>
          </table:table-cell>
          <table:table-cell table:style-name="Table6.B2" office:value-type="float" office:value="0">
            <text:p text:style-name="P32">0</text:p>
          </table:table-cell>
          <table:table-cell table:style-name="Table6.A2" office:value-type="string">
            <text:p text:style-name="P32">?</text:p>
          </table:table-cell>
          <table:table-cell table:style-name="Table6.B2" office:value-type="float" office:value="9">
            <text:p text:style-name="P32">9</text:p>
          </table:table-cell>
          <table:table-cell table:style-name="Table6.B2" office:value-type="float" office:value="6">
            <text:p text:style-name="P32">6</text:p>
          </table:table-cell>
          <table:table-cell table:style-name="Table6.H2" office:value-type="float" office:value="15">
            <text:p text:style-name="P32">15</text:p>
          </table:table-cell>
        </table:table-row>
        <table:table-row table:style-name="Table6.1">
          <table:table-cell table:style-name="Table6.A2" office:value-type="string">
            <text:p text:style-name="P32">Software Specification</text:p>
          </table:table-cell>
          <table:table-cell table:style-name="Table6.B2" office:value-type="float" office:value="20">
            <text:p text:style-name="P32">20</text:p>
          </table:table-cell>
          <table:table-cell table:style-name="Table6.A2" office:value-type="string">
            <text:p text:style-name="P32">?</text:p>
          </table:table-cell>
          <table:table-cell table:style-name="Table6.B2" office:value-type="float" office:value="20">
            <text:p text:style-name="P32">20</text:p>
          </table:table-cell>
          <table:table-cell table:style-name="Table6.B2" office:value-type="float" office:value="9">
            <text:p text:style-name="P32">9</text:p>
          </table:table-cell>
          <table:table-cell table:style-name="Table6.B2" office:value-type="float" office:value="9">
            <text:p text:style-name="P32">9</text:p>
          </table:table-cell>
          <table:table-cell table:style-name="Table6.B2" office:value-type="float" office:value="18">
            <text:p text:style-name="P32">18</text:p>
          </table:table-cell>
          <table:table-cell table:style-name="Table6.H2" office:value-type="float" office:value="76">
            <text:p text:style-name="P32">76</text:p>
          </table:table-cell>
        </table:table-row>
        <table:table-row table:style-name="Table6.1">
          <table:table-cell table:style-name="Table6.A2" office:value-type="string">
            <text:p text:style-name="P32">Software Design</text:p>
          </table:table-cell>
          <table:table-cell table:style-name="Table6.B2" office:value-type="float" office:value="6">
            <text:p text:style-name="P32">6</text:p>
          </table:table-cell>
          <table:table-cell table:style-name="Table6.A2" office:value-type="string">
            <text:p text:style-name="P32">?</text:p>
          </table:table-cell>
          <table:table-cell table:style-name="Table6.A2" office:value-type="string">
            <text:p text:style-name="P32">?</text:p>
          </table:table-cell>
          <table:table-cell table:style-name="Table6.B2" office:value-type="float" office:value="4">
            <text:p text:style-name="P32">4</text:p>
          </table:table-cell>
          <table:table-cell table:style-name="Table6.B2" office:value-type="float" office:value="3">
            <text:p text:style-name="P32">3</text:p>
          </table:table-cell>
          <table:table-cell table:style-name="Table6.B2" office:value-type="float" office:value="7">
            <text:p text:style-name="P33">7</text:p>
          </table:table-cell>
          <table:table-cell table:style-name="Table6.H2" office:value-type="float" office:value="20">
            <text:p text:style-name="P32">20</text:p>
          </table:table-cell>
        </table:table-row>
        <table:table-row table:style-name="Table6.1">
          <table:table-cell table:style-name="Table6.A2" office:value-type="string">
            <text:p text:style-name="P32">Total</text:p>
          </table:table-cell>
          <table:table-cell table:style-name="Table6.B2" office:value-type="float" office:value="66">
            <text:p text:style-name="P32">66</text:p>
          </table:table-cell>
          <table:table-cell table:style-name="Table6.A2" office:value-type="string">
            <text:p text:style-name="P32">?</text:p>
          </table:table-cell>
          <table:table-cell table:style-name="Table6.B2" office:value-type="float" office:value="65">
            <text:p text:style-name="P32">65</text:p>
          </table:table-cell>
          <table:table-cell table:style-name="Table6.B2" office:value-type="float" office:value="27">
            <text:p text:style-name="P32">27</text:p>
          </table:table-cell>
          <table:table-cell table:style-name="Table6.B2" office:value-type="float" office:value="42">
            <text:p text:style-name="P32">42</text:p>
          </table:table-cell>
          <table:table-cell table:style-name="Table6.B2" office:value-type="float" office:value="53">
            <text:p text:style-name="P32">53</text:p>
          </table:table-cell>
          <table:table-cell table:style-name="Table6.H8" office:value-type="string">
            <text:p text:style-name="P33">253</text:p>
          </table:table-cell>
        </table:table-row>
      </table:table>
      <text:p text:style-name="P35"/>
      <text:h text:style-name="P39" text:outline-level="1">Conclusion</text:h>
      <text:p text:style-name="P36"><text:span text:style-name="T9">I</text:span><text:span text:style-name="T5">t is clear from these numbers that we so far overestimated, or underreported, the amount of work needed for each part of the project. </text:span><text:span text:style-name="T10">It must however be said that the table above only includes work towards the major deliverables, this means that work on individual assignments (such as the the abstract and maintaining the logbooks) and group talks (to resolve issues) have not been included, leading to a</text:span><text:span text:style-name="T11">n underestimation of the amount of time spent on the project. </text:span><text:span text:style-name="T10">Either way</text:span><text:span text:style-name="T5">, it seems that some members have contributed significantly less than others. This has now been addressed in the group however, and going forward we will try to create a more even workload for all.</text:span></text:p>
      <text:h text:style-name="P41" text:outline-level="1"><text:bookmark-start text:name="__RefHeading__6426_762430891"/>Dat Phung<text:bookmark-end text:name="__RefHeading__6426_762430891"/></text:h>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Date</text:p>
          </table:table-cell>
          <table:table-cell table:style-name="Table1.A1" office:value-type="string">
            <text:p text:style-name="P15">Time Start</text:p>
          </table:table-cell>
          <table:table-cell table:style-name="Table1.A1" office:value-type="string">
            <text:p text:style-name="P15">Time Stop</text:p>
          </table:table-cell>
          <table:table-cell table:style-name="Table1.A1" office:value-type="string">
            <text:p text:style-name="P15">Action</text:p>
          </table:table-cell>
          <table:table-cell table:style-name="Table1.A1" office:value-type="string">
            <text:p text:style-name="P15">Time</text:p>
          </table:table-cell>
        </table:table-row>
        <table:table-row>
          <table:table-cell table:style-name="Table1.A2" office:value-type="date" office:date-value="2015-02-05">
            <text:p text:style-name="P16">5-Feb</text:p>
          </table:table-cell>
          <table:table-cell table:style-name="Table1.B2" office:value-type="time" office:time-value="PT11H00M00S">
            <text:p text:style-name="P16">11:00</text:p>
          </table:table-cell>
          <table:table-cell table:style-name="Table1.B2" office:value-type="time" office:time-value="PT16H00M00S">
            <text:p text:style-name="P16">16:00</text:p>
          </table:table-cell>
          <table:table-cell table:style-name="Table1.A1" office:value-type="string">
            <text:p text:style-name="P15">Individual Assignment</text:p>
          </table:table-cell>
          <table:table-cell table:style-name="Table1.B2" office:value-type="time" office:time-value="PT05H00M00S">
            <text:p text:style-name="P16">5:00</text:p>
          </table:table-cell>
        </table:table-row>
        <table:table-row>
          <table:table-cell table:style-name="Table1.A2" office:value-type="date" office:date-value="2015-02-06">
            <text:p text:style-name="P16">6-Feb</text:p>
          </table:table-cell>
          <table:table-cell table:style-name="Table1.B2" office:value-type="time" office:time-value="PT10H30M00S">
            <text:p text:style-name="P16">10:30</text:p>
          </table:table-cell>
          <table:table-cell table:style-name="Table1.B2" office:value-type="time" office:time-value="PT10H50M00S">
            <text:p text:style-name="P16">10:50</text:p>
          </table:table-cell>
          <table:table-cell table:style-name="Table1.A1" office:value-type="string">
            <text:p text:style-name="P15">Meeting</text:p>
          </table:table-cell>
          <table:table-cell table:style-name="Table1.B2" office:value-type="time" office:time-value="PT00H20M00S">
            <text:p text:style-name="P16">0:20</text:p>
          </table:table-cell>
        </table:table-row>
        <table:table-row>
          <table:table-cell table:style-name="Table1.A2" office:value-type="date" office:date-value="2015-02-06">
            <text:p text:style-name="P16">6-Feb</text:p>
          </table:table-cell>
          <table:table-cell table:style-name="Table1.B2" office:value-type="time" office:time-value="PT11H00M00S">
            <text:p text:style-name="P16">11:00</text:p>
          </table:table-cell>
          <table:table-cell table:style-name="Table1.B2" office:value-type="time" office:time-value="PT15H15M00S">
            <text:p text:style-name="P16">15:15</text:p>
          </table:table-cell>
          <table:table-cell table:style-name="Table1.A1" office:value-type="string">
            <text:p text:style-name="P15">Work Plan</text:p>
          </table:table-cell>
          <table:table-cell table:style-name="Table1.B2" office:value-type="time" office:time-value="PT04H15M00S">
            <text:p text:style-name="P16">4:15</text:p>
          </table:table-cell>
        </table:table-row>
        <table:table-row>
          <table:table-cell table:style-name="Table1.A2" office:value-type="date" office:date-value="2015-02-10">
            <text:p text:style-name="P16">10-Feb</text:p>
          </table:table-cell>
          <table:table-cell table:style-name="Table1.B2" office:value-type="time" office:time-value="PT12H30M00S">
            <text:p text:style-name="P16">12:30</text:p>
          </table:table-cell>
          <table:table-cell table:style-name="Table1.B2" office:value-type="time" office:time-value="PT13H00M00S">
            <text:p text:style-name="P16">13:0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2-10">
            <text:p text:style-name="P16">10-Feb</text:p>
          </table:table-cell>
          <table:table-cell table:style-name="Table1.B2" office:value-type="time" office:time-value="PT13H10M00S">
            <text:p text:style-name="P16">13:10</text:p>
          </table:table-cell>
          <table:table-cell table:style-name="Table1.B2" office:value-type="time" office:time-value="PT14H30M00S">
            <text:p text:style-name="P16">14:30</text:p>
          </table:table-cell>
          <table:table-cell table:style-name="Table1.A1" office:value-type="string">
            <text:p text:style-name="P15">Work Plan</text:p>
          </table:table-cell>
          <table:table-cell table:style-name="Table1.B2" office:value-type="time" office:time-value="PT01H20M00S">
            <text:p text:style-name="P16">1:20</text:p>
          </table:table-cell>
        </table:table-row>
        <table:table-row>
          <table:table-cell table:style-name="Table1.A2" office:value-type="date" office:date-value="2015-02-11">
            <text:p text:style-name="P16">11-Feb</text:p>
          </table:table-cell>
          <table:table-cell table:style-name="Table1.B2" office:value-type="time" office:time-value="PT12H45M00S">
            <text:p text:style-name="P16">12:45</text:p>
          </table:table-cell>
          <table:table-cell table:style-name="Table1.B2" office:value-type="time" office:time-value="PT14H00M00S">
            <text:p text:style-name="P16">14:00</text:p>
          </table:table-cell>
          <table:table-cell table:style-name="Table1.A1" office:value-type="string">
            <text:p text:style-name="P15">Orientation</text:p>
          </table:table-cell>
          <table:table-cell table:style-name="Table1.B2" office:value-type="time" office:time-value="PT01H15M00S">
            <text:p text:style-name="P16">1:15</text:p>
          </table:table-cell>
        </table:table-row>
        <table:table-row>
          <table:table-cell table:style-name="Table1.A2" office:value-type="date" office:date-value="2015-02-13">
            <text:p text:style-name="P16">13-Feb</text:p>
          </table:table-cell>
          <table:table-cell table:style-name="Table1.B2" office:value-type="time" office:time-value="PT10H39M59S">
            <text:p text:style-name="P16">10:39</text:p>
          </table:table-cell>
          <table:table-cell table:style-name="Table1.B2" office:value-type="time" office:time-value="PT11H15M00S">
            <text:p text:style-name="P16">11:15</text:p>
          </table:table-cell>
          <table:table-cell table:style-name="Table1.A1" office:value-type="string">
            <text:p text:style-name="P15">Meeting</text:p>
          </table:table-cell>
          <table:table-cell table:style-name="Table1.B2" office:value-type="time" office:time-value="PT00H35M01S">
            <text:p text:style-name="P16">0:35</text:p>
          </table:table-cell>
        </table:table-row>
        <table:table-row>
          <table:table-cell table:style-name="Table1.A2" office:value-type="date" office:date-value="2015-02-13">
            <text:p text:style-name="P16">13-Feb</text:p>
          </table:table-cell>
          <table:table-cell table:style-name="Table1.B2" office:value-type="time" office:time-value="PT11H15M00S">
            <text:p text:style-name="P16">11:15</text:p>
          </table:table-cell>
          <table:table-cell table:style-name="Table1.B2" office:value-type="time" office:time-value="PT14H45M00S">
            <text:p text:style-name="P16">14:45</text:p>
          </table:table-cell>
          <table:table-cell table:style-name="Table1.A1" office:value-type="string">
            <text:p text:style-name="P15">Work Plan</text:p>
          </table:table-cell>
          <table:table-cell table:style-name="Table1.B2" office:value-type="time" office:time-value="PT03H30M00S">
            <text:p text:style-name="P16">3:30</text:p>
          </table:table-cell>
        </table:table-row>
        <table:table-row>
          <table:table-cell table:style-name="Table1.A2" office:value-type="date" office:date-value="2015-02-24">
            <text:p text:style-name="P16">24-Feb</text:p>
          </table:table-cell>
          <table:table-cell table:style-name="Table1.B2" office:value-type="time" office:time-value="PT10H30M00S">
            <text:p text:style-name="P16">10:30</text:p>
          </table:table-cell>
          <table:table-cell table:style-name="Table1.B2" office:value-type="time" office:time-value="PT11H30M00S">
            <text:p text:style-name="P16">11:30</text:p>
          </table:table-cell>
          <table:table-cell table:style-name="Table1.A1" office:value-type="string">
            <text:p text:style-name="P15">Meeting</text:p>
          </table:table-cell>
          <table:table-cell table:style-name="Table1.B2" office:value-type="time" office:time-value="PT01H00M00S">
            <text:p text:style-name="P16">1:00</text:p>
          </table:table-cell>
        </table:table-row>
        <table:table-row>
          <table:table-cell table:style-name="Table1.A2" office:value-type="date" office:date-value="2015-02-24">
            <text:p text:style-name="P16">24-Feb</text:p>
          </table:table-cell>
          <table:table-cell table:style-name="Table1.B2" office:value-type="time" office:time-value="PT11H30M00S">
            <text:p text:style-name="P16">11:30</text:p>
          </table:table-cell>
          <table:table-cell table:style-name="Table1.B2" office:value-type="time" office:time-value="PT15H30M00S">
            <text:p text:style-name="P16">15:30</text:p>
          </table:table-cell>
          <table:table-cell table:style-name="Table1.A1" office:value-type="string">
            <text:p text:style-name="P15">Design of the Sorting Machine</text:p>
          </table:table-cell>
          <table:table-cell table:style-name="Table1.B2" office:value-type="time" office:time-value="PT04H00M00S">
            <text:p text:style-name="P16">4:00</text:p>
          </table:table-cell>
        </table:table-row>
        <table:table-row>
          <table:table-cell table:style-name="Table1.A2" office:value-type="date" office:date-value="2015-02-25">
            <text:p text:style-name="P16">25-Feb</text:p>
          </table:table-cell>
          <table:table-cell table:style-name="Table1.B2" office:value-type="time" office:time-value="PT13H00M00S">
            <text:p text:style-name="P16">13:00</text:p>
          </table:table-cell>
          <table:table-cell table:style-name="Table1.B2" office:value-type="time" office:time-value="PT17H10M00S">
            <text:p text:style-name="P16">17:10</text:p>
          </table:table-cell>
          <table:table-cell table:style-name="Table1.A1" office:value-type="string">
            <text:p text:style-name="P15">Preparation presentation</text:p>
          </table:table-cell>
          <table:table-cell table:style-name="Table1.B2" office:value-type="time" office:time-value="PT04H10M00S">
            <text:p text:style-name="P16">4:10</text:p>
          </table:table-cell>
        </table:table-row>
        <table:table-row>
          <table:table-cell table:style-name="Table1.A2" office:value-type="date" office:date-value="2015-02-26">
            <text:p text:style-name="P16">26-Feb</text:p>
          </table:table-cell>
          <table:table-cell table:style-name="Table1.B2" office:value-type="time" office:time-value="PT14H30M00S">
            <text:p text:style-name="P16">14:30</text:p>
          </table:table-cell>
          <table:table-cell table:style-name="Table1.B2" office:value-type="time" office:time-value="PT16H00M00S">
            <text:p text:style-name="P16">16:00</text:p>
          </table:table-cell>
          <table:table-cell table:style-name="Table1.A1" office:value-type="string">
            <text:p text:style-name="P15">Preparation presentation</text:p>
          </table:table-cell>
          <table:table-cell table:style-name="Table1.B2" office:value-type="time" office:time-value="PT01H30M00S">
            <text:p text:style-name="P16">1:30</text:p>
          </table:table-cell>
        </table:table-row>
        <table:table-row>
          <table:table-cell table:style-name="Table1.A2" office:value-type="date" office:date-value="2015-02-27">
            <text:p text:style-name="P16">27-Feb</text:p>
          </table:table-cell>
          <table:table-cell table:style-name="Table1.B2" office:value-type="time" office:time-value="PT08H15M00S">
            <text:p text:style-name="P16">8:15</text:p>
          </table:table-cell>
          <table:table-cell table:style-name="Table1.B2" office:value-type="time" office:time-value="PT08H45M00S">
            <text:p text:style-name="P16">8:45</text:p>
          </table:table-cell>
          <table:table-cell table:style-name="Table1.A1" office:value-type="string">
            <text:p text:style-name="P15">Practising presentation</text:p>
          </table:table-cell>
          <table:table-cell table:style-name="Table1.B2" office:value-type="time" office:time-value="PT00H30M00S">
            <text:p text:style-name="P16">0:30</text:p>
          </table:table-cell>
        </table:table-row>
        <table:table-row>
          <table:table-cell table:style-name="Table1.A2" office:value-type="date" office:date-value="2015-02-27">
            <text:p text:style-name="P16">27-Feb</text:p>
          </table:table-cell>
          <table:table-cell table:style-name="Table1.B2" office:value-type="time" office:time-value="PT10H39M59S">
            <text:p text:style-name="P16">10:39</text:p>
          </table:table-cell>
          <table:table-cell table:style-name="Table1.B2" office:value-type="time" office:time-value="PT10H54M59S">
            <text:p text:style-name="P16">10:54</text:p>
          </table:table-cell>
          <table:table-cell table:style-name="Table1.A1" office:value-type="string">
            <text:p text:style-name="P15">Presentation</text:p>
          </table:table-cell>
          <table:table-cell table:style-name="Table1.B2" office:value-type="time" office:time-value="PT00H15M00S">
            <text:p text:style-name="P16">0:15</text:p>
          </table:table-cell>
        </table:table-row>
        <table:table-row>
          <table:table-cell table:style-name="Table1.A2" office:value-type="date" office:date-value="2015-02-27">
            <text:p text:style-name="P16">27-Feb</text:p>
          </table:table-cell>
          <table:table-cell table:style-name="Table1.B2" office:value-type="time" office:time-value="PT11H00M00S">
            <text:p text:style-name="P16">11:00</text:p>
          </table:table-cell>
          <table:table-cell table:style-name="Table1.B2" office:value-type="time" office:time-value="PT11H30M00S">
            <text:p text:style-name="P16">11:3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2-27">
            <text:p text:style-name="P16">27-Feb</text:p>
          </table:table-cell>
          <table:table-cell table:style-name="Table1.B2" office:value-type="time" office:time-value="PT11H30M00S">
            <text:p text:style-name="P16">11:30</text:p>
          </table:table-cell>
          <table:table-cell table:style-name="Table1.B2" office:value-type="time" office:time-value="PT15H00M00S">
            <text:p text:style-name="P16">15:00</text:p>
          </table:table-cell>
          <table:table-cell table:style-name="Table1.A1" office:value-type="string">
            <text:p text:style-name="P15">Work Plan</text:p>
          </table:table-cell>
          <table:table-cell table:style-name="Table1.B2" office:value-type="time" office:time-value="PT03H30M00S">
            <text:p text:style-name="P16">3:30</text:p>
          </table:table-cell>
        </table:table-row>
        <table:table-row>
          <table:table-cell table:style-name="Table1.A2" office:value-type="date" office:date-value="2015-03-03">
            <text:p text:style-name="P16">3-Mar</text:p>
          </table:table-cell>
          <table:table-cell table:style-name="Table1.B2" office:value-type="time" office:time-value="PT10H30M00S">
            <text:p text:style-name="P16">10:30</text:p>
          </table:table-cell>
          <table:table-cell table:style-name="Table1.B2" office:value-type="time" office:time-value="PT10H50M00S">
            <text:p text:style-name="P16">10:50</text:p>
          </table:table-cell>
          <table:table-cell table:style-name="Table1.A1" office:value-type="string">
            <text:p text:style-name="P15">Meeting</text:p>
          </table:table-cell>
          <table:table-cell table:style-name="Table1.B2" office:value-type="time" office:time-value="PT00H20M00S">
            <text:p text:style-name="P16">0:20</text:p>
          </table:table-cell>
        </table:table-row>
        <table:table-row>
          <table:table-cell table:style-name="Table1.A2" office:value-type="date" office:date-value="2015-03-03">
            <text:p text:style-name="P16">3-Mar</text:p>
          </table:table-cell>
          <table:table-cell table:style-name="Table1.B2" office:value-type="time" office:time-value="PT11H00M00S">
            <text:p text:style-name="P16">11:00</text:p>
          </table:table-cell>
          <table:table-cell table:style-name="Table1.B2" office:value-type="time" office:time-value="PT14H00M00S">
            <text:p text:style-name="P16">14:00</text:p>
          </table:table-cell>
          <table:table-cell table:style-name="Table1.A1" office:value-type="string">
            <text:p text:style-name="P15">Work Plan</text:p>
          </table:table-cell>
          <table:table-cell table:style-name="Table1.B2" office:value-type="time" office:time-value="PT03H00M00S">
            <text:p text:style-name="P16">3:00</text:p>
          </table:table-cell>
        </table:table-row>
        <table:table-row>
          <table:table-cell table:style-name="Table1.A2" office:value-type="date" office:date-value="2015-03-03">
            <text:p text:style-name="P16">3-Mar</text:p>
          </table:table-cell>
          <table:table-cell table:style-name="Table1.B2" office:value-type="time" office:time-value="PT15H00M00S">
            <text:p text:style-name="P16">15:00</text:p>
          </table:table-cell>
          <table:table-cell table:style-name="Table1.B2" office:value-type="time" office:time-value="PT18H00M00S">
            <text:p text:style-name="P16">18:00</text:p>
          </table:table-cell>
          <table:table-cell table:style-name="Table1.A1" office:value-type="string">
            <text:p text:style-name="P15">Finished Work Plan</text:p>
          </table:table-cell>
          <table:table-cell table:style-name="Table1.B2" office:value-type="time" office:time-value="PT03H00M00S">
            <text:p text:style-name="P16">3:00</text:p>
          </table:table-cell>
        </table:table-row>
        <table:table-row>
          <table:table-cell table:style-name="Table1.A2" office:value-type="date" office:date-value="2015-03-04">
            <text:p text:style-name="P16">4-Mar</text:p>
          </table:table-cell>
          <table:table-cell table:style-name="Table1.B2" office:value-type="time" office:time-value="PT13H30M00S">
            <text:p text:style-name="P16">13:30</text:p>
          </table:table-cell>
          <table:table-cell table:style-name="Table1.B2" office:value-type="time" office:time-value="PT15H00M00S">
            <text:p text:style-name="P16">15:00</text:p>
          </table:table-cell>
          <table:table-cell table:style-name="Table1.A1" office:value-type="string">
            <text:p text:style-name="P15">Inventarisation of states for SS</text:p>
          </table:table-cell>
          <table:table-cell table:style-name="Table1.B2" office:value-type="time" office:time-value="PT01H30M00S">
            <text:p text:style-name="P16">1:30</text:p>
          </table:table-cell>
        </table:table-row>
        <table:table-row>
          <table:table-cell table:style-name="Table1.A2" office:value-type="date" office:date-value="2015-03-04">
            <text:p text:style-name="P16">4-Mar</text:p>
          </table:table-cell>
          <table:table-cell table:style-name="Table1.B2" office:value-type="time" office:time-value="PT15H30M00S">
            <text:p text:style-name="P16">15:30</text:p>
          </table:table-cell>
          <table:table-cell table:style-name="Table1.B2" office:value-type="time" office:time-value="PT17H00M00S">
            <text:p text:style-name="P16">17:00</text:p>
          </table:table-cell>
          <table:table-cell table:style-name="Table1.A1" office:value-type="string">
            <text:p text:style-name="P15">Validation high level specification to SLR for MD</text:p>
          </table:table-cell>
          <table:table-cell table:style-name="Table1.B2" office:value-type="time" office:time-value="PT01H30M00S">
            <text:p text:style-name="P16">1:30</text:p>
          </table:table-cell>
        </table:table-row>
        <table:table-row>
          <table:table-cell table:style-name="Table1.A2" office:value-type="date" office:date-value="2015-03-05">
            <text:p text:style-name="P16">5-Mar</text:p>
          </table:table-cell>
          <table:table-cell table:style-name="Table1.B2" office:value-type="time" office:time-value="PT15H00M00S">
            <text:p text:style-name="P16">15:00</text:p>
          </table:table-cell>
          <table:table-cell table:style-name="Table1.B2" office:value-type="time" office:time-value="PT16H00M00S">
            <text:p text:style-name="P16">16:00</text:p>
          </table:table-cell>
          <table:table-cell table:style-name="Table1.A1" office:value-type="string">
            <text:p text:style-name="P15">Cross-reading Stefan's abstract</text:p>
          </table:table-cell>
          <table:table-cell table:style-name="Table1.B2" office:value-type="time" office:time-value="PT01H00M00S">
            <text:p text:style-name="P16">1:00</text:p>
          </table:table-cell>
        </table:table-row>
        <table:table-row>
          <table:table-cell table:style-name="Table1.A2" office:value-type="date" office:date-value="2015-03-06">
            <text:p text:style-name="P16">6-Mar</text:p>
          </table:table-cell>
          <table:table-cell table:style-name="Table1.B2" office:value-type="time" office:time-value="PT11H45M00S">
            <text:p text:style-name="P16">11:45</text:p>
          </table:table-cell>
          <table:table-cell table:style-name="Table1.B2" office:value-type="time" office:time-value="PT13H00M00S">
            <text:p text:style-name="P16">13:00</text:p>
          </table:table-cell>
          <table:table-cell table:style-name="Table1.A1" office:value-type="string">
            <text:p text:style-name="P15">Inventarisation of all states</text:p>
          </table:table-cell>
          <table:table-cell table:style-name="Table1.B2" office:value-type="time" office:time-value="PT01H15M00S">
            <text:p text:style-name="P16">1:15</text:p>
          </table:table-cell>
        </table:table-row>
        <table:table-row>
          <table:table-cell table:style-name="Table1.A2" office:value-type="date" office:date-value="2015-03-06">
            <text:p text:style-name="P16">6-Mar</text:p>
          </table:table-cell>
          <table:table-cell table:style-name="Table1.B2" office:value-type="time" office:time-value="PT13H00M00S">
            <text:p text:style-name="P16">13:00</text:p>
          </table:table-cell>
          <table:table-cell table:style-name="Table1.B2" office:value-type="time" office:time-value="PT15H30M00S">
            <text:p text:style-name="P16">15:30</text:p>
          </table:table-cell>
          <table:table-cell table:style-name="Table1.A1" office:value-type="string">
            <text:p text:style-name="P15">Elaborating all states with Tudor</text:p>
          </table:table-cell>
          <table:table-cell table:style-name="Table1.B2" office:value-type="time" office:time-value="PT02H30M00S">
            <text:p text:style-name="P16">2:30</text:p>
          </table:table-cell>
        </table:table-row>
        <table:table-row>
          <table:table-cell table:style-name="Table1.A2" office:value-type="date" office:date-value="2015-03-06">
            <text:p text:style-name="P16">6-Mar</text:p>
          </table:table-cell>
          <table:table-cell table:style-name="Table1.B2" office:value-type="time" office:time-value="PT18H30M00S">
            <text:p text:style-name="P16">18:30</text:p>
          </table:table-cell>
          <table:table-cell table:style-name="Table1.B2" office:value-type="time" office:time-value="PT19H30M00S">
            <text:p text:style-name="P16">19:30</text:p>
          </table:table-cell>
          <table:table-cell table:style-name="Table1.A1" office:value-type="string">
            <text:p text:style-name="P15">Cross-reading Machine Design</text:p>
          </table:table-cell>
          <table:table-cell table:style-name="Table1.B2" office:value-type="time" office:time-value="PT01H00M00S">
            <text:p text:style-name="P16">1:00</text:p>
          </table:table-cell>
        </table:table-row>
        <table:table-row>
          <table:table-cell table:style-name="Table1.A2" office:value-type="date" office:date-value="2015-03-10">
            <text:p text:style-name="P16">10-Mar</text:p>
          </table:table-cell>
          <table:table-cell table:style-name="Table1.B2" office:value-type="time" office:time-value="PT10H30M00S">
            <text:p text:style-name="P16">10:30</text:p>
          </table:table-cell>
          <table:table-cell table:style-name="Table1.B2" office:value-type="time" office:time-value="PT11H00M00S">
            <text:p text:style-name="P16">11:0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3-10">
            <text:p text:style-name="P16">10-Mar</text:p>
          </table:table-cell>
          <table:table-cell table:style-name="Table1.B2" office:value-type="time" office:time-value="PT11H00M00S">
            <text:p text:style-name="P16">11:00</text:p>
          </table:table-cell>
          <table:table-cell table:style-name="Table1.B2" office:value-type="time" office:time-value="PT11H30M00S">
            <text:p text:style-name="P16">11:30</text:p>
          </table:table-cell>
          <table:table-cell table:style-name="Table1.A1" office:value-type="string">
            <text:p text:style-name="P15">Writing purpose for SS</text:p>
          </table:table-cell>
          <table:table-cell table:style-name="Table1.B2" office:value-type="time" office:time-value="PT00H30M00S">
            <text:p text:style-name="P16">0:30</text:p>
          </table:table-cell>
        </table:table-row>
        <table:table-row>
          <table:table-cell table:style-name="Table1.A2" office:value-type="date" office:date-value="2015-03-10">
            <text:p text:style-name="P16">10-Mar</text:p>
          </table:table-cell>
          <table:table-cell table:style-name="Table1.B2" office:value-type="time" office:time-value="PT12H30M00S">
            <text:p text:style-name="P16">12:30</text:p>
          </table:table-cell>
          <table:table-cell table:style-name="Table1.B2" office:value-type="time" office:time-value="PT13H00M00S">
            <text:p text:style-name="P16">13:00</text:p>
          </table:table-cell>
          <table:table-cell table:style-name="Table1.A1" office:value-type="string">
            <text:p text:style-name="P15">Added dependency of display</text:p>
          </table:table-cell>
          <table:table-cell table:style-name="Table1.B2" office:value-type="time" office:time-value="PT00H30M00S">
            <text:p text:style-name="P16">0:30</text:p>
          </table:table-cell>
        </table:table-row>
        <table:table-row>
          <table:table-cell table:style-name="Table1.A2" office:value-type="date" office:date-value="2015-03-10">
            <text:p text:style-name="P16">10-Mar</text:p>
          </table:table-cell>
          <table:table-cell table:style-name="Table1.B2" office:value-type="time" office:time-value="PT13H00M00S">
            <text:p text:style-name="P16">13:00</text:p>
          </table:table-cell>
          <table:table-cell table:style-name="Table1.B2" office:value-type="time" office:time-value="PT14H45M00S">
            <text:p text:style-name="P16">14:45</text:p>
          </table:table-cell>
          <table:table-cell table:style-name="Table1.A1" office:value-type="string">
            <text:p text:style-name="P15">Testing and defining timers</text:p>
          </table:table-cell>
          <table:table-cell table:style-name="Table1.B2" office:value-type="time" office:time-value="PT01H45M00S">
            <text:p text:style-name="P16">1:45</text:p>
          </table:table-cell>
        </table:table-row>
        <table:table-row>
          <table:table-cell table:style-name="Table1.A2" office:value-type="date" office:date-value="2015-03-10">
            <text:p text:style-name="P16">10-Mar</text:p>
          </table:table-cell>
          <table:table-cell table:style-name="Table1.B2" office:value-type="time" office:time-value="PT21H45M00S">
            <text:p text:style-name="P16">21:45</text:p>
          </table:table-cell>
          <table:table-cell table:style-name="Table1.B2" office:value-type="time" office:time-value="PT22H00M00S">
            <text:p text:style-name="P16">22:00</text:p>
          </table:table-cell>
          <table:table-cell table:style-name="Table1.A1" office:value-type="string">
            <text:p text:style-name="P15">Peer assessment</text:p>
          </table:table-cell>
          <table:table-cell table:style-name="Table1.B2" office:value-type="time" office:time-value="PT00H15M00S">
            <text:p text:style-name="P16">0:15</text:p>
          </table:table-cell>
        </table:table-row>
        <table:table-row>
          <table:table-cell table:style-name="Table1.A2" office:value-type="date" office:date-value="2015-03-11">
            <text:p text:style-name="P16">11-Mar</text:p>
          </table:table-cell>
          <table:table-cell table:style-name="Table1.B2" office:value-type="time" office:time-value="PT12H40M00S">
            <text:p text:style-name="P16">12:40</text:p>
          </table:table-cell>
          <table:table-cell table:style-name="Table1.B2" office:value-type="time" office:time-value="PT12H45M00S">
            <text:p text:style-name="P16">12:45</text:p>
          </table:table-cell>
          <table:table-cell table:style-name="Table1.A1" office:value-type="string">
            <text:p text:style-name="P15">Inventarisation of tasks to be done for SS</text:p>
          </table:table-cell>
          <table:table-cell table:style-name="Table1.B2" office:value-type="time" office:time-value="PT00H05M00S">
            <text:p text:style-name="P16">0:05</text:p>
          </table:table-cell>
        </table:table-row>
        <table:table-row>
          <table:table-cell table:style-name="Table1.A2" office:value-type="date" office:date-value="2015-03-11">
            <text:p text:style-name="P16">11-Mar</text:p>
          </table:table-cell>
          <table:table-cell table:style-name="Table1.B2" office:value-type="time" office:time-value="PT12H49M59S">
            <text:p text:style-name="P16">12:49</text:p>
          </table:table-cell>
          <table:table-cell table:style-name="Table1.B2" office:value-type="time" office:time-value="PT14H00M00S">
            <text:p text:style-name="P16">14:00</text:p>
          </table:table-cell>
          <table:table-cell table:style-name="Table1.A1" office:value-type="string">
            <text:p text:style-name="P15">Better definition timers, relation previous/current phase</text:p>
          </table:table-cell>
          <table:table-cell table:style-name="Table1.B2" office:value-type="time" office:time-value="PT01H10M01S">
            <text:p text:style-name="P16">1:10</text:p>
          </table:table-cell>
        </table:table-row>
        <table:table-row>
          <table:table-cell table:style-name="Table1.A2" office:value-type="date" office:date-value="2015-03-11">
            <text:p text:style-name="P16">11-Mar</text:p>
          </table:table-cell>
          <table:table-cell table:style-name="Table1.B2" office:value-type="time" office:time-value="PT14H00M00S">
            <text:p text:style-name="P16">14:00</text:p>
          </table:table-cell>
          <table:table-cell table:style-name="Table1.B2" office:value-type="time" office:time-value="PT15H00M00S">
            <text:p text:style-name="P16">15:00</text:p>
          </table:table-cell>
          <table:table-cell table:style-name="Table1.A1" office:value-type="string">
            <text:p text:style-name="P15">Validation safety properties</text:p>
          </table:table-cell>
          <table:table-cell table:style-name="Table1.B2" office:value-type="time" office:time-value="PT01H00M00S">
            <text:p text:style-name="P16">1:00</text:p>
          </table:table-cell>
        </table:table-row>
        <table:table-row>
          <table:table-cell table:style-name="Table1.A2" office:value-type="date" office:date-value="2015-03-11">
            <text:p text:style-name="P16">11-Mar</text:p>
          </table:table-cell>
          <table:table-cell table:style-name="Table1.B2" office:value-type="time" office:time-value="PT15H00M00S">
            <text:p text:style-name="P16">15:00</text:p>
          </table:table-cell>
          <table:table-cell table:style-name="Table1.B2" office:value-type="time" office:time-value="PT18H00M00S">
            <text:p text:style-name="P16">18:00</text:p>
          </table:table-cell>
          <table:table-cell table:style-name="Table1.A1" office:value-type="string">
            <text:p text:style-name="P15">Finishing SS</text:p>
          </table:table-cell>
          <table:table-cell table:style-name="Table1.B2" office:value-type="time" office:time-value="PT03H00M00S">
            <text:p text:style-name="P16">3:00</text:p>
          </table:table-cell>
        </table:table-row>
        <table:table-row>
          <table:table-cell table:style-name="Table1.A1" office:value-type="string">
            <text:p text:style-name="P17">11-Mar</text:p>
          </table:table-cell>
          <table:table-cell table:style-name="Table1.B2" office:value-type="time" office:time-value="PT19H30M00S">
            <text:p text:style-name="P16">19:30</text:p>
          </table:table-cell>
          <table:table-cell table:style-name="Table1.B2" office:value-type="time" office:time-value="PT20H00M00S">
            <text:p text:style-name="P16">20:00</text:p>
          </table:table-cell>
          <table:table-cell table:style-name="Table1.A1" office:value-type="string">
            <text:p text:style-name="P15">Cross-reading SS, validation use-case</text:p>
          </table:table-cell>
          <table:table-cell table:style-name="Table1.B2" office:value-type="time" office:time-value="PT00H30M00S">
            <text:p text:style-name="P16">0:30</text:p>
          </table:table-cell>
        </table:table-row>
        <table:table-row>
          <table:table-cell table:style-name="Table1.A2" office:value-type="date" office:date-value="2015-03-13">
            <text:p text:style-name="P16">13-Mar</text:p>
          </table:table-cell>
          <table:table-cell table:style-name="Table1.B2" office:value-type="time" office:time-value="PT10H30M00S">
            <text:p text:style-name="P16">10:30</text:p>
          </table:table-cell>
          <table:table-cell table:style-name="Table1.B2" office:value-type="time" office:time-value="PT11H30M00S">
            <text:p text:style-name="P16">11:30</text:p>
          </table:table-cell>
          <table:table-cell table:style-name="Table1.A1" office:value-type="string">
            <text:p text:style-name="P15">Meeting</text:p>
          </table:table-cell>
          <table:table-cell table:style-name="Table1.B2" office:value-type="time" office:time-value="PT01H00M00S">
            <text:p text:style-name="P16">1:00</text:p>
          </table:table-cell>
        </table:table-row>
        <table:table-row>
          <table:table-cell table:style-name="Table1.A2" office:value-type="date" office:date-value="2015-03-13">
            <text:p text:style-name="P16">13-Mar</text:p>
          </table:table-cell>
          <table:table-cell table:style-name="Table1.B2" office:value-type="time" office:time-value="PT11H30M00S">
            <text:p text:style-name="P16">11:30</text:p>
          </table:table-cell>
          <table:table-cell table:style-name="Table1.B2" office:value-type="time" office:time-value="PT12H00M00S">
            <text:p text:style-name="P16">12:00</text:p>
          </table:table-cell>
          <table:table-cell table:style-name="Table1.A1" office:value-type="string">
            <text:p text:style-name="P15">Defining tasks to be done, updating I/O tables</text:p>
          </table:table-cell>
          <table:table-cell table:style-name="Table1.B2" office:value-type="time" office:time-value="PT00H30M00S">
            <text:p text:style-name="P16">0:30</text:p>
          </table:table-cell>
        </table:table-row>
        <table:table-row>
          <table:table-cell table:style-name="Table1.A2" office:value-type="date" office:date-value="2015-03-13">
            <text:p text:style-name="P16">13-Mar</text:p>
          </table:table-cell>
          <table:table-cell table:style-name="Table1.B2" office:value-type="time" office:time-value="PT12H00M00S">
            <text:p text:style-name="P16">12:00</text:p>
          </table:table-cell>
          <table:table-cell table:style-name="Table1.B2" office:value-type="time" office:time-value="PT12H30M00S">
            <text:p text:style-name="P16">12:30</text:p>
          </table:table-cell>
          <table:table-cell table:style-name="Table1.A1" office:value-type="string">
            <text:p text:style-name="P15">Design decisions</text:p>
          </table:table-cell>
          <table:table-cell table:style-name="Table1.B2" office:value-type="time" office:time-value="PT00H30M00S">
            <text:p text:style-name="P16">0:30</text:p>
          </table:table-cell>
        </table:table-row>
        <table:table-row>
          <table:table-cell table:style-name="Table1.A2" office:value-type="date" office:date-value="2015-03-13">
            <text:p text:style-name="P16">13-Mar</text:p>
          </table:table-cell>
          <table:table-cell table:style-name="Table1.B2" office:value-type="time" office:time-value="PT12H30M00S">
            <text:p text:style-name="P16">12:30</text:p>
          </table:table-cell>
          <table:table-cell table:style-name="Table1.B2" office:value-type="time" office:time-value="PT14H00M00S">
            <text:p text:style-name="P16">14:00</text:p>
          </table:table-cell>
          <table:table-cell table:style-name="Table1.A1" office:value-type="string">
            <text:p text:style-name="P15">Description of states and I/O</text:p>
          </table:table-cell>
          <table:table-cell table:style-name="Table1.B2" office:value-type="time" office:time-value="PT01H30M00S">
            <text:p text:style-name="P16">1:30</text:p>
          </table:table-cell>
        </table:table-row>
        <table:table-row>
          <table:table-cell table:style-name="Table1.A2" office:value-type="date" office:date-value="2015-03-13">
            <text:p text:style-name="P16">13-Mar</text:p>
          </table:table-cell>
          <table:table-cell table:style-name="Table1.B2" office:value-type="time" office:time-value="PT15H00M00S">
            <text:p text:style-name="P16">15:00</text:p>
          </table:table-cell>
          <table:table-cell table:style-name="Table1.B2" office:value-type="time" office:time-value="PT16H30M00S">
            <text:p text:style-name="P16">16:30</text:p>
          </table:table-cell>
          <table:table-cell table:style-name="Table1.A1" office:value-type="string">
            <text:p text:style-name="P15">Wrote outline of tasks for SD, wrote purpose</text:p>
          </table:table-cell>
          <table:table-cell table:style-name="Table1.B2" office:value-type="time" office:time-value="PT01H30M00S">
            <text:p text:style-name="P16">1:30</text:p>
          </table:table-cell>
        </table:table-row>
        <table:table-row>
          <table:table-cell table:style-name="Table1.A1" office:value-type="string">
            <text:p text:style-name="P16">17-Mar</text:p>
          </table:table-cell>
          <table:table-cell table:style-name="Table1.B2" office:value-type="time" office:time-value="PT10H30M00S">
            <text:p text:style-name="P16">10:30</text:p>
          </table:table-cell>
          <table:table-cell table:style-name="Table1.B2" office:value-type="time" office:time-value="PT11H15M00S">
            <text:p text:style-name="P16">11:15</text:p>
          </table:table-cell>
          <table:table-cell table:style-name="Table1.A1" office:value-type="string">
            <text:p text:style-name="P15">Meeting</text:p>
          </table:table-cell>
          <table:table-cell table:style-name="Table1.B2" office:value-type="time" office:time-value="PT00H45M00S">
            <text:p text:style-name="P16">0:45</text:p>
          </table:table-cell>
        </table:table-row>
        <table:table-row>
          <table:table-cell table:style-name="Table1.A1" office:value-type="string">
            <text:p text:style-name="P18">17-Mar</text:p>
          </table:table-cell>
          <table:table-cell table:style-name="Table1.B2" office:value-type="time" office:time-value="PT11H15M00S">
            <text:p text:style-name="P16">11:15</text:p>
          </table:table-cell>
          <table:table-cell table:style-name="Table1.B2" office:value-type="time" office:time-value="PT11H30M00S">
            <text:p text:style-name="P16">11:30</text:p>
          </table:table-cell>
          <table:table-cell table:style-name="Table1.A1" office:value-type="string">
            <text:p text:style-name="P15">Tasks</text:p>
          </table:table-cell>
          <table:table-cell table:style-name="Table1.B2" office:value-type="time" office:time-value="PT00H15M00S">
            <text:p text:style-name="P16">0:15</text:p>
          </table:table-cell>
        </table:table-row>
        <text:soft-page-break/>
        <table:table-row>
          <table:table-cell table:style-name="Table1.A2" office:value-type="date" office:date-value="2015-03-17">
            <text:p text:style-name="P16">17-Mar</text:p>
          </table:table-cell>
          <table:table-cell table:style-name="Table1.B2" office:value-type="time" office:time-value="PT11H30M00S">
            <text:p text:style-name="P16">11:30</text:p>
          </table:table-cell>
          <table:table-cell table:style-name="Table1.B2" office:value-type="time" office:time-value="PT15H19M59S">
            <text:p text:style-name="P16">15:19</text:p>
          </table:table-cell>
          <table:table-cell table:style-name="Table1.A1" office:value-type="string">
            <text:p text:style-name="P15">Coding standard</text:p>
          </table:table-cell>
          <table:table-cell table:style-name="Table1.B2" office:value-type="time" office:time-value="PT03H49M59S">
            <text:p text:style-name="P16">3:49</text:p>
          </table:table-cell>
        </table:table-row>
        <table:table-row>
          <table:table-cell table:style-name="Table1.A2" office:value-type="date" office:date-value="2015-03-17">
            <text:p text:style-name="P16">17-Mar</text:p>
          </table:table-cell>
          <table:table-cell table:style-name="Table1.B2" office:value-type="time" office:time-value="PT15H40M00S">
            <text:p text:style-name="P16">15:40</text:p>
          </table:table-cell>
          <table:table-cell table:style-name="Table1.B2" office:value-type="time" office:time-value="PT16H00M00S">
            <text:p text:style-name="P16">16:00</text:p>
          </table:table-cell>
          <table:table-cell table:style-name="Table1.A1" office:value-type="string">
            <text:p text:style-name="P15">Coding standard</text:p>
          </table:table-cell>
          <table:table-cell table:style-name="Table1.B2" office:value-type="time" office:time-value="PT00H20M00S">
            <text:p text:style-name="P16">0:20</text:p>
          </table:table-cell>
        </table:table-row>
        <table:table-row>
          <table:table-cell table:style-name="Table1.A2" office:value-type="date" office:date-value="2015-03-18">
            <text:p text:style-name="P16">18-Mar</text:p>
          </table:table-cell>
          <table:table-cell table:style-name="Table1.B2" office:value-type="time" office:time-value="PT10H45M00S">
            <text:p text:style-name="P16">10:45</text:p>
          </table:table-cell>
          <table:table-cell table:style-name="Table1.B2" office:value-type="time" office:time-value="PT11H30M00S">
            <text:p text:style-name="P16">11:30</text:p>
          </table:table-cell>
          <table:table-cell table:style-name="Table1.A1" office:value-type="string">
            <text:p text:style-name="P15">Cross-reading Stefan's java</text:p>
          </table:table-cell>
          <table:table-cell table:style-name="Table1.B2" office:value-type="time" office:time-value="PT00H45M00S">
            <text:p text:style-name="P16">0:45</text:p>
          </table:table-cell>
        </table:table-row>
        <table:table-row>
          <table:table-cell table:style-name="Table1.A2" office:value-type="date" office:date-value="2015-03-18">
            <text:p text:style-name="P16">18-Mar</text:p>
          </table:table-cell>
          <table:table-cell table:style-name="Table1.B2" office:value-type="time" office:time-value="PT11H30M00S">
            <text:p text:style-name="P16">11:30</text:p>
          </table:table-cell>
          <table:table-cell table:style-name="Table1.B2" office:value-type="time" office:time-value="PT15H00M00S">
            <text:p text:style-name="P16">15:00</text:p>
          </table:table-cell>
          <table:table-cell table:style-name="Table1.A1" office:value-type="string">
            <text:p text:style-name="P15">Dinges</text:p>
          </table:table-cell>
          <table:table-cell table:style-name="Table1.B2" office:value-type="time" office:time-value="PT03H30M00S">
            <text:p text:style-name="P16">3:30</text:p>
          </table:table-cell>
        </table:table-row>
        <table:table-row>
          <table:table-cell table:style-name="Table1.A2" office:value-type="date" office:date-value="2015-03-18">
            <text:p text:style-name="P16">18-Mar</text:p>
          </table:table-cell>
          <table:table-cell table:style-name="Table1.B2" office:value-type="time" office:time-value="PT21H40M00S">
            <text:p text:style-name="P16">21:40</text:p>
          </table:table-cell>
          <table:table-cell table:style-name="Table1.B2" office:value-type="time" office:time-value="PT21H49M59S">
            <text:p text:style-name="P16">21:49</text:p>
          </table:table-cell>
          <table:table-cell table:style-name="Table1.A1" office:value-type="string">
            <text:p text:style-name="P15">Loop invariant termination</text:p>
          </table:table-cell>
          <table:table-cell table:style-name="Table1.B2" office:value-type="time" office:time-value="PT00H09M59S">
            <text:p text:style-name="P16">0:09</text:p>
          </table:table-cell>
        </table:table-row>
        <table:table-row>
          <table:table-cell table:style-name="Table1.A2" office:value-type="date" office:date-value="2015-03-20">
            <text:p text:style-name="P16">20-Mar</text:p>
          </table:table-cell>
          <table:table-cell table:style-name="Table1.B2" office:value-type="time" office:time-value="PT10H30M00S">
            <text:p text:style-name="P16">10:30</text:p>
          </table:table-cell>
          <table:table-cell table:style-name="Table1.B2" office:value-type="time" office:time-value="PT11H00M00S">
            <text:p text:style-name="P16">11:00</text:p>
          </table:table-cell>
          <table:table-cell table:style-name="Table1.A1" office:value-type="string">
            <text:p text:style-name="P15">Meeting</text:p>
          </table:table-cell>
          <table:table-cell table:style-name="Table1.B2" office:value-type="time" office:time-value="PT00H30M00S">
            <text:p text:style-name="P16">0:30</text:p>
          </table:table-cell>
        </table:table-row>
        <table:table-row>
          <table:table-cell table:style-name="Table1.A2" office:value-type="date" office:date-value="2015-03-20">
            <text:p text:style-name="P16">20-Mar</text:p>
          </table:table-cell>
          <table:table-cell table:style-name="Table1.B2" office:value-type="time" office:time-value="PT11H00M00S">
            <text:p text:style-name="P16">11:00</text:p>
          </table:table-cell>
          <table:table-cell table:style-name="Table1.B2" office:value-type="time" office:time-value="PT12H30M00S">
            <text:p text:style-name="P16">12:30</text:p>
          </table:table-cell>
          <table:table-cell table:style-name="Table1.A1" office:value-type="string">
            <text:p text:style-name="P15">Dividing subjects presentation</text:p>
          </table:table-cell>
          <table:table-cell table:style-name="Table1.B2" office:value-type="time" office:time-value="PT01H30M00S">
            <text:p text:style-name="P16">1:30</text:p>
          </table:table-cell>
        </table:table-row>
        <table:table-row>
          <table:table-cell table:style-name="Table1.A2" office:value-type="date" office:date-value="2015-03-20">
            <text:p text:style-name="P16">20-Mar</text:p>
          </table:table-cell>
          <table:table-cell table:style-name="Table1.B2" office:value-type="time" office:time-value="PT12H30M00S">
            <text:p text:style-name="P16">12:30</text:p>
          </table:table-cell>
          <table:table-cell table:style-name="Table1.B2">
            <text:p text:style-name="P14"/>
          </table:table-cell>
          <table:table-cell table:style-name="Table1.A1" office:value-type="string">
            <text:p text:style-name="P15">Preparation presentation</text:p>
          </table:table-cell>
          <table:table-cell table:style-name="Table1.B2" office:value-type="time" office:time-value="PT00H00M00S">
            <text:p text:style-name="P16">0:00</text:p>
          </table:table-cell>
        </table:table-row>
      </table:table>
      <text:p text:style-name="P10"/>
      <text:h text:style-name="P41" text:outline-level="1"><text:bookmark-start text:name="__RefHeading__6428_762430891"/>Maarten Keet<text:bookmark-end text:name="__RefHeading__6428_76243089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Date</text:p>
          </table:table-cell>
          <table:table-cell table:style-name="Table2.A1" office:value-type="string">
            <text:p text:style-name="P15">Time Start</text:p>
          </table:table-cell>
          <table:table-cell table:style-name="Table2.A1" office:value-type="string">
            <text:p text:style-name="P15">Time Stop</text:p>
          </table:table-cell>
          <table:table-cell table:style-name="Table2.A1" office:value-type="string">
            <text:p text:style-name="P15">Action</text:p>
          </table:table-cell>
          <table:table-cell table:style-name="Table2.A1" office:value-type="string">
            <text:p text:style-name="P15">Time</text:p>
          </table:table-cell>
        </table:table-row>
        <table:table-row>
          <table:table-cell table:style-name="Table2.A2" office:value-type="date" office:date-value="2015-02-03">
            <text:p text:style-name="P16">3-Feb</text:p>
          </table:table-cell>
          <table:table-cell table:style-name="Table2.B2" office:value-type="time" office:time-value="PT08H45M00S">
            <text:p text:style-name="P16">8:45</text:p>
          </table:table-cell>
          <table:table-cell table:style-name="Table2.B2" office:value-type="time" office:time-value="PT09H30M00S">
            <text:p text:style-name="P16">9:30</text:p>
          </table:table-cell>
          <table:table-cell table:style-name="Table2.A1" office:value-type="string">
            <text:p text:style-name="P15">Visit lecture</text:p>
          </table:table-cell>
          <table:table-cell table:style-name="Table2.B2" office:value-type="time" office:time-value="PT00H45M00S">
            <text:p text:style-name="P16">0:45</text:p>
          </table:table-cell>
        </table:table-row>
        <table:table-row>
          <table:table-cell table:style-name="Table2.A2" office:value-type="date" office:date-value="2015-02-03">
            <text:p text:style-name="P16">3-Feb</text:p>
          </table:table-cell>
          <table:table-cell table:style-name="Table2.B2" office:value-type="time" office:time-value="PT09H30M00S">
            <text:p text:style-name="P16">9:30</text:p>
          </table:table-cell>
          <table:table-cell table:style-name="Table2.B2" office:value-type="time" office:time-value="PT11H30M00S">
            <text:p text:style-name="P16">11:30</text:p>
          </table:table-cell>
          <table:table-cell table:style-name="Table2.A1" office:value-type="string">
            <text:p text:style-name="P15">Meeting group</text:p>
          </table:table-cell>
          <table:table-cell table:style-name="Table2.B2" office:value-type="time" office:time-value="PT02H00M00S">
            <text:p text:style-name="P16">2:00</text:p>
          </table:table-cell>
        </table:table-row>
        <table:table-row>
          <table:table-cell table:style-name="Table2.A2" office:value-type="date" office:date-value="2015-02-04">
            <text:p text:style-name="P16">4-Feb</text:p>
          </table:table-cell>
          <table:table-cell table:style-name="Table2.B2" office:value-type="time" office:time-value="PT13H45M00S">
            <text:p text:style-name="P16">13:45</text:p>
          </table:table-cell>
          <table:table-cell table:style-name="Table2.B2" office:value-type="time" office:time-value="PT14H15M00S">
            <text:p text:style-name="P16">14:15</text:p>
          </table:table-cell>
          <table:table-cell table:style-name="Table2.A1" office:value-type="string">
            <text:p text:style-name="P15">Visit group meeting</text:p>
          </table:table-cell>
          <table:table-cell table:style-name="Table2.B2" office:value-type="time" office:time-value="PT00H30M00S">
            <text:p text:style-name="P16">0:30</text:p>
          </table:table-cell>
        </table:table-row>
        <table:table-row>
          <table:table-cell table:style-name="Table2.A2" office:value-type="date" office:date-value="2015-02-05">
            <text:p text:style-name="P16">5-Feb</text:p>
          </table:table-cell>
          <table:table-cell table:style-name="Table2.B2" office:value-type="time" office:time-value="PT20H30M00S">
            <text:p text:style-name="P16">20:30</text:p>
          </table:table-cell>
          <table:table-cell table:style-name="Table2.B2" office:value-type="time" office:time-value="PT01H15M00S">
            <text:p text:style-name="P16">1:15</text:p>
          </table:table-cell>
          <table:table-cell table:style-name="Table2.A1" office:value-type="string">
            <text:p text:style-name="P15">Writing abstract</text:p>
          </table:table-cell>
          <table:table-cell table:style-name="Table2.B2" office:value-type="time" office:time-value="-PT19H15M00S">
            <text:p text:style-name="P16">4:45</text:p>
          </table:table-cell>
        </table:table-row>
        <table:table-row>
          <table:table-cell table:style-name="Table2.A2" office:value-type="date" office:date-value="2015-02-06">
            <text:p text:style-name="P16">6-Feb</text:p>
          </table:table-cell>
          <table:table-cell table:style-name="Table2.B2" office:value-type="time" office:time-value="PT10H30M00S">
            <text:p text:style-name="P16">10:30</text:p>
          </table:table-cell>
          <table:table-cell table:style-name="Table2.B2" office:value-type="time" office:time-value="PT11H00M00S">
            <text:p text:style-name="P16">11:00</text:p>
          </table:table-cell>
          <table:table-cell table:style-name="Table2.A1" office:value-type="string">
            <text:p text:style-name="P15">Visit tutor meeting</text:p>
          </table:table-cell>
          <table:table-cell table:style-name="Table2.B2" office:value-type="time" office:time-value="PT00H30M00S">
            <text:p text:style-name="P16">0:30</text:p>
          </table:table-cell>
        </table:table-row>
        <table:table-row>
          <table:table-cell table:style-name="Table2.A2" office:value-type="date" office:date-value="2015-02-06">
            <text:p text:style-name="P16">6-Feb</text:p>
          </table:table-cell>
          <table:table-cell table:style-name="Table2.B2" office:value-type="time" office:time-value="PT11H00M00S">
            <text:p text:style-name="P16">11:00</text:p>
          </table:table-cell>
          <table:table-cell table:style-name="Table2.B2" office:value-type="time" office:time-value="PT11H19M59S">
            <text:p text:style-name="P16">11:19</text:p>
          </table:table-cell>
          <table:table-cell table:style-name="Table2.A1" office:value-type="string">
            <text:p text:style-name="P15">Visit personal meeting</text:p>
          </table:table-cell>
          <table:table-cell table:style-name="Table2.B2" office:value-type="time" office:time-value="PT00H19M59S">
            <text:p text:style-name="P16">0:19</text:p>
          </table:table-cell>
        </table:table-row>
        <table:table-row>
          <table:table-cell table:style-name="Table2.A2" office:value-type="date" office:date-value="2015-02-10">
            <text:p text:style-name="P16">10-Feb</text:p>
          </table:table-cell>
          <table:table-cell table:style-name="Table2.B2" office:value-type="time" office:time-value="PT11H00M00S">
            <text:p text:style-name="P16">11:00</text:p>
          </table:table-cell>
          <table:table-cell table:style-name="Table2.B2" office:value-type="time" office:time-value="PT12H19M59S">
            <text:p text:style-name="P16">12:19</text:p>
          </table:table-cell>
          <table:table-cell table:style-name="Table2.A1" office:value-type="string">
            <text:p text:style-name="P15">Constructing Work Plan</text:p>
          </table:table-cell>
          <table:table-cell table:style-name="Table2.B2" office:value-type="time" office:time-value="PT01H19M59S">
            <text:p text:style-name="P16">1:19</text:p>
          </table:table-cell>
        </table:table-row>
        <table:table-row>
          <table:table-cell table:style-name="Table2.A2" office:value-type="date" office:date-value="2015-02-10">
            <text:p text:style-name="P16">10-Feb</text:p>
          </table:table-cell>
          <table:table-cell table:style-name="Table2.B2" office:value-type="time" office:time-value="PT12H30M00S">
            <text:p text:style-name="P16">12:30</text:p>
          </table:table-cell>
          <table:table-cell table:style-name="Table2.B2" office:value-type="time" office:time-value="PT13H15M00S">
            <text:p text:style-name="P16">13:15</text:p>
          </table:table-cell>
          <table:table-cell table:style-name="Table2.A1" office:value-type="string">
            <text:p text:style-name="P15">Tutor meeting</text:p>
          </table:table-cell>
          <table:table-cell table:style-name="Table2.B2" office:value-type="time" office:time-value="PT00H45M00S">
            <text:p text:style-name="P16">0:45</text:p>
          </table:table-cell>
        </table:table-row>
        <table:table-row>
          <table:table-cell table:style-name="Table2.A2" office:value-type="date" office:date-value="2015-02-10">
            <text:p text:style-name="P16">10-Feb</text:p>
          </table:table-cell>
          <table:table-cell table:style-name="Table2.B2" office:value-type="time" office:time-value="PT14H50M00S">
            <text:p text:style-name="P16">14:50</text:p>
          </table:table-cell>
          <table:table-cell table:style-name="Table2.B2" office:value-type="time" office:time-value="PT16H30M00S">
            <text:p text:style-name="P16">16:30</text:p>
          </table:table-cell>
          <table:table-cell table:style-name="Table2.A1" office:value-type="string">
            <text:p text:style-name="P15">Getting material and checking it</text:p>
          </table:table-cell>
          <table:table-cell table:style-name="Table2.B2" office:value-type="time" office:time-value="PT01H40M00S">
            <text:p text:style-name="P16">1:40</text:p>
          </table:table-cell>
        </table:table-row>
        <table:table-row>
          <table:table-cell table:style-name="Table2.A2" office:value-type="date" office:date-value="2015-02-10">
            <text:p text:style-name="P16">10-Feb</text:p>
          </table:table-cell>
          <table:table-cell table:style-name="Table2.B2" office:value-type="time" office:time-value="PT21H25M00S">
            <text:p text:style-name="P16">21:25</text:p>
          </table:table-cell>
          <table:table-cell table:style-name="Table2.B2" office:value-type="time" office:time-value="PT23H00M00S">
            <text:p text:style-name="P16">23:00</text:p>
          </table:table-cell>
          <table:table-cell table:style-name="Table2.A1" office:value-type="string">
            <text:p text:style-name="P15">Reading slides</text:p>
          </table:table-cell>
          <table:table-cell table:style-name="Table2.B2" office:value-type="time" office:time-value="PT01H35M00S">
            <text:p text:style-name="P16">1:35</text:p>
          </table:table-cell>
        </table:table-row>
        <table:table-row>
          <table:table-cell table:style-name="Table2.A2" office:value-type="date" office:date-value="2015-02-11">
            <text:p text:style-name="P16">11-Feb</text:p>
          </table:table-cell>
          <table:table-cell table:style-name="Table2.B2" office:value-type="time" office:time-value="PT12H30M00S">
            <text:p text:style-name="P16">12:30</text:p>
          </table:table-cell>
          <table:table-cell table:style-name="Table2.B2" office:value-type="time" office:time-value="PT12H49M59S">
            <text:p text:style-name="P16">12:49</text:p>
          </table:table-cell>
          <table:table-cell table:style-name="Table2.A1" office:value-type="string">
            <text:p text:style-name="P15">Attending group meeting</text:p>
          </table:table-cell>
          <table:table-cell table:style-name="Table2.B2" office:value-type="time" office:time-value="PT00H19M59S">
            <text:p text:style-name="P16">0:19</text:p>
          </table:table-cell>
        </table:table-row>
        <table:table-row>
          <table:table-cell table:style-name="Table2.A2" office:value-type="date" office:date-value="2015-02-11">
            <text:p text:style-name="P16">11-Feb</text:p>
          </table:table-cell>
          <table:table-cell table:style-name="Table2.B2" office:value-type="time" office:time-value="PT12H49M59S">
            <text:p text:style-name="P16">12:49</text:p>
          </table:table-cell>
          <table:table-cell table:style-name="Table2.B2" office:value-type="time" office:time-value="PT14H00M00S">
            <text:p text:style-name="P16">14:00</text:p>
          </table:table-cell>
          <table:table-cell table:style-name="Table2.A1" office:value-type="string">
            <text:p text:style-name="P15">Adjusting Work Plan</text:p>
          </table:table-cell>
          <table:table-cell table:style-name="Table2.B2" office:value-type="time" office:time-value="PT01H10M01S">
            <text:p text:style-name="P16">1:10</text:p>
          </table:table-cell>
        </table:table-row>
        <table:table-row>
          <table:table-cell table:style-name="Table2.A2" office:value-type="date" office:date-value="2015-02-13">
            <text:p text:style-name="P16">13-Feb</text:p>
          </table:table-cell>
          <table:table-cell table:style-name="Table2.B2" office:value-type="time" office:time-value="PT10H30M00S">
            <text:p text:style-name="P16">10:30</text:p>
          </table:table-cell>
          <table:table-cell table:style-name="Table2.B2" office:value-type="time" office:time-value="PT11H30M00S">
            <text:p text:style-name="P16">11:30</text:p>
          </table:table-cell>
          <table:table-cell table:style-name="Table2.A1" office:value-type="string">
            <text:p text:style-name="P15">Attending tutor meeting</text:p>
          </table:table-cell>
          <table:table-cell table:style-name="Table2.B2" office:value-type="time" office:time-value="PT01H00M00S">
            <text:p text:style-name="P16">1:00</text:p>
          </table:table-cell>
        </table:table-row>
        <table:table-row>
          <table:table-cell table:style-name="Table2.A2" office:value-type="date" office:date-value="2015-02-13">
            <text:p text:style-name="P16">13-Feb</text:p>
          </table:table-cell>
          <table:table-cell table:style-name="Table2.B2" office:value-type="time" office:time-value="PT11H30M00S">
            <text:p text:style-name="P16">11:30</text:p>
          </table:table-cell>
          <table:table-cell table:style-name="Table2.B2" office:value-type="time" office:time-value="PT13H45M00S">
            <text:p text:style-name="P16">13:45</text:p>
          </table:table-cell>
          <table:table-cell table:style-name="Table2.A1" office:value-type="string">
            <text:p text:style-name="P15">Work Plan</text:p>
          </table:table-cell>
          <table:table-cell table:style-name="Table2.B2" office:value-type="time" office:time-value="PT02H15M00S">
            <text:p text:style-name="P16">2:15</text:p>
          </table:table-cell>
        </table:table-row>
        <table:table-row>
          <table:table-cell table:style-name="Table2.A2" office:value-type="date" office:date-value="2015-02-14">
            <text:p text:style-name="P16">14-Feb</text:p>
          </table:table-cell>
          <table:table-cell table:style-name="Table2.B2" office:value-type="time" office:time-value="PT00H00M00S">
            <text:p text:style-name="P16">0:00</text:p>
          </table:table-cell>
          <table:table-cell table:style-name="Table2.B2" office:value-type="time" office:time-value="PT1009191H40M00.000001956S">
            <text:p text:style-name="P16">15:40</text:p>
          </table:table-cell>
          <table:table-cell table:style-name="Table2.A1" office:value-type="string">
            <text:p text:style-name="P15">Work Plan</text:p>
          </table:table-cell>
          <table:table-cell table:style-name="Table2.B2" office:value-type="time" office:time-value="PT01H40M00.00000007S">
            <text:p text:style-name="P16">1:40</text:p>
          </table:table-cell>
        </table:table-row>
        <table:table-row>
          <table:table-cell table:style-name="Table2.A2" office:value-type="date" office:date-value="2015-02-14">
            <text:p text:style-name="P16">14-Feb</text:p>
          </table:table-cell>
          <table:table-cell table:style-name="Table2.B2" office:value-type="time" office:time-value="PT1009192H14M59.999997066S">
            <text:p text:style-name="P16">16:15</text:p>
          </table:table-cell>
          <table:table-cell table:style-name="Table2.B2" office:value-type="time" office:time-value="PT1009193H24M59.999996088S">
            <text:p text:style-name="P16">17:25</text:p>
          </table:table-cell>
          <table:table-cell table:style-name="Table2.A1" office:value-type="string">
            <text:p text:style-name="P15">Work Plan</text:p>
          </table:table-cell>
          <table:table-cell table:style-name="Table2.B2" office:value-type="time" office:time-value="PT01H10M00.000000489S">
            <text:p text:style-name="P16">1:10</text:p>
          </table:table-cell>
        </table:table-row>
        <table:table-row>
          <table:table-cell table:style-name="Table2.A2" office:value-type="date" office:date-value="2015-02-15">
            <text:p text:style-name="P16">15-Feb</text:p>
          </table:table-cell>
          <table:table-cell table:style-name="Table2.B2" office:value-type="time" office:time-value="PT1009215H15M00.000002934S">
            <text:p text:style-name="P16">15:15</text:p>
          </table:table-cell>
          <table:table-cell table:style-name="Table2.B2" office:value-type="time" office:time-value="PT1009216H45M00.000002934S">
            <text:p text:style-name="P16">16:45</text:p>
          </table:table-cell>
          <table:table-cell table:style-name="Table2.A1" office:value-type="string">
            <text:p text:style-name="P15">Work Plan</text:p>
          </table:table-cell>
          <table:table-cell table:style-name="Table2.B2" office:value-type="time" office:time-value="PT01H30M00S">
            <text:p text:style-name="P16">1:30</text:p>
          </table:table-cell>
        </table:table-row>
        <table:table-row>
          <table:table-cell table:style-name="Table2.A2" office:value-type="date" office:date-value="2015-02-24">
            <text:p text:style-name="P16">24-Feb</text:p>
          </table:table-cell>
          <table:table-cell table:style-name="Table2.B2" office:value-type="time" office:time-value="PT1009426H30M00S">
            <text:p text:style-name="P16">10:30</text:p>
          </table:table-cell>
          <table:table-cell table:style-name="Table2.B2" office:value-type="time" office:time-value="PT1009427H30M00.000003353S">
            <text:p text:style-name="P16">11:30</text:p>
          </table:table-cell>
          <table:table-cell table:style-name="Table2.A1" office:value-type="string">
            <text:p text:style-name="P15">Tutor meeting</text:p>
          </table:table-cell>
          <table:table-cell table:style-name="Table2.B2" office:value-type="time" office:time-value="PT01H00M00.000000419S">
            <text:p text:style-name="P16">1:00</text:p>
          </table:table-cell>
        </table:table-row>
        <table:table-row>
          <table:table-cell table:style-name="Table2.A2" office:value-type="date" office:date-value="2015-02-24">
            <text:p text:style-name="P16">24-Feb</text:p>
          </table:table-cell>
          <table:table-cell table:style-name="Table2.B2" office:value-type="time" office:time-value="PT1009427H30M00.000003353S">
            <text:p text:style-name="P16">11:30</text:p>
          </table:table-cell>
          <table:table-cell table:style-name="Table2.B2" office:value-type="time" office:time-value="PT1009431H29M59.999997066S">
            <text:p text:style-name="P16">15:30</text:p>
          </table:table-cell>
          <table:table-cell table:style-name="Table2.A1" office:value-type="string">
            <text:p text:style-name="P15">Machine design</text:p>
          </table:table-cell>
          <table:table-cell table:style-name="Table2.B2" office:value-type="time" office:time-value="PT03H59M59.99999979S">
            <text:p text:style-name="P16">4:00</text:p>
          </table:table-cell>
        </table:table-row>
        <table:table-row>
          <table:table-cell table:style-name="Table2.A2" office:value-type="date" office:date-value="2015-02-24">
            <text:p text:style-name="P16">24-Feb</text:p>
          </table:table-cell>
          <table:table-cell table:style-name="Table2.B2" office:value-type="time" office:time-value="PT1009437H54M59.999995669S">
            <text:p text:style-name="P16">21:55</text:p>
          </table:table-cell>
          <table:table-cell table:style-name="Table2.B2" office:value-type="time" office:time-value="PT1009439H15M00S">
            <text:p text:style-name="P16">23:15</text:p>
          </table:table-cell>
          <table:table-cell table:style-name="Table2.A1" office:value-type="string">
            <text:p text:style-name="P15">Minutes</text:p>
          </table:table-cell>
          <table:table-cell table:style-name="Table2.B2" office:value-type="time" office:time-value="PT01H19M59.99999993S">
            <text:p text:style-name="P16">1:20</text:p>
          </table:table-cell>
        </table:table-row>
        <table:table-row>
          <table:table-cell table:style-name="Table2.A2" office:value-type="date" office:date-value="2015-02-25">
            <text:p text:style-name="P16">25-Feb</text:p>
          </table:table-cell>
          <table:table-cell table:style-name="Table2.B2" office:value-type="time" office:time-value="PT1009453H30M00S">
            <text:p text:style-name="P16">13:30</text:p>
          </table:table-cell>
          <table:table-cell table:style-name="Table2.B2" office:value-type="time" office:time-value="PT1009457H10M00.000001956S">
            <text:p text:style-name="P16">17:10</text:p>
          </table:table-cell>
          <table:table-cell table:style-name="Table2.A1" office:value-type="string">
            <text:p text:style-name="P15">Presentation</text:p>
          </table:table-cell>
          <table:table-cell table:style-name="Table2.B2" office:value-type="time" office:time-value="PT03H40M00.000000279S">
            <text:p text:style-name="P16">3:40</text:p>
          </table:table-cell>
        </table:table-row>
        <table:table-row>
          <table:table-cell table:style-name="Table2.A2" office:value-type="date" office:date-value="2015-02-25">
            <text:p text:style-name="P16">25-Feb</text:p>
          </table:table-cell>
          <table:table-cell table:style-name="Table2.B2" office:value-type="time" office:time-value="PT1009462H39M59.999995669S">
            <text:p text:style-name="P16">22:40</text:p>
          </table:table-cell>
          <table:table-cell table:style-name="Table2.B2" office:value-type="time" office:time-value="PT1009463H19M59.000004306S">
            <text:p text:style-name="P16">23:19</text:p>
          </table:table-cell>
          <table:table-cell table:style-name="Table2.A1" office:value-type="string">
            <text:p text:style-name="P15">Presentation</text:p>
          </table:table-cell>
          <table:table-cell table:style-name="Table2.B2" office:value-type="time" office:time-value="PT00H39M59.000000046S">
            <text:p text:style-name="P16">0:39</text:p>
          </table:table-cell>
        </table:table-row>
        <table:table-row>
          <table:table-cell table:style-name="Table2.A2" office:value-type="date" office:date-value="2015-02-25">
            <text:p text:style-name="P16">25-Feb</text:p>
          </table:table-cell>
          <table:table-cell table:style-name="Table2.B2" office:value-type="time" office:time-value="PT1009463H19M59.000004306S">
            <text:p text:style-name="P16">23:19</text:p>
          </table:table-cell>
          <table:table-cell table:style-name="Table2.B2" office:value-type="time" office:time-value="PT1009464H00M00S">
            <text:p text:style-name="P16">0:00</text:p>
          </table:table-cell>
          <table:table-cell table:style-name="Table2.A1" office:value-type="string">
            <text:p text:style-name="P15">Practise presentation</text:p>
          </table:table-cell>
          <table:table-cell table:style-name="Table2.B2" office:value-type="time" office:time-value="PT00H40M00.999999885S">
            <text:p text:style-name="P16">0:40</text:p>
          </table:table-cell>
        </table:table-row>
        <table:table-row>
          <table:table-cell table:style-name="Table2.A2" office:value-type="date" office:date-value="2015-02-26">
            <text:p text:style-name="P16">26-Feb</text:p>
          </table:table-cell>
          <table:table-cell table:style-name="Table2.B2" office:value-type="time" office:time-value="PT1009478H19M58.999995925S">
            <text:p text:style-name="P16">14:19</text:p>
          </table:table-cell>
          <table:table-cell table:style-name="Table2.B2" office:value-type="time" office:time-value="PT1009478H30M00.000003353S">
            <text:p text:style-name="P16">14:30</text:p>
          </table:table-cell>
          <table:table-cell table:style-name="Table2.A1" office:value-type="string">
            <text:p text:style-name="P15">Presentation</text:p>
          </table:table-cell>
          <table:table-cell table:style-name="Table2.B2" office:value-type="time" office:time-value="PT00H10M01.000000304S">
            <text:p text:style-name="P16">0:10</text:p>
          </table:table-cell>
        </table:table-row>
        <table:table-row>
          <table:table-cell table:style-name="Table2.A2" office:value-type="date" office:date-value="2015-02-26">
            <text:p text:style-name="P16">26-Feb</text:p>
          </table:table-cell>
          <table:table-cell table:style-name="Table2.B2" office:value-type="time" office:time-value="PT1009479H49M59.000004306S">
            <text:p text:style-name="P16">15:49</text:p>
          </table:table-cell>
          <table:table-cell table:style-name="Table2.B2" office:value-type="time" office:time-value="PT1009481H10M00.000001956S">
            <text:p text:style-name="P16">17:10</text:p>
          </table:table-cell>
          <table:table-cell table:style-name="Table2.A1" office:value-type="string">
            <text:p text:style-name="P15">Presentation</text:p>
          </table:table-cell>
          <table:table-cell table:style-name="Table2.B2" office:value-type="time" office:time-value="PT01H20M01.000000164S">
            <text:p text:style-name="P16">1:20</text:p>
          </table:table-cell>
        </table:table-row>
        <table:table-row>
          <table:table-cell table:style-name="Table2.A2" office:value-type="date" office:date-value="2015-02-26">
            <text:p text:style-name="P16">26-Feb</text:p>
          </table:table-cell>
          <table:table-cell table:style-name="Table2.B2" office:value-type="time" office:time-value="PT1009482H00M00S">
            <text:p text:style-name="P16">18:00</text:p>
          </table:table-cell>
          <table:table-cell table:style-name="Table2.B2" office:value-type="time" office:time-value="PT1009483H19M59.000001792S">
            <text:p text:style-name="P16">19:19</text:p>
          </table:table-cell>
          <table:table-cell table:style-name="Table2.A1" office:value-type="string">
            <text:p text:style-name="P15">Presentation</text:p>
          </table:table-cell>
          <table:table-cell table:style-name="Table2.B2" office:value-type="time" office:time-value="PT01H19M58.999999696S">
            <text:p text:style-name="P16">1:19</text:p>
          </table:table-cell>
        </table:table-row>
        <table:table-row>
          <table:table-cell table:style-name="Table2.A2" office:value-type="date" office:date-value="2015-02-26">
            <text:p text:style-name="P16">26-Feb</text:p>
          </table:table-cell>
          <table:table-cell table:style-name="Table2.B2" office:value-type="time" office:time-value="PT1009486H14M59.999997066S">
            <text:p text:style-name="P16">22:15</text:p>
          </table:table-cell>
          <table:table-cell table:style-name="Table2.B2" office:value-type="time" office:time-value="PT1009488H04M59.000004306S">
            <text:p text:style-name="P16">0:04</text:p>
          </table:table-cell>
          <table:table-cell table:style-name="Table2.A1" office:value-type="string">
            <text:p text:style-name="P15">Presentation</text:p>
          </table:table-cell>
          <table:table-cell table:style-name="Table2.B2" office:value-type="time" office:time-value="PT01H49M59.000000535S">
            <text:p text:style-name="P16">1:49</text:p>
          </table:table-cell>
        </table:table-row>
        <table:table-row>
          <table:table-cell table:style-name="Table2.A2" office:value-type="date" office:date-value="2015-02-27">
            <text:p text:style-name="P16">27-Feb</text:p>
          </table:table-cell>
          <table:table-cell table:style-name="Table2.B2" office:value-type="time" office:time-value="PT1009496H15M00S">
            <text:p text:style-name="P16">8:15</text:p>
          </table:table-cell>
          <table:table-cell table:style-name="Table2.B2" office:value-type="time" office:time-value="PT1009496H49M59.00000263S">
            <text:p text:style-name="P16">8:49</text:p>
          </table:table-cell>
          <table:table-cell table:style-name="Table2.A1" office:value-type="string">
            <text:p text:style-name="P15">Practise presentation</text:p>
          </table:table-cell>
          <table:table-cell table:style-name="Table2.B2" office:value-type="time" office:time-value="PT00H34M59.000000325S">
            <text:p text:style-name="P16">0:34</text:p>
          </table:table-cell>
        </table:table-row>
        <table:table-row>
          <table:table-cell table:style-name="Table2.A2" office:value-type="date" office:date-value="2015-02-27">
            <text:p text:style-name="P16">27-Feb</text:p>
          </table:table-cell>
          <table:table-cell table:style-name="Table2.B2" office:value-type="time" office:time-value="PT1009497H20M00.000000559S">
            <text:p text:style-name="P16">9:20</text:p>
          </table:table-cell>
          <table:table-cell table:style-name="Table2.B2" office:value-type="time" office:time-value="PT1009497H49M58.999995925S">
            <text:p text:style-name="P16">9:49</text:p>
          </table:table-cell>
          <table:table-cell table:style-name="Table2.A1" office:value-type="string">
            <text:p text:style-name="P15">Preparing together</text:p>
          </table:table-cell>
          <table:table-cell table:style-name="Table2.B2" office:value-type="time" office:time-value="PT00H29M58.999999976S">
            <text:p text:style-name="P16">0:29</text:p>
          </table:table-cell>
        </table:table-row>
        <table:table-row>
          <table:table-cell table:style-name="Table2.A2" office:value-type="date" office:date-value="2015-02-27">
            <text:p text:style-name="P16">27-Feb</text:p>
          </table:table-cell>
          <table:table-cell table:style-name="Table2.B2" office:value-type="time" office:time-value="PT1009498H00M00.000002934S">
            <text:p text:style-name="P16">10:00</text:p>
          </table:table-cell>
          <table:table-cell table:style-name="Table2.B2" office:value-type="time" office:time-value="PT1009498H30M00S">
            <text:p text:style-name="P16">10:30</text:p>
          </table:table-cell>
          <table:table-cell table:style-name="Table2.A1" office:value-type="string">
            <text:p text:style-name="P15">Attending presentation</text:p>
          </table:table-cell>
          <table:table-cell table:style-name="Table2.B2" office:value-type="time" office:time-value="PT00H30M00.00000021S">
            <text:p text:style-name="P16">0:30</text:p>
          </table:table-cell>
        </table:table-row>
        <table:table-row>
          <table:table-cell table:style-name="Table2.A2" office:value-type="date" office:date-value="2015-02-27">
            <text:p text:style-name="P16">27-Feb</text:p>
          </table:table-cell>
          <table:table-cell table:style-name="Table2.B2" office:value-type="time" office:time-value="PT1009498H30M00S">
            <text:p text:style-name="P16">10:30</text:p>
          </table:table-cell>
          <table:table-cell table:style-name="Table2.B2" office:value-type="time" office:time-value="PT1009498H45M00.000002934S">
            <text:p text:style-name="P16">10:45</text:p>
          </table:table-cell>
          <table:table-cell table:style-name="Table2.A1" office:value-type="string">
            <text:p text:style-name="P15">Giving presentation</text:p>
          </table:table-cell>
          <table:table-cell table:style-name="Table2.B2" office:value-type="time" office:time-value="PT00H14M59.99999979S">
            <text:p text:style-name="P16">0:15</text:p>
          </table:table-cell>
        </table:table-row>
        <table:table-row>
          <table:table-cell table:style-name="Table2.A2" office:value-type="date" office:date-value="2015-02-27">
            <text:p text:style-name="P16">27-Feb</text:p>
          </table:table-cell>
          <table:table-cell table:style-name="Table2.B2" office:value-type="time" office:time-value="PT00H00M00S">
            <text:p text:style-name="P16">0:00</text:p>
          </table:table-cell>
          <table:table-cell table:style-name="Table2.B2" office:value-type="time" office:time-value="PT1009499H30M00.000003353S">
            <text:p text:style-name="P16">11:30</text:p>
          </table:table-cell>
          <table:table-cell table:style-name="Table2.A1" office:value-type="string">
            <text:p text:style-name="P15">Tutor meeting</text:p>
          </table:table-cell>
          <table:table-cell table:style-name="Table2.B2" office:value-type="time" office:time-value="PT00H30M00.00000021S">
            <text:p text:style-name="P16">0:30</text:p>
          </table:table-cell>
        </table:table-row>
        <table:table-row>
          <table:table-cell table:style-name="Table2.A2" office:value-type="date" office:date-value="2015-02-27">
            <text:p text:style-name="P16">27-Feb</text:p>
          </table:table-cell>
          <table:table-cell table:style-name="Table2.B2" office:value-type="time" office:time-value="PT1009499H30M00.000003353S">
            <text:p text:style-name="P16">11:30</text:p>
          </table:table-cell>
          <table:table-cell table:style-name="Table2.B2" office:value-type="time" office:time-value="PT1009502H19M59.000004306S">
            <text:p text:style-name="P16">14:19</text:p>
          </table:table-cell>
          <table:table-cell table:style-name="Table2.A1" office:value-type="string">
            <text:p text:style-name="P15">Work plan</text:p>
          </table:table-cell>
          <table:table-cell table:style-name="Table2.B2" office:value-type="time" office:time-value="PT02H49M58.999999696S">
            <text:p text:style-name="P16">2:49</text:p>
          </table:table-cell>
        </table:table-row>
        <table:table-row>
          <table:table-cell table:style-name="Table2.A2" office:value-type="date" office:date-value="2015-02-27">
            <text:p text:style-name="P16">27-Feb</text:p>
          </table:table-cell>
          <table:table-cell table:style-name="Table2.B2" office:value-type="time" office:time-value="PT1009505H30M00.000003353S">
            <text:p text:style-name="P16">17:30</text:p>
          </table:table-cell>
          <table:table-cell table:style-name="Table2.B2" office:value-type="time" office:time-value="PT1009506H00M00S">
            <text:p text:style-name="P16">18:00</text:p>
          </table:table-cell>
          <table:table-cell table:style-name="Table2.A1" office:value-type="string">
            <text:p text:style-name="P15">Cross reading Validation Machine Design</text:p>
          </table:table-cell>
          <table:table-cell table:style-name="Table2.B2" office:value-type="time" office:time-value="PT00H29M59.999999581S">
            <text:p text:style-name="P16">0:30</text:p>
          </table:table-cell>
        </table:table-row>
        <table:table-row>
          <table:table-cell table:style-name="Table2.A2" office:value-type="date" office:date-value="2015-03-01">
            <text:p text:style-name="P16">1-Mar</text:p>
          </table:table-cell>
          <table:table-cell table:style-name="Table2.B2" office:value-type="time" office:time-value="PT1009551H49M59.000004306S">
            <text:p text:style-name="P16">15:49</text:p>
          </table:table-cell>
          <table:table-cell table:style-name="Table2.B2" office:value-type="time" office:time-value="PT1009553H30M00.000003353S">
            <text:p text:style-name="P16">17:30</text:p>
          </table:table-cell>
          <table:table-cell table:style-name="Table2.A1" office:value-type="string">
            <text:p text:style-name="P15">Minutes</text:p>
          </table:table-cell>
          <table:table-cell table:style-name="Table2.B2" office:value-type="time" office:time-value="PT01H40M01.000000304S">
            <text:p text:style-name="P16">1:40</text:p>
          </table:table-cell>
        </table:table-row>
        <table:table-row>
          <table:table-cell table:style-name="Table2.A2" office:value-type="date" office:date-value="2015-03-01">
            <text:p text:style-name="P16">1-Mar</text:p>
          </table:table-cell>
          <table:table-cell table:style-name="Table2.B2" office:value-type="time" office:time-value="PT1009555H25M00.000001118S">
            <text:p text:style-name="P16">19:25</text:p>
          </table:table-cell>
          <table:table-cell table:style-name="Table2.B2" office:value-type="time" office:time-value="PT1009555H49M59.999999721S">
            <text:p text:style-name="P16">19:50</text:p>
          </table:table-cell>
          <table:table-cell table:style-name="Table2.A1" office:value-type="string">
            <text:p text:style-name="P15">Logbook</text:p>
          </table:table-cell>
          <table:table-cell table:style-name="Table2.B2" office:value-type="time" office:time-value="PT00H24M59.99999986S">
            <text:p text:style-name="P16">0:25</text:p>
          </table:table-cell>
        </table:table-row>
        <table:table-row>
          <table:table-cell table:style-name="Table2.A2" office:value-type="date" office:date-value="2015-03-01">
            <text:p text:style-name="P16">1-Mar</text:p>
          </table:table-cell>
          <table:table-cell table:style-name="Table2.B2" office:value-type="time" office:time-value="PT1009557H20M00.000000559S">
            <text:p text:style-name="P16">21:20</text:p>
          </table:table-cell>
          <table:table-cell table:style-name="Table2.B2" office:value-type="time" office:time-value="PT1009557H55M00.000005309S">
            <text:p text:style-name="P16">21:55</text:p>
          </table:table-cell>
          <table:table-cell table:style-name="Table2.A1" office:value-type="string">
            <text:p text:style-name="P15">Logbook</text:p>
          </table:table-cell>
          <table:table-cell table:style-name="Table2.B2" office:value-type="time" office:time-value="PT00H34M59.99999993S">
            <text:p text:style-name="P16">0:35</text:p>
          </table:table-cell>
        </table:table-row>
        <table:table-row>
          <table:table-cell table:style-name="Table2.A2" office:value-type="date" office:date-value="2015-03-02">
            <text:p text:style-name="P16">2-Mar</text:p>
          </table:table-cell>
          <table:table-cell table:style-name="Table2.B2" office:value-type="time" office:time-value="PT1009560H00M00S">
            <text:p text:style-name="P16">0:00</text:p>
          </table:table-cell>
          <table:table-cell table:style-name="Table2.B2" office:value-type="time" office:time-value="PT1009560H40M00.000001956S">
            <text:p text:style-name="P16">0:40</text:p>
          </table:table-cell>
          <table:table-cell table:style-name="Table2.A1" office:value-type="string">
            <text:p text:style-name="P15">Logbook</text:p>
          </table:table-cell>
          <table:table-cell table:style-name="Table2.B2" office:value-type="time" office:time-value="PT00H40M00.000000279S">
            <text:p text:style-name="P16">0:40</text:p>
          </table:table-cell>
        </table:table-row>
        <table:table-row>
          <table:table-cell table:style-name="Table2.A2" office:value-type="date" office:date-value="2015-03-02">
            <text:p text:style-name="P16">2-Mar</text:p>
          </table:table-cell>
          <table:table-cell table:style-name="Table2.B2" office:value-type="time" office:time-value="PT1009573H09M58.999994807S">
            <text:p text:style-name="P16">13:09</text:p>
          </table:table-cell>
          <table:table-cell table:style-name="Table2.B2" office:value-type="time" office:time-value="PT1009573H25M00.000001118S">
            <text:p text:style-name="P16">13:25</text:p>
          </table:table-cell>
          <table:table-cell table:style-name="Table2.A1" office:value-type="string">
            <text:p text:style-name="P15">Agenda</text:p>
          </table:table-cell>
          <table:table-cell table:style-name="Table2.B2" office:value-type="time" office:time-value="PT00H15M01.000000024S">
            <text:p text:style-name="P16">0:15</text:p>
          </table:table-cell>
        </table:table-row>
        <table:table-row>
          <table:table-cell table:style-name="Table2.A2" office:value-type="date" office:date-value="2015-03-02">
            <text:p text:style-name="P16">2-Mar</text:p>
          </table:table-cell>
          <table:table-cell table:style-name="Table2.B2" office:value-type="time" office:time-value="PT1009576H45M00.000002934S">
            <text:p text:style-name="P16">16:45</text:p>
          </table:table-cell>
          <table:table-cell table:style-name="Table2.B2" office:value-type="time" office:time-value="PT1009576H49M59.999999721S">
            <text:p text:style-name="P16">16:50</text:p>
          </table:table-cell>
          <table:table-cell table:style-name="Table2.A1" office:value-type="string">
            <text:p text:style-name="P15">Agenda</text:p>
          </table:table-cell>
          <table:table-cell table:style-name="Table2.B2" office:value-type="time" office:time-value="PT00H04M59.999999721S">
            <text:p text:style-name="P16">0:05</text:p>
          </table:table-cell>
        </table:table-row>
        <table:table-row>
          <table:table-cell table:style-name="Table2.A2" office:value-type="date" office:date-value="2015-03-02">
            <text:p text:style-name="P16">2-Mar</text:p>
          </table:table-cell>
          <table:table-cell table:style-name="Table2.B2" office:value-type="time" office:time-value="PT1009579H34M58.999992572S">
            <text:p text:style-name="P16">19:34</text:p>
          </table:table-cell>
          <table:table-cell table:style-name="Table2.B2" office:value-type="time" office:time-value="PT1009580H30M00.000003353S">
            <text:p text:style-name="P16">20:30</text:p>
          </table:table-cell>
          <table:table-cell table:style-name="Table2.A1" office:value-type="string">
            <text:p text:style-name="P15">Work Plan</text:p>
          </table:table-cell>
          <table:table-cell table:style-name="Table2.B2" office:value-type="time" office:time-value="PT00H55M01.000000932S">
            <text:p text:style-name="P16">0:55</text:p>
          </table:table-cell>
        </table:table-row>
        <table:table-row>
          <table:table-cell table:style-name="Table2.A2" office:value-type="date" office:date-value="2015-03-03">
            <text:p text:style-name="P16">3-Mar</text:p>
          </table:table-cell>
          <table:table-cell table:style-name="Table2.B2" office:value-type="time" office:time-value="PT1009594H45M00.000002934S">
            <text:p text:style-name="P16">10:45</text:p>
          </table:table-cell>
          <table:table-cell table:style-name="Table2.B2" office:value-type="time" office:time-value="PT1009594H54M58.999994807S">
            <text:p text:style-name="P16">10:54</text:p>
          </table:table-cell>
          <table:table-cell table:style-name="Table2.A1" office:value-type="string">
            <text:p text:style-name="P15">Meeting</text:p>
          </table:table-cell>
          <table:table-cell table:style-name="Table2.B2" office:value-type="time" office:time-value="PT00H09M58.999999836S">
            <text:p text:style-name="P16">0:09</text:p>
          </table:table-cell>
        </table:table-row>
        <text:soft-page-break/>
        <table:table-row>
          <table:table-cell table:style-name="Table2.A2" office:value-type="date" office:date-value="2015-03-03">
            <text:p text:style-name="P16">3-Mar</text:p>
          </table:table-cell>
          <table:table-cell table:style-name="Table2.B2" office:value-type="time" office:time-value="PT1009595H04M59.00000263S">
            <text:p text:style-name="P16">11:04</text:p>
          </table:table-cell>
          <table:table-cell table:style-name="Table2.B2" office:value-type="time" office:time-value="PT1009595H15M00S">
            <text:p text:style-name="P16">11:15</text:p>
          </table:table-cell>
          <table:table-cell table:style-name="Table2.A1" office:value-type="string">
            <text:p text:style-name="P15">Work Plan</text:p>
          </table:table-cell>
          <table:table-cell table:style-name="Table2.B2" office:value-type="time" office:time-value="PT00H10M00.999999675S">
            <text:p text:style-name="P16">0:10</text:p>
          </table:table-cell>
        </table:table-row>
        <table:table-row>
          <table:table-cell table:style-name="Table2.A2" office:value-type="date" office:date-value="2015-03-03">
            <text:p text:style-name="P16">3-Mar</text:p>
          </table:table-cell>
          <table:table-cell table:style-name="Table2.B2" office:value-type="time" office:time-value="PT1009595H30M00.000003353S">
            <text:p text:style-name="P16">11:30</text:p>
          </table:table-cell>
          <table:table-cell table:style-name="Table2.B2" office:value-type="time" office:time-value="PT1009597H09M58.999994807S">
            <text:p text:style-name="P16">13:09</text:p>
          </table:table-cell>
          <table:table-cell table:style-name="Table2.A1" office:value-type="string">
            <text:p text:style-name="P15">Work Plan</text:p>
          </table:table-cell>
          <table:table-cell table:style-name="Table2.B2" office:value-type="time" office:time-value="PT01H39M58.999999207S">
            <text:p text:style-name="P16">1:39</text:p>
          </table:table-cell>
        </table:table-row>
        <table:table-row>
          <table:table-cell table:style-name="Table2.A2" office:value-type="date" office:date-value="2015-03-03">
            <text:p text:style-name="P16">3-Mar</text:p>
          </table:table-cell>
          <table:table-cell table:style-name="Table2.B2" office:value-type="time" office:time-value="PT1009599H29M59.999997066S">
            <text:p text:style-name="P16">15:30</text:p>
          </table:table-cell>
          <table:table-cell table:style-name="Table2.B2" office:value-type="time" office:time-value="PT1009601H19M58.999995925S">
            <text:p text:style-name="P16">17:19</text:p>
          </table:table-cell>
          <table:table-cell table:style-name="Table2.A1" office:value-type="string">
            <text:p text:style-name="P15">Work Plan</text:p>
          </table:table-cell>
          <table:table-cell table:style-name="Table2.B2" office:value-type="time" office:time-value="PT01H49M58.999999906S">
            <text:p text:style-name="P16">1:49</text:p>
          </table:table-cell>
        </table:table-row>
        <table:table-row>
          <table:table-cell table:style-name="Table2.A2" office:value-type="date" office:date-value="2015-03-04">
            <text:p text:style-name="P16">4-Mar</text:p>
          </table:table-cell>
          <table:table-cell table:style-name="Table2.B2" office:value-type="time" office:time-value="PT1009621H40M00.000005309S">
            <text:p text:style-name="P16">13:40</text:p>
          </table:table-cell>
          <table:table-cell table:style-name="Table2.B2" office:value-type="time" office:time-value="PT1009621H45M00.000002934S">
            <text:p text:style-name="P16">13:45</text:p>
          </table:table-cell>
          <table:table-cell table:style-name="Table2.A1" office:value-type="string">
            <text:p text:style-name="P15">Fixing git</text:p>
          </table:table-cell>
          <table:table-cell table:style-name="Table2.B2" office:value-type="time" office:time-value="PT00H04M59.999999721S">
            <text:p text:style-name="P16">0:05</text:p>
          </table:table-cell>
        </table:table-row>
        <table:table-row>
          <table:table-cell table:style-name="Table2.A2" office:value-type="date" office:date-value="2015-03-04">
            <text:p text:style-name="P16">4-Mar</text:p>
          </table:table-cell>
          <table:table-cell table:style-name="Table2.B2" office:value-type="time" office:time-value="PT1009621H45M00.000002934S">
            <text:p text:style-name="P16">13:45</text:p>
          </table:table-cell>
          <table:table-cell table:style-name="Table2.B2" office:value-type="time" office:time-value="PT1009621H54M58.999994807S">
            <text:p text:style-name="P16">13:54</text:p>
          </table:table-cell>
          <table:table-cell table:style-name="Table2.A1" office:value-type="string">
            <text:p text:style-name="P15">Reread Software Specification</text:p>
          </table:table-cell>
          <table:table-cell table:style-name="Table2.B2" office:value-type="time" office:time-value="PT00H09M58.999999836S">
            <text:p text:style-name="P16">0:09</text:p>
          </table:table-cell>
        </table:table-row>
        <table:table-row>
          <table:table-cell table:style-name="Table2.A2" office:value-type="date" office:date-value="2015-03-04">
            <text:p text:style-name="P16">4-Mar</text:p>
          </table:table-cell>
          <table:table-cell table:style-name="Table2.B2" office:value-type="time" office:time-value="PT1009622H04M59.00000263S">
            <text:p text:style-name="P16">14:04</text:p>
          </table:table-cell>
          <table:table-cell table:style-name="Table2.B2" office:value-type="time" office:time-value="PT1009623H09M59.999995669S">
            <text:p text:style-name="P16">15:10</text:p>
          </table:table-cell>
          <table:table-cell table:style-name="Table2.A1" office:value-type="string">
            <text:p text:style-name="P15">Inventory States</text:p>
          </table:table-cell>
          <table:table-cell table:style-name="Table2.B2" office:value-type="time" office:time-value="PT01H05M00.999999745S">
            <text:p text:style-name="P16">1:05</text:p>
          </table:table-cell>
        </table:table-row>
        <table:table-row>
          <table:table-cell table:style-name="Table2.A2" office:value-type="date" office:date-value="2015-03-04">
            <text:p text:style-name="P16">4-Mar</text:p>
          </table:table-cell>
          <table:table-cell table:style-name="Table2.B2" office:value-type="time" office:time-value="PT1009623H29M59.999997066S">
            <text:p text:style-name="P16">15:30</text:p>
          </table:table-cell>
          <table:table-cell table:style-name="Table2.B2" office:value-type="time" office:time-value="PT1009624H00M00.000002934S">
            <text:p text:style-name="P16">16:00</text:p>
          </table:table-cell>
          <table:table-cell table:style-name="Table2.A1" office:value-type="string">
            <text:p text:style-name="P15">Make test cases Priorities to Machine Design</text:p>
          </table:table-cell>
          <table:table-cell table:style-name="Table2.B2" office:value-type="time" office:time-value="PT00H29M59.999999581S">
            <text:p text:style-name="P16">0:30</text:p>
          </table:table-cell>
        </table:table-row>
        <table:table-row>
          <table:table-cell table:style-name="Table2.A2" office:value-type="date" office:date-value="2015-03-04">
            <text:p text:style-name="P16">4-Mar</text:p>
          </table:table-cell>
          <table:table-cell table:style-name="Table2.B2" office:value-type="time" office:time-value="PT1009624H30M00S">
            <text:p text:style-name="P16">16:30</text:p>
          </table:table-cell>
          <table:table-cell table:style-name="Table2.B2" office:value-type="time" office:time-value="PT1009624H49M59.999999721S">
            <text:p text:style-name="P16">16:50</text:p>
          </table:table-cell>
          <table:table-cell table:style-name="Table2.A1" office:value-type="string">
            <text:p text:style-name="P15">Make a validation</text:p>
          </table:table-cell>
          <table:table-cell table:style-name="Table2.B2" office:value-type="time" office:time-value="PT00H19M59.999999511S">
            <text:p text:style-name="P16">0:20</text:p>
          </table:table-cell>
        </table:table-row>
        <table:table-row>
          <table:table-cell table:style-name="Table2.A2" office:value-type="date" office:date-value="2015-03-05">
            <text:p text:style-name="P16">5-Mar</text:p>
          </table:table-cell>
          <table:table-cell table:style-name="Table2.B2" office:value-type="time" office:time-value="PT1009647H34M59.000001792S">
            <text:p text:style-name="P16">15:34</text:p>
          </table:table-cell>
          <table:table-cell table:style-name="Table2.B2" office:value-type="time" office:time-value="PT1009648H00M00.000002934S">
            <text:p text:style-name="P16">16:00</text:p>
          </table:table-cell>
          <table:table-cell table:style-name="Table2.A1" office:value-type="string">
            <text:p text:style-name="P15">Agenda, prepare meeting</text:p>
          </table:table-cell>
          <table:table-cell table:style-name="Table2.B2" office:value-type="time" office:time-value="PT00H25M01.000000094S">
            <text:p text:style-name="P16">0:25</text:p>
          </table:table-cell>
        </table:table-row>
        <table:table-row>
          <table:table-cell table:style-name="Table2.A2" office:value-type="date" office:date-value="2015-03-06">
            <text:p text:style-name="P16">6-Mar</text:p>
          </table:table-cell>
          <table:table-cell table:style-name="Table2.B2" office:value-type="time" office:time-value="PT1009666H34M58.999992572S">
            <text:p text:style-name="P16">10:34</text:p>
          </table:table-cell>
          <table:table-cell table:style-name="Table2.B2" office:value-type="time" office:time-value="PT1009667H15M00S">
            <text:p text:style-name="P16">11:15</text:p>
          </table:table-cell>
          <table:table-cell table:style-name="Table2.A1" office:value-type="string">
            <text:p text:style-name="P15">Meeting</text:p>
          </table:table-cell>
          <table:table-cell table:style-name="Table2.B2" office:value-type="time" office:time-value="PT00H40M01.000000513S">
            <text:p text:style-name="P16">0:40</text:p>
          </table:table-cell>
        </table:table-row>
        <table:table-row>
          <table:table-cell table:style-name="Table2.A2" office:value-type="date" office:date-value="2015-03-06">
            <text:p text:style-name="P16">6-Mar</text:p>
          </table:table-cell>
          <table:table-cell table:style-name="Table2.B2" office:value-type="time" office:time-value="PT1009667H49M59.00000263S">
            <text:p text:style-name="P16">11:49</text:p>
          </table:table-cell>
          <table:table-cell table:style-name="Table2.B2" office:value-type="time" office:time-value="PT1009668H00M00S">
            <text:p text:style-name="P16">12:00</text:p>
          </table:table-cell>
          <table:table-cell table:style-name="Table2.A1" office:value-type="string">
            <text:p text:style-name="P15">Installing UPPAAL</text:p>
          </table:table-cell>
          <table:table-cell table:style-name="Table2.B2" office:value-type="time" office:time-value="PT00H10M00.999999675S">
            <text:p text:style-name="P16">0:10</text:p>
          </table:table-cell>
        </table:table-row>
        <table:table-row>
          <table:table-cell table:style-name="Table2.A2" office:value-type="date" office:date-value="2015-03-06">
            <text:p text:style-name="P16">6-Mar</text:p>
          </table:table-cell>
          <table:table-cell table:style-name="Table2.B2" office:value-type="time" office:time-value="PT1009668H04M59.000004306S">
            <text:p text:style-name="P16">12:04</text:p>
          </table:table-cell>
          <table:table-cell table:style-name="Table2.B2" office:value-type="time" office:time-value="PT1009669H14M59.999997066S">
            <text:p text:style-name="P16">13:15</text:p>
          </table:table-cell>
          <table:table-cell table:style-name="Table2.A1" office:value-type="string">
            <text:p text:style-name="P15">Inventory states</text:p>
          </table:table-cell>
          <table:table-cell table:style-name="Table2.B2" office:value-type="time" office:time-value="PT01H10M00.999999465S">
            <text:p text:style-name="P16">1:10</text:p>
          </table:table-cell>
        </table:table-row>
        <table:table-row>
          <table:table-cell table:style-name="Table2.A2" office:value-type="date" office:date-value="2015-03-10">
            <text:p text:style-name="P16">10-Mar</text:p>
          </table:table-cell>
          <table:table-cell table:style-name="Table2.B2" office:value-type="time" office:time-value="PT1009762H30M00S">
            <text:p text:style-name="P16">10:30</text:p>
          </table:table-cell>
          <table:table-cell table:style-name="Table2.B2" office:value-type="time" office:time-value="PT1009762H54M58.999994807S">
            <text:p text:style-name="P16">10:54</text:p>
          </table:table-cell>
          <table:table-cell table:style-name="Table2.A1" office:value-type="string">
            <text:p text:style-name="P15">Meeting</text:p>
          </table:table-cell>
          <table:table-cell table:style-name="Table2.B2" office:value-type="time" office:time-value="PT00H24M58.999999627S">
            <text:p text:style-name="P16">0:24</text:p>
          </table:table-cell>
        </table:table-row>
        <table:table-row>
          <table:table-cell table:style-name="Table2.A2" office:value-type="date" office:date-value="2015-03-10">
            <text:p text:style-name="P16">10-Mar</text:p>
          </table:table-cell>
          <table:table-cell table:style-name="Table2.B2" office:value-type="time" office:time-value="PT1009764H34M59.000001792S">
            <text:p text:style-name="P16">12:34</text:p>
          </table:table-cell>
          <table:table-cell table:style-name="Table2.B2" office:value-type="time" office:time-value="PT1009764H49M59.000004306S">
            <text:p text:style-name="P16">12:49</text:p>
          </table:table-cell>
          <table:table-cell table:style-name="Table2.A1" office:value-type="string">
            <text:p text:style-name="P15">Added dependency display</text:p>
          </table:table-cell>
          <table:table-cell table:style-name="Table2.B2" office:value-type="time" office:time-value="PT00H15M00.000000419S">
            <text:p text:style-name="P16">0:15</text:p>
          </table:table-cell>
        </table:table-row>
        <table:table-row>
          <table:table-cell table:style-name="Table2.A2" office:value-type="date" office:date-value="2015-03-10">
            <text:p text:style-name="P16">10-Mar</text:p>
          </table:table-cell>
          <table:table-cell table:style-name="Table2.B2" office:value-type="time" office:time-value="PT1009765H00M00.000002934S">
            <text:p text:style-name="P16">13:00</text:p>
          </table:table-cell>
          <table:table-cell table:style-name="Table2.B2" office:value-type="time" office:time-value="PT13H39M59S">
            <text:p text:style-name="P16">13:39</text:p>
          </table:table-cell>
          <table:table-cell table:style-name="Table2.A1" office:value-type="string">
            <text:p text:style-name="P15">Logbook</text:p>
          </table:table-cell>
          <table:table-cell table:style-name="Table2.B2" office:value-type="time" office:time-value="-PT1009751H20M01.000003098S">
            <text:p text:style-name="P16">0:39</text:p>
          </table:table-cell>
        </table:table-row>
        <table:table-row>
          <table:table-cell table:style-name="Table2.A2" office:value-type="date" office:date-value="2015-03-10">
            <text:p text:style-name="P16">10-Mar</text:p>
          </table:table-cell>
          <table:table-cell table:style-name="Table2.B2" office:value-type="time" office:time-value="PT14H00M00S">
            <text:p text:style-name="P16">14:00</text:p>
          </table:table-cell>
          <table:table-cell table:style-name="Table2.B2" office:value-type="time" office:time-value="PT15H00M00S">
            <text:p text:style-name="P16">15:00</text:p>
          </table:table-cell>
          <table:table-cell table:style-name="Table2.A1" office:value-type="string">
            <text:p text:style-name="P15">Validation and testing</text:p>
          </table:table-cell>
          <table:table-cell table:style-name="Table2.B2" office:value-type="time" office:time-value="PT01H00M00S">
            <text:p text:style-name="P16">1:00</text:p>
          </table:table-cell>
        </table:table-row>
        <table:table-row>
          <table:table-cell table:style-name="Table2.A2" office:value-type="date" office:date-value="2015-03-13">
            <text:p text:style-name="P16">13-Mar</text:p>
          </table:table-cell>
          <table:table-cell table:style-name="Table2.B2" office:value-type="time" office:time-value="PT10H30M00S">
            <text:p text:style-name="P16">10:30</text:p>
          </table:table-cell>
          <table:table-cell table:style-name="Table2.B2" office:value-type="time" office:time-value="PT11H24M59S">
            <text:p text:style-name="P16">11:24</text:p>
          </table:table-cell>
          <table:table-cell table:style-name="Table2.A1" office:value-type="string">
            <text:p text:style-name="P15">Meeting</text:p>
          </table:table-cell>
          <table:table-cell table:style-name="Table2.B2" office:value-type="time" office:time-value="PT00H54M59S">
            <text:p text:style-name="P16">0:54</text:p>
          </table:table-cell>
        </table:table-row>
        <table:table-row>
          <table:table-cell table:style-name="Table2.A2" office:value-type="date" office:date-value="2015-03-13">
            <text:p text:style-name="P16">13-Mar</text:p>
          </table:table-cell>
          <table:table-cell table:style-name="Table2.B2" office:value-type="time" office:time-value="PT11H55M00S">
            <text:p text:style-name="P16">11:55</text:p>
          </table:table-cell>
          <table:table-cell table:style-name="Table2.B2" office:value-type="time" office:time-value="PT12H45M00S">
            <text:p text:style-name="P16">12:45</text:p>
          </table:table-cell>
          <table:table-cell table:style-name="Table2.A1" office:value-type="string">
            <text:p text:style-name="P15">Design Decisions Software Specification</text:p>
          </table:table-cell>
          <table:table-cell table:style-name="Table2.B2" office:value-type="time" office:time-value="PT00H50M00S">
            <text:p text:style-name="P16">0:50</text:p>
          </table:table-cell>
        </table:table-row>
        <table:table-row>
          <table:table-cell table:style-name="Table2.A2" office:value-type="date" office:date-value="2015-03-13">
            <text:p text:style-name="P16">13-Mar</text:p>
          </table:table-cell>
          <table:table-cell table:style-name="Table2.B2" office:value-type="time" office:time-value="PT13H00M00S">
            <text:p text:style-name="P16">13:00</text:p>
          </table:table-cell>
          <table:table-cell table:style-name="Table2.B2" office:value-type="time" office:time-value="PT13H20M00S">
            <text:p text:style-name="P16">13:20</text:p>
          </table:table-cell>
          <table:table-cell table:style-name="Table2.A1" office:value-type="string">
            <text:p text:style-name="P15">Describing states RunT - WWT</text:p>
          </table:table-cell>
          <table:table-cell table:style-name="Table2.B2" office:value-type="time" office:time-value="PT00H20M00S">
            <text:p text:style-name="P16">0:20</text:p>
          </table:table-cell>
        </table:table-row>
        <table:table-row>
          <table:table-cell table:style-name="Table2.A2" office:value-type="date" office:date-value="2015-03-13">
            <text:p text:style-name="P16">13-Mar</text:p>
          </table:table-cell>
          <table:table-cell table:style-name="Table2.B2" office:value-type="time" office:time-value="PT14H55M00S">
            <text:p text:style-name="P16">14:55</text:p>
          </table:table-cell>
          <table:table-cell table:style-name="Table2.B2" office:value-type="time" office:time-value="PT15H00M00S">
            <text:p text:style-name="P16">15:00</text:p>
          </table:table-cell>
          <table:table-cell table:style-name="Table2.A1" office:value-type="string">
            <text:p text:style-name="P15">Checking what to do</text:p>
          </table:table-cell>
          <table:table-cell table:style-name="Table2.B2" office:value-type="time" office:time-value="PT00H05M00S">
            <text:p text:style-name="P16">0:05</text:p>
          </table:table-cell>
        </table:table-row>
        <table:table-row>
          <table:table-cell table:style-name="Table2.A2" office:value-type="date" office:date-value="2015-03-13">
            <text:p text:style-name="P16">13-Mar</text:p>
          </table:table-cell>
          <table:table-cell table:style-name="Table2.B2" office:value-type="time" office:time-value="PT15H04M59S">
            <text:p text:style-name="P16">15:04</text:p>
          </table:table-cell>
          <table:table-cell table:style-name="Table2.B2" office:value-type="time" office:time-value="PT16H30M00S">
            <text:p text:style-name="P16">16:30</text:p>
          </table:table-cell>
          <table:table-cell table:style-name="Table2.A1" office:value-type="string">
            <text:p text:style-name="P15">Trying to start with Software Design</text:p>
          </table:table-cell>
          <table:table-cell table:style-name="Table2.B2" office:value-type="time" office:time-value="PT01H25M01S">
            <text:p text:style-name="P16">1:25</text:p>
          </table:table-cell>
        </table:table-row>
        <table:table-row>
          <table:table-cell table:style-name="Table2.A2" office:value-type="date" office:date-value="2015-03-18">
            <text:p text:style-name="P16">18-Mar</text:p>
          </table:table-cell>
          <table:table-cell table:style-name="Table2.B2" office:value-type="time" office:time-value="PT11H30M00S">
            <text:p text:style-name="P16">11:30</text:p>
          </table:table-cell>
          <table:table-cell table:style-name="Table2.B2" office:value-type="time" office:time-value="PT14H00M00S">
            <text:p text:style-name="P16">14:00</text:p>
          </table:table-cell>
          <table:table-cell table:style-name="Table2.A1" office:value-type="string">
            <text:p text:style-name="P15">Making minor changes to Software Spec document</text:p>
          </table:table-cell>
          <table:table-cell table:style-name="Table2.B2" office:value-type="time" office:time-value="PT02H30M00S">
            <text:p text:style-name="P16">2:30</text:p>
          </table:table-cell>
        </table:table-row>
        <table:table-row>
          <table:table-cell table:style-name="Table2.A2" office:value-type="date" office:date-value="2015-03-20">
            <text:p text:style-name="P16">20-Mar</text:p>
          </table:table-cell>
          <table:table-cell table:style-name="Table2.B2" office:value-type="time" office:time-value="PT10H15M00S">
            <text:p text:style-name="P16">10:15</text:p>
          </table:table-cell>
          <table:table-cell table:style-name="Table2.B2" office:value-type="time" office:time-value="PT10H20M00S">
            <text:p text:style-name="P16">10:20</text:p>
          </table:table-cell>
          <table:table-cell table:style-name="Table2.A1" office:value-type="string">
            <text:p text:style-name="P15">Reading minutes last meeting</text:p>
          </table:table-cell>
          <table:table-cell table:style-name="Table2.B2" office:value-type="time" office:time-value="PT00H05M00S">
            <text:p text:style-name="P16">0:05</text:p>
          </table:table-cell>
        </table:table-row>
        <table:table-row>
          <table:table-cell table:style-name="Table2.A2" office:value-type="date" office:date-value="2015-03-20">
            <text:p text:style-name="P16">20-Mar</text:p>
          </table:table-cell>
          <table:table-cell table:style-name="Table2.B2" office:value-type="time" office:time-value="PT11H10M00S">
            <text:p text:style-name="P16">11:10</text:p>
          </table:table-cell>
          <table:table-cell table:style-name="Table2.B2" office:value-type="time" office:time-value="PT11H45M00S">
            <text:p text:style-name="P16">11:45</text:p>
          </table:table-cell>
          <table:table-cell table:style-name="Table2.A1" office:value-type="string">
            <text:p text:style-name="P15">Putting Machine Design together</text:p>
          </table:table-cell>
          <table:table-cell table:style-name="Table2.B2" office:value-type="time" office:time-value="PT00H35M00S">
            <text:p text:style-name="P16">0:35</text:p>
          </table:table-cell>
        </table:table-row>
        <table:table-row>
          <table:table-cell table:style-name="Table2.A2" office:value-type="date" office:date-value="2015-03-20">
            <text:p text:style-name="P16">20-Mar</text:p>
          </table:table-cell>
          <table:table-cell table:style-name="Table2.B2" office:value-type="time" office:time-value="PT12H00M00S">
            <text:p text:style-name="P16">12:00</text:p>
          </table:table-cell>
          <table:table-cell table:style-name="Table2.B2" office:value-type="time" office:time-value="PT12H30M00S">
            <text:p text:style-name="P16">12:30</text:p>
          </table:table-cell>
          <table:table-cell table:style-name="Table2.A1" office:value-type="string">
            <text:p text:style-name="P15">Preparing presentation</text:p>
          </table:table-cell>
          <table:table-cell table:style-name="Table2.B2" office:value-type="time" office:time-value="PT00H30M00S">
            <text:p text:style-name="P16">0:30</text:p>
          </table:table-cell>
        </table:table-row>
      </table:table>
      <text:p text:style-name="P10"/>
      <text:h text:style-name="P42" text:outline-level="1"><text:bookmark-start text:name="__RefHeading__3599_320080110"/>Rolf Verschuuren<text:bookmark-end text:name="__RefHeading__3599_320080110"/></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Date</text:p>
          </table:table-cell>
          <table:table-cell table:style-name="Table3.A1" office:value-type="string">
            <text:p text:style-name="P15">Time Start</text:p>
          </table:table-cell>
          <table:table-cell table:style-name="Table3.A1" office:value-type="string">
            <text:p text:style-name="P15">Time Stop</text:p>
          </table:table-cell>
          <table:table-cell table:style-name="Table3.A1" office:value-type="string">
            <text:p text:style-name="P15">Action</text:p>
          </table:table-cell>
          <table:table-cell table:style-name="Table3.A1" office:value-type="string">
            <text:p text:style-name="P15">Time</text:p>
          </table:table-cell>
        </table:table-row>
        <table:table-row>
          <table:table-cell table:style-name="Table3.A1" office:value-type="string">
            <text:p text:style-name="P16">5-Feb</text:p>
          </table:table-cell>
          <table:table-cell table:style-name="Table3.A1" office:value-type="string">
            <text:p text:style-name="P31">11:00</text:p>
          </table:table-cell>
          <table:table-cell table:style-name="Table3.A1" office:value-type="string">
            <text:p text:style-name="P31">16:00</text:p>
          </table:table-cell>
          <table:table-cell table:style-name="Table3.A1" office:value-type="string">
            <text:p text:style-name="P15">Individual Assignment (Abstract Project Guide)</text:p>
          </table:table-cell>
          <table:table-cell table:style-name="Table3.E2" office:value-type="time" office:time-value="PT05H00M00S">
            <text:p text:style-name="P16">5:00</text:p>
          </table:table-cell>
        </table:table-row>
        <table:table-row>
          <table:table-cell table:style-name="Table3.A3" office:value-type="date" office:date-value="2015-02-06">
            <text:p text:style-name="P16">6-Feb</text:p>
          </table:table-cell>
          <table:table-cell table:style-name="Table3.A1" office:value-type="string">
            <text:p text:style-name="P28">10:30</text:p>
          </table:table-cell>
          <table:table-cell table:style-name="Table3.A1" office:value-type="string">
            <text:p text:style-name="P29">10:50</text:p>
          </table:table-cell>
          <table:table-cell table:style-name="Table3.A1" office:value-type="string">
            <text:p text:style-name="P15">Meeting</text:p>
          </table:table-cell>
          <table:table-cell table:style-name="Table3.E2" office:value-type="time" office:time-value="PT00H20M00S">
            <text:p text:style-name="P16">0:20</text:p>
          </table:table-cell>
        </table:table-row>
        <table:table-row>
          <table:table-cell table:style-name="Table3.A3" office:value-type="date" office:date-value="2015-02-06">
            <text:p text:style-name="P16">6-Feb</text:p>
          </table:table-cell>
          <table:table-cell table:style-name="Table3.A1" office:value-type="string">
            <text:p text:style-name="P28">11:00</text:p>
          </table:table-cell>
          <table:table-cell table:style-name="Table3.A1" office:value-type="string">
            <text:p text:style-name="P29">15:15</text:p>
          </table:table-cell>
          <table:table-cell table:style-name="Table3.A1" office:value-type="string">
            <text:p text:style-name="P15">Orientation</text:p>
          </table:table-cell>
          <table:table-cell table:style-name="Table3.E2" office:value-type="time" office:time-value="PT04H15M00S">
            <text:p text:style-name="P16">4:15</text:p>
          </table:table-cell>
        </table:table-row>
        <table:table-row>
          <table:table-cell table:style-name="Table3.A3" office:value-type="date" office:date-value="2015-02-09">
            <text:p text:style-name="P16">9-Feb</text:p>
          </table:table-cell>
          <table:table-cell table:style-name="Table3.A1" office:value-type="string">
            <text:p text:style-name="P28">11:30</text:p>
          </table:table-cell>
          <table:table-cell table:style-name="Table3.A1" office:value-type="string">
            <text:p text:style-name="P29">14:00</text:p>
          </table:table-cell>
          <table:table-cell table:style-name="Table3.A1" office:value-type="string">
            <text:p text:style-name="P15">Misc, logbook</text:p>
          </table:table-cell>
          <table:table-cell table:style-name="Table3.E2" office:value-type="time" office:time-value="PT02H30M00S">
            <text:p text:style-name="P16">2:30</text:p>
          </table:table-cell>
        </table:table-row>
        <table:table-row>
          <table:table-cell table:style-name="Table3.A3" office:value-type="date" office:date-value="2015-02-10">
            <text:p text:style-name="P16">10-Feb</text:p>
          </table:table-cell>
          <table:table-cell table:style-name="Table3.A1" office:value-type="string">
            <text:p text:style-name="P28">10:45</text:p>
          </table:table-cell>
          <table:table-cell table:style-name="Table3.A1" office:value-type="string">
            <text:p text:style-name="P29">12:20</text:p>
          </table:table-cell>
          <table:table-cell table:style-name="Table3.A1" office:value-type="string">
            <text:p text:style-name="P15">Misc</text:p>
          </table:table-cell>
          <table:table-cell table:style-name="Table3.E2" office:value-type="time" office:time-value="PT01H35M00S">
            <text:p text:style-name="P16">1:35</text:p>
          </table:table-cell>
        </table:table-row>
        <table:table-row>
          <table:table-cell table:style-name="Table3.A3" office:value-type="date" office:date-value="2015-02-10">
            <text:p text:style-name="P16">10-Feb</text:p>
          </table:table-cell>
          <table:table-cell table:style-name="Table3.A1" office:value-type="string">
            <text:p text:style-name="P28">12:30</text:p>
          </table:table-cell>
          <table:table-cell table:style-name="Table3.A1" office:value-type="string">
            <text:p text:style-name="P29">13:00</text:p>
          </table:table-cell>
          <table:table-cell table:style-name="Table3.A1" office:value-type="string">
            <text:p text:style-name="P15">Meeting</text:p>
          </table:table-cell>
          <table:table-cell table:style-name="Table3.E2" office:value-type="time" office:time-value="PT00H30M00S">
            <text:p text:style-name="P16">0:30</text:p>
          </table:table-cell>
        </table:table-row>
        <table:table-row>
          <table:table-cell table:style-name="Table3.A3" office:value-type="date" office:date-value="2015-02-10">
            <text:p text:style-name="P16">10-Feb</text:p>
          </table:table-cell>
          <table:table-cell table:style-name="Table3.A1" office:value-type="string">
            <text:p text:style-name="P28">13:10</text:p>
          </table:table-cell>
          <table:table-cell table:style-name="Table3.A1" office:value-type="string">
            <text:p text:style-name="P29">14:30</text:p>
          </table:table-cell>
          <table:table-cell table:style-name="Table3.A1" office:value-type="string">
            <text:p text:style-name="P15">Work Plan + Orientation</text:p>
          </table:table-cell>
          <table:table-cell table:style-name="Table3.E2" office:value-type="time" office:time-value="PT01H20M00S">
            <text:p text:style-name="P16">1:20</text:p>
          </table:table-cell>
        </table:table-row>
        <table:table-row>
          <table:table-cell table:style-name="Table3.A3" office:value-type="date" office:date-value="2015-02-13">
            <text:p text:style-name="P16">13-Feb</text:p>
          </table:table-cell>
          <table:table-cell table:style-name="Table3.A1" office:value-type="string">
            <text:p text:style-name="P28">10:40</text:p>
          </table:table-cell>
          <table:table-cell table:style-name="Table3.A1" office:value-type="string">
            <text:p text:style-name="P29">11:15</text:p>
          </table:table-cell>
          <table:table-cell table:style-name="Table3.A1" office:value-type="string">
            <text:p text:style-name="P15">Meeting</text:p>
          </table:table-cell>
          <table:table-cell table:style-name="Table3.E2" office:value-type="time" office:time-value="PT00H35M00S">
            <text:p text:style-name="P16">0:35</text:p>
          </table:table-cell>
        </table:table-row>
        <table:table-row>
          <table:table-cell table:style-name="Table3.A3" office:value-type="date" office:date-value="2015-02-13">
            <text:p text:style-name="P16">13-Feb</text:p>
          </table:table-cell>
          <table:table-cell table:style-name="Table3.A1" office:value-type="string">
            <text:p text:style-name="P28">11:15</text:p>
          </table:table-cell>
          <table:table-cell table:style-name="Table3.A1" office:value-type="string">
            <text:p text:style-name="P29">14:45</text:p>
          </table:table-cell>
          <table:table-cell table:style-name="Table3.A1" office:value-type="string">
            <text:p text:style-name="P15">Work Plan</text:p>
          </table:table-cell>
          <table:table-cell table:style-name="Table3.E2" office:value-type="time" office:time-value="PT03H30M00S">
            <text:p text:style-name="P16">3:30</text:p>
          </table:table-cell>
        </table:table-row>
        <table:table-row>
          <table:table-cell table:style-name="Table3.A3" office:value-type="date" office:date-value="2015-02-14">
            <text:p text:style-name="P16">14-Feb</text:p>
          </table:table-cell>
          <table:table-cell table:style-name="Table3.A1" office:value-type="string">
            <text:p text:style-name="P28">11:00</text:p>
          </table:table-cell>
          <table:table-cell table:style-name="Table3.A1" office:value-type="string">
            <text:p text:style-name="P29">11:30</text:p>
          </table:table-cell>
          <table:table-cell table:style-name="Table3.A1" office:value-type="string">
            <text:p text:style-name="P15">Work Plan</text:p>
          </table:table-cell>
          <table:table-cell table:style-name="Table3.E2" office:value-type="time" office:time-value="PT00H30M00S">
            <text:p text:style-name="P16">0:30</text:p>
          </table:table-cell>
        </table:table-row>
        <table:table-row>
          <table:table-cell table:style-name="Table3.A3" office:value-type="date" office:date-value="2015-02-14">
            <text:p text:style-name="P16">14-Feb</text:p>
          </table:table-cell>
          <table:table-cell table:style-name="Table3.A1" office:value-type="string">
            <text:p text:style-name="P28">11:30</text:p>
          </table:table-cell>
          <table:table-cell table:style-name="Table3.A1" office:value-type="string">
            <text:p text:style-name="P29">12:00</text:p>
          </table:table-cell>
          <table:table-cell table:style-name="Table3.A1" office:value-type="string">
            <text:p text:style-name="P15">Misc, logbook</text:p>
          </table:table-cell>
          <table:table-cell table:style-name="Table3.E2" office:value-type="time" office:time-value="PT00H30M00S">
            <text:p text:style-name="P16">0:30</text:p>
          </table:table-cell>
        </table:table-row>
        <table:table-row>
          <table:table-cell table:style-name="Table3.A3" office:value-type="date" office:date-value="2015-02-15">
            <text:p text:style-name="P16">15-Feb</text:p>
          </table:table-cell>
          <table:table-cell table:style-name="Table3.A1" office:value-type="string">
            <text:p text:style-name="P28">13:45</text:p>
          </table:table-cell>
          <table:table-cell table:style-name="Table3.A1" office:value-type="string">
            <text:p text:style-name="P29">15:00</text:p>
          </table:table-cell>
          <table:table-cell table:style-name="Table3.A1" office:value-type="string">
            <text:p text:style-name="P15">Work Plan</text:p>
          </table:table-cell>
          <table:table-cell table:style-name="Table3.E2" office:value-type="time" office:time-value="PT01H15M00S">
            <text:p text:style-name="P16">1:15</text:p>
          </table:table-cell>
        </table:table-row>
        <table:table-row>
          <table:table-cell table:style-name="Table3.A3" office:value-type="date" office:date-value="2015-02-24">
            <text:p text:style-name="P16">24-Feb</text:p>
          </table:table-cell>
          <table:table-cell table:style-name="Table3.A1" office:value-type="string">
            <text:p text:style-name="P28">10:30</text:p>
          </table:table-cell>
          <table:table-cell table:style-name="Table3.A1" office:value-type="string">
            <text:p text:style-name="P29">11:30</text:p>
          </table:table-cell>
          <table:table-cell table:style-name="Table3.A1" office:value-type="string">
            <text:p text:style-name="P15">Meeting</text:p>
          </table:table-cell>
          <table:table-cell table:style-name="Table3.E2" office:value-type="time" office:time-value="PT01H00M00S">
            <text:p text:style-name="P16">1:00</text:p>
          </table:table-cell>
        </table:table-row>
        <table:table-row>
          <table:table-cell table:style-name="Table3.A3" office:value-type="date" office:date-value="2015-02-25">
            <text:p text:style-name="P16">25-Feb</text:p>
          </table:table-cell>
          <table:table-cell table:style-name="Table3.A1" office:value-type="string">
            <text:p text:style-name="P28">11:30</text:p>
          </table:table-cell>
          <table:table-cell table:style-name="Table3.A1" office:value-type="string">
            <text:p text:style-name="P29">15:30</text:p>
          </table:table-cell>
          <table:table-cell table:style-name="Table3.A1" office:value-type="string">
            <text:p text:style-name="P19">Machine Design</text:p>
          </table:table-cell>
          <table:table-cell table:style-name="Table3.E2" office:value-type="time" office:time-value="PT04H00M00S">
            <text:p text:style-name="P16">4:00</text:p>
          </table:table-cell>
        </table:table-row>
        <table:table-row>
          <table:table-cell table:style-name="Table3.A3" office:value-type="date" office:date-value="2015-02-25">
            <text:p text:style-name="P16">25-Feb</text:p>
          </table:table-cell>
          <table:table-cell table:style-name="Table3.A1" office:value-type="string">
            <text:p text:style-name="P28">12:30</text:p>
          </table:table-cell>
          <table:table-cell table:style-name="Table3.A1" office:value-type="string">
            <text:p text:style-name="P29">17:30</text:p>
          </table:table-cell>
          <table:table-cell table:style-name="Table3.A1" office:value-type="string">
            <text:p text:style-name="P15">Design of the Sorting Machine</text:p>
          </table:table-cell>
          <table:table-cell table:style-name="Table3.E2" office:value-type="time" office:time-value="PT05H00M00S">
            <text:p text:style-name="P16">5:00</text:p>
          </table:table-cell>
        </table:table-row>
        <table:table-row>
          <table:table-cell table:style-name="Table3.A3" office:value-type="date" office:date-value="2015-02-25">
            <text:p text:style-name="P16">25-Feb</text:p>
          </table:table-cell>
          <table:table-cell table:style-name="Table3.A1" office:value-type="string">
            <text:p text:style-name="P28">9:00</text:p>
          </table:table-cell>
          <table:table-cell table:style-name="Table3.A1" office:value-type="string">
            <text:p text:style-name="P29">10:00</text:p>
          </table:table-cell>
          <table:table-cell table:style-name="Table3.A1" office:value-type="string">
            <text:p text:style-name="P15">Design of the Sorting Machine</text:p>
          </table:table-cell>
          <table:table-cell table:style-name="Table3.E2" office:value-type="time" office:time-value="PT01H00M00S">
            <text:p text:style-name="P16">1:00</text:p>
          </table:table-cell>
        </table:table-row>
        <table:table-row>
          <table:table-cell table:style-name="Table3.A3" office:value-type="date" office:date-value="2015-02-27">
            <text:p text:style-name="P16">27-Feb</text:p>
          </table:table-cell>
          <table:table-cell table:style-name="Table3.A1" office:value-type="string">
            <text:p text:style-name="P28">11:00</text:p>
          </table:table-cell>
          <table:table-cell table:style-name="Table3.A1" office:value-type="string">
            <text:p text:style-name="P29">11:45</text:p>
          </table:table-cell>
          <table:table-cell table:style-name="Table3.A1" office:value-type="string">
            <text:p text:style-name="P15">Meeting</text:p>
          </table:table-cell>
          <table:table-cell table:style-name="Table3.E2" office:value-type="time" office:time-value="PT00H45M00S">
            <text:p text:style-name="P16">0:45</text:p>
          </table:table-cell>
        </table:table-row>
        <table:table-row>
          <table:table-cell table:style-name="Table3.A3" office:value-type="date" office:date-value="2015-02-27">
            <text:p text:style-name="P16">27-Feb</text:p>
          </table:table-cell>
          <table:table-cell table:style-name="Table3.A1" office:value-type="string">
            <text:p text:style-name="P28">11:45</text:p>
          </table:table-cell>
          <table:table-cell table:style-name="Table3.A1" office:value-type="string">
            <text:p text:style-name="P29">17:00</text:p>
          </table:table-cell>
          <table:table-cell table:style-name="Table3.A1" office:value-type="string">
            <text:p text:style-name="P15">Design of the Sorting Machine + Work Plan</text:p>
          </table:table-cell>
          <table:table-cell table:style-name="Table3.E2" office:value-type="time" office:time-value="PT05H15M00S">
            <text:p text:style-name="P16">5:15</text:p>
          </table:table-cell>
        </table:table-row>
        <table:table-row>
          <table:table-cell table:style-name="Table3.A3" office:value-type="date" office:date-value="2015-03-03">
            <text:p text:style-name="P16">3-Mar</text:p>
          </table:table-cell>
          <table:table-cell table:style-name="Table3.A1" office:value-type="string">
            <text:p text:style-name="P28">10:30</text:p>
          </table:table-cell>
          <table:table-cell table:style-name="Table3.A1" office:value-type="string">
            <text:p text:style-name="P29">11:30</text:p>
          </table:table-cell>
          <table:table-cell table:style-name="Table3.A1" office:value-type="string">
            <text:p text:style-name="P15">Meeting</text:p>
          </table:table-cell>
          <table:table-cell table:style-name="Table3.E2" office:value-type="time" office:time-value="-PT23H00M00S">
            <text:p text:style-name="P16">1:00</text:p>
          </table:table-cell>
        </table:table-row>
        <table:table-row>
          <table:table-cell table:style-name="Table3.A3" office:value-type="date" office:date-value="2015-03-03">
            <text:p text:style-name="P26">3-Mar</text:p>
          </table:table-cell>
          <table:table-cell table:style-name="Table3.A1" office:value-type="string">
            <text:p text:style-name="P28">11:30</text:p>
          </table:table-cell>
          <table:table-cell table:style-name="Table3.A1" office:value-type="string">
            <text:p text:style-name="P29">17:30</text:p>
          </table:table-cell>
          <table:table-cell table:style-name="Table3.A1" office:value-type="string">
            <text:p text:style-name="P27">Work Plan v3</text:p>
          </table:table-cell>
          <table:table-cell table:style-name="Table3.E2" office:value-type="time" office:time-value="PT06H00M00S">
            <text:p text:style-name="P21">6:00</text:p>
          </table:table-cell>
        </table:table-row>
        <table:table-row>
          <table:table-cell table:style-name="Table3.A3" office:value-type="date" office:date-value="2015-03-04">
            <text:p text:style-name="P16">4-Mar</text:p>
          </table:table-cell>
          <table:table-cell table:style-name="Table3.A1" office:value-type="string">
            <text:p text:style-name="P28">12:30</text:p>
          </table:table-cell>
          <table:table-cell table:style-name="Table3.A1" office:value-type="string">
            <text:p text:style-name="P29">18:30</text:p>
          </table:table-cell>
          <table:table-cell table:style-name="Table3.A1" office:value-type="string">
            <text:p text:style-name="P15">Machine design validation and testing, work plan v3, polish of machine design</text:p>
          </table:table-cell>
          <table:table-cell table:style-name="Table3.E2" office:value-type="time" office:time-value="PT06H00M00S">
            <text:p text:style-name="P16">6:00</text:p>
          </table:table-cell>
        </table:table-row>
        <table:table-row>
          <table:table-cell table:style-name="Table3.A3" office:value-type="date" office:date-value="2015-03-06">
            <text:p text:style-name="P16">6-Mar</text:p>
          </table:table-cell>
          <table:table-cell table:style-name="Table3.A1" office:value-type="string">
            <text:p text:style-name="P28">11:00</text:p>
          </table:table-cell>
          <table:table-cell table:style-name="Table3.A1" office:value-type="string">
            <text:p text:style-name="P29">11:45</text:p>
          </table:table-cell>
          <table:table-cell table:style-name="Table3.A1" office:value-type="string">
            <text:p text:style-name="P15">Meeting</text:p>
          </table:table-cell>
          <table:table-cell table:style-name="Table3.E2" office:value-type="time" office:time-value="PT00H45M00S">
            <text:p text:style-name="P16">0:45</text:p>
          </table:table-cell>
        </table:table-row>
        <table:table-row>
          <table:table-cell table:style-name="Table3.A3" office:value-type="date" office:date-value="2015-03-06">
            <text:p text:style-name="P16">6-Mar</text:p>
          </table:table-cell>
          <table:table-cell table:style-name="Table3.A1" office:value-type="string">
            <text:p text:style-name="P28">11:45</text:p>
          </table:table-cell>
          <table:table-cell table:style-name="Table3.A1" office:value-type="string">
            <text:p text:style-name="P29">17:00</text:p>
          </table:table-cell>
          <table:table-cell table:style-name="Table3.A1" office:value-type="string">
            <text:p text:style-name="P15">Software specification inputs and outputs, finite state automaton, state descriptions</text:p>
          </table:table-cell>
          <table:table-cell table:style-name="Table3.E2" office:value-type="time" office:time-value="PT05H15M00S">
            <text:p text:style-name="P16">5:15</text:p>
          </table:table-cell>
        </table:table-row>
        <table:table-row>
          <table:table-cell table:style-name="Table3.A3" office:value-type="date" office:date-value="2015-03-10">
            <text:p text:style-name="P16">10-Mar</text:p>
          </table:table-cell>
          <table:table-cell table:style-name="Table3.A1" office:value-type="string">
            <text:p text:style-name="P28">10:30</text:p>
          </table:table-cell>
          <table:table-cell table:style-name="Table3.A1" office:value-type="string">
            <text:p text:style-name="P29">11:30</text:p>
          </table:table-cell>
          <table:table-cell table:style-name="Table3.A1" office:value-type="string">
            <text:p text:style-name="P15">Meeting</text:p>
          </table:table-cell>
          <table:table-cell table:style-name="Table3.E2" office:value-type="time" office:time-value="PT01H00M00S">
            <text:p text:style-name="P16">1:00</text:p>
          </table:table-cell>
        </table:table-row>
        <table:table-row>
          <table:table-cell table:style-name="Table3.A1" office:value-type="string">
            <text:p text:style-name="P20">10-Mar</text:p>
          </table:table-cell>
          <table:table-cell table:style-name="Table3.A1" office:value-type="string">
            <text:p text:style-name="P28">11:30</text:p>
          </table:table-cell>
          <table:table-cell table:style-name="Table3.A1" office:value-type="string">
            <text:p text:style-name="P29">16:30</text:p>
          </table:table-cell>
          <table:table-cell table:style-name="Table3.A1" office:value-type="string">
            <text:p text:style-name="P15">Software specification document layout, etc</text:p>
          </table:table-cell>
          <table:table-cell table:style-name="Table3.E2" office:value-type="time" office:time-value="PT05H00M00S">
            <text:p text:style-name="P16">5:00</text:p>
          </table:table-cell>
        </table:table-row>
        <table:table-row>
          <table:table-cell table:style-name="Table3.A3" office:value-type="date" office:date-value="2015-03-11">
            <text:p text:style-name="P16">11-Mar</text:p>
          </table:table-cell>
          <table:table-cell table:style-name="Table3.A1" office:value-type="string">
            <text:p text:style-name="P28">12:30</text:p>
          </table:table-cell>
          <table:table-cell table:style-name="Table3.A1" office:value-type="string">
            <text:p text:style-name="P29">18:30</text:p>
          </table:table-cell>
          <table:table-cell table:style-name="Table3.A1" office:value-type="string">
            <text:p text:style-name="P15">Software specification finalizing document, writing validations, documenting decisions</text:p>
          </table:table-cell>
          <table:table-cell table:style-name="Table3.E2" office:value-type="time" office:time-value="PT06H00M00S">
            <text:p text:style-name="P16">6:00</text:p>
          </table:table-cell>
        </table:table-row>
        <table:table-row>
          <table:table-cell table:style-name="Table3.A3" office:value-type="date" office:date-value="2015-03-13">
            <text:p text:style-name="P16">13-Mar</text:p>
          </table:table-cell>
          <table:table-cell table:style-name="Table3.A1" office:value-type="string">
            <text:p text:style-name="P28">10:30</text:p>
          </table:table-cell>
          <table:table-cell table:style-name="Table3.A1" office:value-type="string">
            <text:p text:style-name="P29">11:00</text:p>
          </table:table-cell>
          <table:table-cell table:style-name="Table3.A1" office:value-type="string">
            <text:p text:style-name="P15">Meeting</text:p>
          </table:table-cell>
          <table:table-cell table:style-name="Table3.E2" office:value-type="time" office:time-value="PT00H30M00S">
            <text:p text:style-name="P16">0:30</text:p>
          </table:table-cell>
        </table:table-row>
        <table:table-row>
          <table:table-cell table:style-name="Table3.A3" office:value-type="date" office:date-value="2015-03-13">
            <text:p text:style-name="P16">13-Mar</text:p>
          </table:table-cell>
          <table:table-cell table:style-name="Table3.A1" office:value-type="string">
            <text:p text:style-name="P28">11:00</text:p>
          </table:table-cell>
          <table:table-cell table:style-name="Table3.A1" office:value-type="string">
            <text:p text:style-name="P29">16:00</text:p>
          </table:table-cell>
          <table:table-cell table:style-name="Table3.A1" office:value-type="string">
            <text:p text:style-name="P15">SS revision based on feedback</text:p>
          </table:table-cell>
          <table:table-cell table:style-name="Table3.E2" office:value-type="time" office:time-value="PT05H00M00S">
            <text:p text:style-name="P16">5:00</text:p>
          </table:table-cell>
        </table:table-row>
        <table:table-row>
          <table:table-cell table:style-name="Table3.A3" office:value-type="date" office:date-value="2015-03-17">
            <text:p text:style-name="P16">17-Mar</text:p>
          </table:table-cell>
          <table:table-cell table:style-name="Table3.A1" office:value-type="string">
            <text:p text:style-name="P28">10:30</text:p>
          </table:table-cell>
          <table:table-cell table:style-name="Table3.A1" office:value-type="string">
            <text:p text:style-name="P29">11:00</text:p>
          </table:table-cell>
          <table:table-cell table:style-name="Table3.A1" office:value-type="string">
            <text:p text:style-name="P15">Meeting</text:p>
          </table:table-cell>
          <table:table-cell table:style-name="Table3.E2" office:value-type="time" office:time-value="PT00H30M00S">
            <text:p text:style-name="P16">0:30</text:p>
          </table:table-cell>
        </table:table-row>
        <table:table-row>
          <table:table-cell table:style-name="Table3.A3" office:value-type="date" office:date-value="2015-03-17">
            <text:p text:style-name="P16">17-Mar</text:p>
          </table:table-cell>
          <table:table-cell table:style-name="Table3.A1" office:value-type="string">
            <text:p text:style-name="P28">11:00</text:p>
          </table:table-cell>
          <table:table-cell table:style-name="Table3.A1" office:value-type="string">
            <text:p text:style-name="P29">15:00</text:p>
          </table:table-cell>
          <table:table-cell table:style-name="Table3.A1" office:value-type="string">
            <text:p text:style-name="P15">Software Design</text:p>
          </table:table-cell>
          <table:table-cell table:style-name="Table3.E2" office:value-type="time" office:time-value="PT04H00M00S">
            <text:p text:style-name="P16">4:00</text:p>
          </table:table-cell>
        </table:table-row>
        <table:table-row>
          <table:table-cell table:style-name="Table3.A3" office:value-type="date" office:date-value="2015-03-18">
            <text:p text:style-name="P16">18-Mar</text:p>
          </table:table-cell>
          <table:table-cell table:style-name="Table3.A1" office:value-type="string">
            <text:p text:style-name="P28">10:30</text:p>
          </table:table-cell>
          <table:table-cell table:style-name="Table3.A1" office:value-type="string">
            <text:p text:style-name="P29">15:00</text:p>
          </table:table-cell>
          <table:table-cell table:style-name="Table3.A1" office:value-type="string">
            <text:p text:style-name="P15">Software Design</text:p>
          </table:table-cell>
          <table:table-cell table:style-name="Table3.E2" office:value-type="time" office:time-value="PT04H30M00S">
            <text:p text:style-name="P16">4:30</text:p>
          </table:table-cell>
        </table:table-row>
        <table:table-row>
          <table:table-cell table:style-name="Table3.A3" office:value-type="date" office:date-value="2015-03-20">
            <text:p text:style-name="P16">20-Mar</text:p>
          </table:table-cell>
          <table:table-cell table:style-name="Table3.A1" office:value-type="string">
            <text:p text:style-name="P28">12:00</text:p>
          </table:table-cell>
          <table:table-cell table:style-name="Table3.A1" office:value-type="string">
            <text:p text:style-name="P30">15:00</text:p>
          </table:table-cell>
          <table:table-cell table:style-name="Table3.A1" office:value-type="string">
            <text:p text:style-name="P15">Logbook stuff for deliverable</text:p>
          </table:table-cell>
          <table:table-cell table:style-name="Table3.E2" office:value-type="time" office:time-value="PT00H00M00S">
            <text:p text:style-name="P16">0:00</text:p>
          </table:table-cell>
        </table:table-row>
      </table:table>
      <text:h text:style-name="P43" text:outline-level="1"><text:bookmark-start text:name="__RefHeading__6432_762430891"/>Stefan van den Berg<text:bookmark-end text:name="__RefHeading__6432_762430891"/></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5">Date</text:p>
          </table:table-cell>
          <table:table-cell table:style-name="Table4.A1" office:value-type="string">
            <text:p text:style-name="P15">Time Start</text:p>
          </table:table-cell>
          <table:table-cell table:style-name="Table4.A1" office:value-type="string">
            <text:p text:style-name="P15">Time Stop</text:p>
          </table:table-cell>
          <table:table-cell table:style-name="Table4.A1" office:value-type="string">
            <text:p text:style-name="P15">Action</text:p>
          </table:table-cell>
          <table:table-cell table:style-name="Table4.A1" office:value-type="string">
            <text:p text:style-name="P15">Time</text:p>
          </table:table-cell>
        </table:table-row>
        <table:table-row table:style-name="Table4.1">
          <table:table-cell table:style-name="Table4.A2" office:value-type="date" office:date-value="2015-02-03">
            <text:p text:style-name="P16">3-Feb</text:p>
          </table:table-cell>
          <table:table-cell table:style-name="Table4.B2" office:value-type="time" office:time-value="PT09H30M00S">
            <text:p text:style-name="P16">9:30</text:p>
          </table:table-cell>
          <table:table-cell table:style-name="Table4.B2" office:value-type="time" office:time-value="PT12H00M00S">
            <text:p text:style-name="P16">12:00</text:p>
          </table:table-cell>
          <table:table-cell table:style-name="Table4.A1" office:value-type="string">
            <text:p text:style-name="P15">Orientation</text:p>
          </table:table-cell>
          <table:table-cell table:style-name="Table4.B2" office:value-type="time" office:time-value="PT02H30M00S">
            <text:p text:style-name="P16">2:30</text:p>
          </table:table-cell>
        </table:table-row>
        <table:table-row table:style-name="Table4.1">
          <table:table-cell table:style-name="Table4.A2" office:value-type="date" office:date-value="2015-02-04">
            <text:p text:style-name="P16">4-Feb</text:p>
          </table:table-cell>
          <table:table-cell table:style-name="Table4.B2" office:value-type="time" office:time-value="PT12H45M00S">
            <text:p text:style-name="P16">12:45</text:p>
          </table:table-cell>
          <table:table-cell table:style-name="Table4.B2" office:value-type="time" office:time-value="PT14H10M00S">
            <text:p text:style-name="P16">14:10</text:p>
          </table:table-cell>
          <table:table-cell table:style-name="Table4.A1" office:value-type="string">
            <text:p text:style-name="P15">Indivual Assignment</text:p>
          </table:table-cell>
          <table:table-cell table:style-name="Table4.B2" office:value-type="time" office:time-value="PT01H25M00S">
            <text:p text:style-name="P16">1:25</text:p>
          </table:table-cell>
        </table:table-row>
        <table:table-row table:style-name="Table4.1">
          <table:table-cell table:style-name="Table4.A2" office:value-type="date" office:date-value="2015-02-05">
            <text:p text:style-name="P16">5-Feb</text:p>
          </table:table-cell>
          <table:table-cell table:style-name="Table4.B2" office:value-type="time" office:time-value="PT12H00M00S">
            <text:p text:style-name="P16">12:00</text:p>
          </table:table-cell>
          <table:table-cell table:style-name="Table4.B2" office:value-type="time" office:time-value="PT16H00M00S">
            <text:p text:style-name="P16">16:00</text:p>
          </table:table-cell>
          <table:table-cell table:style-name="Table4.A1" office:value-type="string">
            <text:p text:style-name="P15">Indivual Assignment</text:p>
          </table:table-cell>
          <table:table-cell table:style-name="Table4.B2" office:value-type="time" office:time-value="PT04H00M00S">
            <text:p text:style-name="P16">4:00</text:p>
          </table:table-cell>
        </table:table-row>
        <table:table-row table:style-name="Table4.1">
          <table:table-cell table:style-name="Table4.A2" office:value-type="date" office:date-value="2015-02-06">
            <text:p text:style-name="P16">6-Feb</text:p>
          </table:table-cell>
          <table:table-cell table:style-name="Table4.B2" office:value-type="time" office:time-value="PT08H30M00S">
            <text:p text:style-name="P16">8:30</text:p>
          </table:table-cell>
          <table:table-cell table:style-name="Table4.B2" office:value-type="time" office:time-value="PT15H15M00S">
            <text:p text:style-name="P16">15:15</text:p>
          </table:table-cell>
          <table:table-cell table:style-name="Table4.A1" office:value-type="string">
            <text:p text:style-name="P15">Orientation</text:p>
          </table:table-cell>
          <table:table-cell table:style-name="Table4.B2" office:value-type="time" office:time-value="PT06H45M00S">
            <text:p text:style-name="P16">6:45</text:p>
          </table:table-cell>
        </table:table-row>
        <table:table-row table:style-name="Table4.1">
          <table:table-cell table:style-name="Table4.A2" office:value-type="date" office:date-value="2015-02-10">
            <text:p text:style-name="P16">10-Feb</text:p>
          </table:table-cell>
          <table:table-cell table:style-name="Table4.B2" office:value-type="time" office:time-value="PT10H45M00S">
            <text:p text:style-name="P16">10:45</text:p>
          </table:table-cell>
          <table:table-cell table:style-name="Table4.B2" office:value-type="time" office:time-value="PT12H19M59S">
            <text:p text:style-name="P16">12:19</text:p>
          </table:table-cell>
          <table:table-cell table:style-name="Table4.A1" office:value-type="string">
            <text:p text:style-name="P15">Orientation</text:p>
          </table:table-cell>
          <table:table-cell table:style-name="Table4.B2" office:value-type="time" office:time-value="PT01H34M59S">
            <text:p text:style-name="P16">1:34</text:p>
          </table:table-cell>
        </table:table-row>
        <table:table-row table:style-name="Table4.1">
          <table:table-cell table:style-name="Table4.A2" office:value-type="date" office:date-value="2015-02-10">
            <text:p text:style-name="P16">10-Feb</text:p>
          </table:table-cell>
          <table:table-cell table:style-name="Table4.B2" office:value-type="time" office:time-value="PT12H30M00S">
            <text:p text:style-name="P16">12:30</text:p>
          </table:table-cell>
          <table:table-cell table:style-name="Table4.B2" office:value-type="time" office:time-value="PT13H00M00S">
            <text:p text:style-name="P16">13:00</text:p>
          </table:table-cell>
          <table:table-cell table:style-name="Table4.A1" office:value-type="string">
            <text:p text:style-name="P15">Meeting</text:p>
          </table:table-cell>
          <table:table-cell table:style-name="Table4.B2" office:value-type="time" office:time-value="PT00H30M00S">
            <text:p text:style-name="P16">0:30</text:p>
          </table:table-cell>
        </table:table-row>
        <table:table-row table:style-name="Table4.1">
          <table:table-cell table:style-name="Table4.A2" office:value-type="date" office:date-value="2015-02-10">
            <text:p text:style-name="P16">10-Feb</text:p>
          </table:table-cell>
          <table:table-cell table:style-name="Table4.B2" office:value-type="time" office:time-value="PT13H10M00S">
            <text:p text:style-name="P16">13:10</text:p>
          </table:table-cell>
          <table:table-cell table:style-name="Table4.B2" office:value-type="time" office:time-value="PT16H30M00S">
            <text:p text:style-name="P16">16:30</text:p>
          </table:table-cell>
          <table:table-cell table:style-name="Table4.A1" office:value-type="string">
            <text:p text:style-name="P15">Orientation</text:p>
          </table:table-cell>
          <table:table-cell table:style-name="Table4.B2" office:value-type="time" office:time-value="PT03H20M00S">
            <text:p text:style-name="P16">3:20</text:p>
          </table:table-cell>
        </table:table-row>
        <table:table-row table:style-name="Table4.1">
          <table:table-cell table:style-name="Table4.A2" office:value-type="date" office:date-value="2015-02-11">
            <text:p text:style-name="P16">11-Feb</text:p>
          </table:table-cell>
          <table:table-cell table:style-name="Table4.B2" office:value-type="time" office:time-value="PT12H45M00S">
            <text:p text:style-name="P16">12:45</text:p>
          </table:table-cell>
          <table:table-cell table:style-name="Table4.B2" office:value-type="time" office:time-value="PT18H19M59S">
            <text:p text:style-name="P16">18:19</text:p>
          </table:table-cell>
          <table:table-cell table:style-name="Table4.A1" office:value-type="string">
            <text:p text:style-name="P15">Orientation</text:p>
          </table:table-cell>
          <table:table-cell table:style-name="Table4.B2" office:value-type="time" office:time-value="PT05H34M59S">
            <text:p text:style-name="P16">5:34</text:p>
          </table:table-cell>
        </table:table-row>
        <table:table-row table:style-name="Table4.1">
          <table:table-cell table:style-name="Table4.A2" office:value-type="date" office:date-value="2015-02-11">
            <text:p text:style-name="P16">11-Feb</text:p>
          </table:table-cell>
          <table:table-cell table:style-name="Table4.B2" office:value-type="time" office:time-value="PT18H19M59S">
            <text:p text:style-name="P16">18:19</text:p>
          </table:table-cell>
          <table:table-cell table:style-name="Table4.B2" office:value-type="time" office:time-value="PT19H00M00S">
            <text:p text:style-name="P16">19:00</text:p>
          </table:table-cell>
          <table:table-cell table:style-name="Table4.A1" office:value-type="string">
            <text:p text:style-name="P15">Orientation</text:p>
          </table:table-cell>
          <table:table-cell table:style-name="Table4.B2" office:value-type="time" office:time-value="PT00H40M01S">
            <text:p text:style-name="P16">0:40</text:p>
          </table:table-cell>
        </table:table-row>
        <table:table-row table:style-name="Table4.1">
          <table:table-cell table:style-name="Table4.A2" office:value-type="date" office:date-value="2015-02-12">
            <text:p text:style-name="P16">12-Feb</text:p>
          </table:table-cell>
          <table:table-cell table:style-name="Table4.B2" office:value-type="time" office:time-value="PT16H30M00S">
            <text:p text:style-name="P16">16:30</text:p>
          </table:table-cell>
          <table:table-cell table:style-name="Table4.B2" office:value-type="time" office:time-value="PT16H45M00S">
            <text:p text:style-name="P16">16:45</text:p>
          </table:table-cell>
          <table:table-cell table:style-name="Table4.A1" office:value-type="string">
            <text:p text:style-name="P15">Orientation</text:p>
          </table:table-cell>
          <table:table-cell table:style-name="Table4.B2" office:value-type="time" office:time-value="PT00H15M00S">
            <text:p text:style-name="P16">0:15</text:p>
          </table:table-cell>
        </table:table-row>
        <table:table-row table:style-name="Table4.1">
          <table:table-cell table:style-name="Table4.A2" office:value-type="date" office:date-value="2015-02-12">
            <text:p text:style-name="P16">12-Feb</text:p>
          </table:table-cell>
          <table:table-cell table:style-name="Table4.B2" office:value-type="time" office:time-value="PT17H45M00S">
            <text:p text:style-name="P16">17:45</text:p>
          </table:table-cell>
          <table:table-cell table:style-name="Table4.B2" office:value-type="time" office:time-value="PT18H09M59S">
            <text:p text:style-name="P16">18:09</text:p>
          </table:table-cell>
          <table:table-cell table:style-name="Table4.A1" office:value-type="string">
            <text:p text:style-name="P15">Orientation</text:p>
          </table:table-cell>
          <table:table-cell table:style-name="Table4.B2" office:value-type="time" office:time-value="PT00H24M59S">
            <text:p text:style-name="P16">0:24</text:p>
          </table:table-cell>
        </table:table-row>
        <table:table-row table:style-name="Table4.1">
          <table:table-cell table:style-name="Table4.A2" office:value-type="date" office:date-value="2015-02-13">
            <text:p text:style-name="P16">13-Feb</text:p>
          </table:table-cell>
          <table:table-cell table:style-name="Table4.B2" office:value-type="time" office:time-value="PT13H00M00S">
            <text:p text:style-name="P16">13:00</text:p>
          </table:table-cell>
          <table:table-cell table:style-name="Table4.B2" office:value-type="time" office:time-value="PT13H25M00S">
            <text:p text:style-name="P16">13:25</text:p>
          </table:table-cell>
          <table:table-cell table:style-name="Table4.A1" office:value-type="string">
            <text:p text:style-name="P15">Misc (Reading Minutes)</text:p>
          </table:table-cell>
          <table:table-cell table:style-name="Table4.B2" office:value-type="time" office:time-value="PT00H25M00S">
            <text:p text:style-name="P16">0:25</text:p>
          </table:table-cell>
        </table:table-row>
        <table:table-row table:style-name="Table4.1">
          <table:table-cell table:style-name="Table4.A2" office:value-type="date" office:date-value="2015-02-15">
            <text:p text:style-name="P16">15-Feb</text:p>
          </table:table-cell>
          <table:table-cell table:style-name="Table4.B2" office:value-type="time" office:time-value="PT10H30M00S">
            <text:p text:style-name="P16">10:30</text:p>
          </table:table-cell>
          <table:table-cell table:style-name="Table4.B2" office:value-type="time" office:time-value="PT10H45M00S">
            <text:p text:style-name="P16">10:45</text:p>
          </table:table-cell>
          <table:table-cell table:style-name="Table4.A1" office:value-type="string">
            <text:p text:style-name="P15">Design of the Sorting Machine</text:p>
          </table:table-cell>
          <table:table-cell table:style-name="Table4.B2" office:value-type="time" office:time-value="PT00H15M00S">
            <text:p text:style-name="P16">0:15</text:p>
          </table:table-cell>
        </table:table-row>
        <table:table-row table:style-name="Table4.1">
          <table:table-cell table:style-name="Table4.A2" office:value-type="date" office:date-value="2015-02-24">
            <text:p text:style-name="P16">24-Feb</text:p>
          </table:table-cell>
          <table:table-cell table:style-name="Table4.B2" office:value-type="time" office:time-value="PT10H30M00S">
            <text:p text:style-name="P16">10:30</text:p>
          </table:table-cell>
          <table:table-cell table:style-name="Table4.B2" office:value-type="time" office:time-value="PT11H30M00S">
            <text:p text:style-name="P16">11:30</text:p>
          </table:table-cell>
          <table:table-cell table:style-name="Table4.A1" office:value-type="string">
            <text:p text:style-name="P15">Meeting</text:p>
          </table:table-cell>
          <table:table-cell table:style-name="Table4.B2" office:value-type="time" office:time-value="PT01H00M00S">
            <text:p text:style-name="P16">1:00</text:p>
          </table:table-cell>
        </table:table-row>
        <table:table-row table:style-name="Table4.1">
          <table:table-cell table:style-name="Table4.A2" office:value-type="date" office:date-value="2015-02-24">
            <text:p text:style-name="P16">24-Feb</text:p>
          </table:table-cell>
          <table:table-cell table:style-name="Table4.B2" office:value-type="time" office:time-value="PT11H30M00S">
            <text:p text:style-name="P16">11:30</text:p>
          </table:table-cell>
          <table:table-cell table:style-name="Table4.B2" office:value-type="time" office:time-value="PT16H30M00S">
            <text:p text:style-name="P16">16:30</text:p>
          </table:table-cell>
          <table:table-cell table:style-name="Table4.A1" office:value-type="string">
            <text:p text:style-name="P15">Design of the Sorting Machine</text:p>
          </table:table-cell>
          <table:table-cell table:style-name="Table4.B2" office:value-type="time" office:time-value="PT05H00M00S">
            <text:p text:style-name="P16">5:00</text:p>
          </table:table-cell>
        </table:table-row>
        <table:table-row table:style-name="Table4.1">
          <table:table-cell table:style-name="Table4.A2" office:value-type="date" office:date-value="2015-02-25">
            <text:p text:style-name="P16">25-Feb</text:p>
          </table:table-cell>
          <table:table-cell table:style-name="Table4.B2" office:value-type="time" office:time-value="PT12H00M00S">
            <text:p text:style-name="P16">12:00</text:p>
          </table:table-cell>
          <table:table-cell table:style-name="Table4.B2" office:value-type="time" office:time-value="PT17H00M00S">
            <text:p text:style-name="P16">17:00</text:p>
          </table:table-cell>
          <table:table-cell table:style-name="Table4.A1" office:value-type="string">
            <text:p text:style-name="P15">Design of the Sorting Machine</text:p>
          </table:table-cell>
          <table:table-cell table:style-name="Table4.B2" office:value-type="time" office:time-value="PT05H00M00S">
            <text:p text:style-name="P16">5:00</text:p>
          </table:table-cell>
        </table:table-row>
        <table:table-row table:style-name="Table4.1">
          <table:table-cell table:style-name="Table4.A2" office:value-type="date" office:date-value="2015-02-25">
            <text:p text:style-name="P16">25-Feb</text:p>
          </table:table-cell>
          <table:table-cell table:style-name="Table4.B2" office:value-type="time" office:time-value="PT22H00M00S">
            <text:p text:style-name="P16">22:00</text:p>
          </table:table-cell>
          <table:table-cell table:style-name="Table4.B2" office:value-type="time" office:time-value="PT23H00M00S">
            <text:p text:style-name="P16">23:00</text:p>
          </table:table-cell>
          <table:table-cell table:style-name="Table4.A1" office:value-type="string">
            <text:p text:style-name="P15">Design of the Sorting Machine</text:p>
          </table:table-cell>
          <table:table-cell table:style-name="Table4.B2" office:value-type="time" office:time-value="PT01H00M00S">
            <text:p text:style-name="P16">1:00</text:p>
          </table:table-cell>
        </table:table-row>
        <table:table-row table:style-name="Table4.1">
          <table:table-cell table:style-name="Table4.A2" office:value-type="date" office:date-value="2015-02-27">
            <text:p text:style-name="P16">27-Feb</text:p>
          </table:table-cell>
          <table:table-cell table:style-name="Table4.B2" office:value-type="time" office:time-value="PT09H00M00S">
            <text:p text:style-name="P16">9:00</text:p>
          </table:table-cell>
          <table:table-cell table:style-name="Table4.B2" office:value-type="time" office:time-value="PT09H45M00S">
            <text:p text:style-name="P16">9:45</text:p>
          </table:table-cell>
          <table:table-cell table:style-name="Table4.A1" office:value-type="string">
            <text:p text:style-name="P15">Presentation</text:p>
          </table:table-cell>
          <table:table-cell table:style-name="Table4.B2" office:value-type="time" office:time-value="PT00H45M00S">
            <text:p text:style-name="P16">0:45</text:p>
          </table:table-cell>
        </table:table-row>
        <table:table-row table:style-name="Table4.1">
          <table:table-cell table:style-name="Table4.A2" office:value-type="date" office:date-value="2015-02-27">
            <text:p text:style-name="P16">27-Feb</text:p>
          </table:table-cell>
          <table:table-cell table:style-name="Table4.B2" office:value-type="time" office:time-value="PT10H00M00S">
            <text:p text:style-name="P16">10:00</text:p>
          </table:table-cell>
          <table:table-cell table:style-name="Table4.B2" office:value-type="time" office:time-value="PT11H00M00S">
            <text:p text:style-name="P16">11:00</text:p>
          </table:table-cell>
          <table:table-cell table:style-name="Table4.A1" office:value-type="string">
            <text:p text:style-name="P15">Presentation</text:p>
          </table:table-cell>
          <table:table-cell table:style-name="Table4.B2" office:value-type="time" office:time-value="PT01H00M00S">
            <text:p text:style-name="P16">1:00</text:p>
          </table:table-cell>
        </table:table-row>
        <table:table-row table:style-name="Table4.1">
          <table:table-cell table:style-name="Table4.A2" office:value-type="date" office:date-value="2015-02-27">
            <text:p text:style-name="P16">27-Feb</text:p>
          </table:table-cell>
          <table:table-cell table:style-name="Table4.B2" office:value-type="time" office:time-value="PT11H00M00S">
            <text:p text:style-name="P16">11:00</text:p>
          </table:table-cell>
          <table:table-cell table:style-name="Table4.B2" office:value-type="time" office:time-value="PT11H30M00S">
            <text:p text:style-name="P16">11:30</text:p>
          </table:table-cell>
          <table:table-cell table:style-name="Table4.A1" office:value-type="string">
            <text:p text:style-name="P15">Meeting</text:p>
          </table:table-cell>
          <table:table-cell table:style-name="Table4.B2" office:value-type="time" office:time-value="PT00H30M00S">
            <text:p text:style-name="P16">0:30</text:p>
          </table:table-cell>
        </table:table-row>
        <table:table-row table:style-name="Table4.1">
          <table:table-cell table:style-name="Table4.A2" office:value-type="date" office:date-value="2015-02-27">
            <text:p text:style-name="P16">27-Feb</text:p>
          </table:table-cell>
          <table:table-cell table:style-name="Table4.B2" office:value-type="time" office:time-value="PT11H30M00S">
            <text:p text:style-name="P16">11:30</text:p>
          </table:table-cell>
          <table:table-cell table:style-name="Table4.B2" office:value-type="time" office:time-value="PT16H30M00S">
            <text:p text:style-name="P16">16:30</text:p>
          </table:table-cell>
          <table:table-cell table:style-name="Table4.A1" office:value-type="string">
            <text:p text:style-name="P15">Design of the Sorting Machine</text:p>
          </table:table-cell>
          <table:table-cell table:style-name="Table4.B2" office:value-type="time" office:time-value="PT05H00M00S">
            <text:p text:style-name="P16">5:00</text:p>
          </table:table-cell>
        </table:table-row>
        <table:table-row table:style-name="Table4.1">
          <table:table-cell table:style-name="Table4.A2" office:value-type="date" office:date-value="2015-02-28">
            <text:p text:style-name="P16">28-Feb</text:p>
          </table:table-cell>
          <table:table-cell table:style-name="Table4.B2" office:value-type="time" office:time-value="PT11H30M00S">
            <text:p text:style-name="P16">11:30</text:p>
          </table:table-cell>
          <table:table-cell table:style-name="Table4.B2" office:value-type="time" office:time-value="PT12H30M00S">
            <text:p text:style-name="P16">12:30</text:p>
          </table:table-cell>
          <table:table-cell table:style-name="Table4.A1" office:value-type="string">
            <text:p text:style-name="P15">Design of the Sorting Machine</text:p>
          </table:table-cell>
          <table:table-cell table:style-name="Table4.B2" office:value-type="time" office:time-value="PT01H00M00S">
            <text:p text:style-name="P16">1:00</text:p>
          </table:table-cell>
        </table:table-row>
        <table:table-row table:style-name="Table4.1">
          <table:table-cell table:style-name="Table4.A2" office:value-type="date" office:date-value="2015-02-28">
            <text:p text:style-name="P16">28-Feb</text:p>
          </table:table-cell>
          <table:table-cell table:style-name="Table4.B2" office:value-type="time" office:time-value="PT17H45M00S">
            <text:p text:style-name="P16">17:45</text:p>
          </table:table-cell>
          <table:table-cell table:style-name="Table4.B2" office:value-type="time" office:time-value="PT18H15M00S">
            <text:p text:style-name="P16">18:15</text:p>
          </table:table-cell>
          <table:table-cell table:style-name="Table4.A1" office:value-type="string">
            <text:p text:style-name="P15">Design of the Sorting Machine</text:p>
          </table:table-cell>
          <table:table-cell table:style-name="Table4.B2" office:value-type="time" office:time-value="PT00H30M00S">
            <text:p text:style-name="P16">0:30</text:p>
          </table:table-cell>
        </table:table-row>
        <table:table-row table:style-name="Table4.1">
          <table:table-cell table:style-name="Table4.A2" office:value-type="date" office:date-value="2015-03-03">
            <text:p text:style-name="P16">3-Mar</text:p>
          </table:table-cell>
          <table:table-cell table:style-name="Table4.B2" office:value-type="time" office:time-value="PT10H30M00S">
            <text:p text:style-name="P16">10:30</text:p>
          </table:table-cell>
          <table:table-cell table:style-name="Table4.B2" office:value-type="time" office:time-value="PT10H50M00S">
            <text:p text:style-name="P16">10:50</text:p>
          </table:table-cell>
          <table:table-cell table:style-name="Table4.A1" office:value-type="string">
            <text:p text:style-name="P15">Meeting</text:p>
          </table:table-cell>
          <table:table-cell table:style-name="Table4.B2" office:value-type="time" office:time-value="PT00H20M00S">
            <text:p text:style-name="P16">0:20</text:p>
          </table:table-cell>
        </table:table-row>
        <table:table-row table:style-name="Table4.1">
          <table:table-cell table:style-name="Table4.A2" office:value-type="date" office:date-value="2015-03-03">
            <text:p text:style-name="P16">3-Mar</text:p>
          </table:table-cell>
          <table:table-cell table:style-name="Table4.B2" office:value-type="time" office:time-value="PT11H00M00S">
            <text:p text:style-name="P16">11:00</text:p>
          </table:table-cell>
          <table:table-cell table:style-name="Table4.B2" office:value-type="time" office:time-value="PT13H30M00S">
            <text:p text:style-name="P16">13:30</text:p>
          </table:table-cell>
          <table:table-cell table:style-name="Table4.A1" office:value-type="string">
            <text:p text:style-name="P15">Worked on Machine interface</text:p>
          </table:table-cell>
          <table:table-cell table:style-name="Table4.B2" office:value-type="time" office:time-value="PT02H30M00S">
            <text:p text:style-name="P16">2:30</text:p>
          </table:table-cell>
        </table:table-row>
        <table:table-row table:style-name="Table4.1">
          <table:table-cell table:style-name="Table4.A2" office:value-type="date" office:date-value="2015-03-03">
            <text:p text:style-name="P16">3-Mar</text:p>
          </table:table-cell>
          <table:table-cell table:style-name="Table4.B2" office:value-type="time" office:time-value="PT13H15M00S">
            <text:p text:style-name="P16">13:15</text:p>
          </table:table-cell>
          <table:table-cell table:style-name="Table4.B2" office:value-type="time" office:time-value="PT14H30M00S">
            <text:p text:style-name="P16">14:30</text:p>
          </table:table-cell>
          <table:table-cell table:style-name="Table4.A1" office:value-type="string">
            <text:p text:style-name="P15">Worked on Machine interface</text:p>
          </table:table-cell>
          <table:table-cell table:style-name="Table4.B2" office:value-type="time" office:time-value="PT01H15M00S">
            <text:p text:style-name="P16">1:15</text:p>
          </table:table-cell>
        </table:table-row>
        <table:table-row table:style-name="Table4.1">
          <table:table-cell table:style-name="Table4.A2" office:value-type="date" office:date-value="2015-03-03">
            <text:p text:style-name="P16">3-Mar</text:p>
          </table:table-cell>
          <table:table-cell table:style-name="Table4.B2" office:value-type="time" office:time-value="PT14H30M00S">
            <text:p text:style-name="P16">14:30</text:p>
          </table:table-cell>
          <table:table-cell table:style-name="Table4.B2" office:value-type="time" office:time-value="PT14H45M00S">
            <text:p text:style-name="P16">14:45</text:p>
          </table:table-cell>
          <table:table-cell table:style-name="Table4.A1" office:value-type="string">
            <text:p text:style-name="P15">Helped tudor with Test cases</text:p>
          </table:table-cell>
          <table:table-cell table:style-name="Table4.B2" office:value-type="time" office:time-value="PT00H15M00S">
            <text:p text:style-name="P16">0:15</text:p>
          </table:table-cell>
        </table:table-row>
        <table:table-row table:style-name="Table4.1">
          <table:table-cell table:style-name="Table4.A2" office:value-type="date" office:date-value="2015-03-03">
            <text:p text:style-name="P16">3-Mar</text:p>
          </table:table-cell>
          <table:table-cell table:style-name="Table4.B2" office:value-type="time" office:time-value="PT14H45M00S">
            <text:p text:style-name="P16">14:45</text:p>
          </table:table-cell>
          <table:table-cell table:style-name="Table4.B2" office:value-type="time" office:time-value="PT17H00M00S">
            <text:p text:style-name="P16">17:00</text:p>
          </table:table-cell>
          <table:table-cell table:style-name="Table4.A1" office:value-type="string">
            <text:p text:style-name="P15">Help on the Work plan</text:p>
          </table:table-cell>
          <table:table-cell table:style-name="Table4.B2" office:value-type="time" office:time-value="PT02H15M00S">
            <text:p text:style-name="P16">2:15</text:p>
          </table:table-cell>
        </table:table-row>
        <table:table-row table:style-name="Table4.1">
          <table:table-cell table:style-name="Table4.A2" office:value-type="date" office:date-value="2015-03-04">
            <text:p text:style-name="P16">4-Mar</text:p>
          </table:table-cell>
          <table:table-cell table:style-name="Table4.B2" office:value-type="time" office:time-value="PT13H00M00S">
            <text:p text:style-name="P16">13:00</text:p>
          </table:table-cell>
          <table:table-cell table:style-name="Table4.B2" office:value-type="time" office:time-value="PT15H00M00S">
            <text:p text:style-name="P16">15:00</text:p>
          </table:table-cell>
          <table:table-cell table:style-name="Table4.A1" office:value-type="string">
            <text:p text:style-name="P15">Inputs and outputs + dependencies</text:p>
          </table:table-cell>
          <table:table-cell table:style-name="Table4.B2" office:value-type="time" office:time-value="PT02H00M00S">
            <text:p text:style-name="P16">2:00</text:p>
          </table:table-cell>
        </table:table-row>
        <table:table-row table:style-name="Table4.1">
          <table:table-cell table:style-name="Table4.A2" office:value-type="date" office:date-value="2015-03-04">
            <text:p text:style-name="P16">4-Mar</text:p>
          </table:table-cell>
          <table:table-cell table:style-name="Table4.B2" office:value-type="time" office:time-value="PT15H00M00S">
            <text:p text:style-name="P16">15:00</text:p>
          </table:table-cell>
          <table:table-cell table:style-name="Table4.B2" office:value-type="time" office:time-value="PT17H00M00S">
            <text:p text:style-name="P16">17:00</text:p>
          </table:table-cell>
          <table:table-cell table:style-name="Table4.A1" office:value-type="string">
            <text:p text:style-name="P15">Worked on validation and test case of the Machine Design</text:p>
          </table:table-cell>
          <table:table-cell table:style-name="Table4.B2" office:value-type="time" office:time-value="PT02H00M00S">
            <text:p text:style-name="P16">2:00</text:p>
          </table:table-cell>
        </table:table-row>
        <table:table-row table:style-name="Table4.1">
          <table:table-cell table:style-name="Table4.A2" office:value-type="date" office:date-value="2015-03-04">
            <text:p text:style-name="P16">4-Mar</text:p>
          </table:table-cell>
          <table:table-cell table:style-name="Table4.B2" office:value-type="time" office:time-value="PT19H00M00S">
            <text:p text:style-name="P16">19:00</text:p>
          </table:table-cell>
          <table:table-cell table:style-name="Table4.B2" office:value-type="time" office:time-value="PT19H20M00S">
            <text:p text:style-name="P16">19:20</text:p>
          </table:table-cell>
          <table:table-cell table:style-name="Table4.A1" office:value-type="string">
            <text:p text:style-name="P15">Put together files for the Machine Design</text:p>
          </table:table-cell>
          <table:table-cell table:style-name="Table4.B2" office:value-type="time" office:time-value="PT00H20M00S">
            <text:p text:style-name="P16">0:20</text:p>
          </table:table-cell>
        </table:table-row>
        <table:table-row table:style-name="Table4.1">
          <table:table-cell table:style-name="Table4.A2" office:value-type="date" office:date-value="2015-03-06">
            <text:p text:style-name="P16">6-Mar</text:p>
          </table:table-cell>
          <table:table-cell table:style-name="Table4.B2" office:value-type="time" office:time-value="PT10H30M00S">
            <text:p text:style-name="P16">10:30</text:p>
          </table:table-cell>
          <table:table-cell table:style-name="Table4.B2" office:value-type="time" office:time-value="PT11H30M00S">
            <text:p text:style-name="P16">11:30</text:p>
          </table:table-cell>
          <table:table-cell table:style-name="Table4.A1" office:value-type="string">
            <text:p text:style-name="P15">Meeting</text:p>
          </table:table-cell>
          <table:table-cell table:style-name="Table4.B2" office:value-type="time" office:time-value="PT01H00M00S">
            <text:p text:style-name="P16">1:00</text:p>
          </table:table-cell>
        </table:table-row>
        <table:table-row table:style-name="Table4.1">
          <table:table-cell table:style-name="Table4.A2" office:value-type="date" office:date-value="2015-03-06">
            <text:p text:style-name="P16">6-Mar</text:p>
          </table:table-cell>
          <table:table-cell table:style-name="Table4.B2" office:value-type="time" office:time-value="PT11H30M00S">
            <text:p text:style-name="P16">11:30</text:p>
          </table:table-cell>
          <table:table-cell table:style-name="Table4.B2" office:value-type="time" office:time-value="PT13H00M00S">
            <text:p text:style-name="P16">13:00</text:p>
          </table:table-cell>
          <table:table-cell table:style-name="Table4.A1" office:value-type="string">
            <text:p text:style-name="P15">Helped with the state diagram</text:p>
          </table:table-cell>
          <table:table-cell table:style-name="Table4.B2" office:value-type="time" office:time-value="PT01H30M00S">
            <text:p text:style-name="P16">1:30</text:p>
          </table:table-cell>
        </table:table-row>
        <table:table-row table:style-name="Table4.1">
          <table:table-cell table:style-name="Table4.A2" office:value-type="date" office:date-value="2015-03-06">
            <text:p text:style-name="P16">6-Mar</text:p>
          </table:table-cell>
          <table:table-cell table:style-name="Table4.B2" office:value-type="time" office:time-value="PT13H15M00S">
            <text:p text:style-name="P16">13:15</text:p>
          </table:table-cell>
          <table:table-cell table:style-name="Table4.B2" office:value-type="time" office:time-value="PT15H30M00S">
            <text:p text:style-name="P16">15:30</text:p>
          </table:table-cell>
          <table:table-cell table:style-name="Table4.A1" office:value-type="string">
            <text:p text:style-name="P15">Learned UPPAAL worked on the UPPAAL model</text:p>
          </table:table-cell>
          <table:table-cell table:style-name="Table4.B2" office:value-type="time" office:time-value="PT02H15M00S">
            <text:p text:style-name="P16">2:15</text:p>
          </table:table-cell>
        </table:table-row>
        <table:table-row table:style-name="Table4.1">
          <table:table-cell table:style-name="Table4.A2" office:value-type="date" office:date-value="2015-03-08">
            <text:p text:style-name="P16">8-Mar</text:p>
          </table:table-cell>
          <table:table-cell table:style-name="Table4.B2" office:value-type="time" office:time-value="PT11H00M00S">
            <text:p text:style-name="P16">11:00</text:p>
          </table:table-cell>
          <table:table-cell table:style-name="Table4.B2" office:value-type="time" office:time-value="PT11H30M00S">
            <text:p text:style-name="P16">11:30</text:p>
          </table:table-cell>
          <table:table-cell table:style-name="Table4.A1" office:value-type="string">
            <text:p text:style-name="P15">Worked on UPPAAL</text:p>
          </table:table-cell>
          <table:table-cell table:style-name="Table4.B2" office:value-type="time" office:time-value="PT00H30M00S">
            <text:p text:style-name="P16">0:30</text:p>
          </table:table-cell>
        </table:table-row>
        <table:table-row table:style-name="Table4.1">
          <table:table-cell table:style-name="Table4.A2" office:value-type="date" office:date-value="2015-03-10">
            <text:p text:style-name="P16">10-Mar</text:p>
          </table:table-cell>
          <table:table-cell table:style-name="Table4.B2" office:value-type="time" office:time-value="PT10H30M00S">
            <text:p text:style-name="P16">10:30</text:p>
          </table:table-cell>
          <table:table-cell table:style-name="Table4.B2" office:value-type="time" office:time-value="PT11H00M00S">
            <text:p text:style-name="P16">11:00</text:p>
          </table:table-cell>
          <table:table-cell table:style-name="Table4.A1" office:value-type="string">
            <text:p text:style-name="P15">Meeting</text:p>
          </table:table-cell>
          <table:table-cell table:style-name="Table4.B2" office:value-type="time" office:time-value="PT00H30M00S">
            <text:p text:style-name="P16">0:30</text:p>
          </table:table-cell>
        </table:table-row>
        <table:table-row table:style-name="Table4.1">
          <table:table-cell table:style-name="Table4.A2" office:value-type="date" office:date-value="2015-03-10">
            <text:p text:style-name="P16">10-Mar</text:p>
          </table:table-cell>
          <table:table-cell table:style-name="Table4.B2" office:value-type="time" office:time-value="PT11H00M00S">
            <text:p text:style-name="P16">11:00</text:p>
          </table:table-cell>
          <table:table-cell table:style-name="Table4.B2" office:value-type="time" office:time-value="PT16H00M00S">
            <text:p text:style-name="P16">16:00</text:p>
          </table:table-cell>
          <table:table-cell table:style-name="Table4.A1" office:value-type="string">
            <text:p text:style-name="P15">Worked on UPPAAL</text:p>
          </table:table-cell>
          <table:table-cell table:style-name="Table4.B2" office:value-type="time" office:time-value="PT05H00M00S">
            <text:p text:style-name="P16">5:00</text:p>
          </table:table-cell>
        </table:table-row>
        <table:table-row table:style-name="Table4.1">
          <table:table-cell table:style-name="Table4.A2" office:value-type="date" office:date-value="2015-03-11">
            <text:p text:style-name="P16">11-Mar</text:p>
          </table:table-cell>
          <table:table-cell table:style-name="Table4.B2" office:value-type="time" office:time-value="PT12H45M00S">
            <text:p text:style-name="P16">12:45</text:p>
          </table:table-cell>
          <table:table-cell table:style-name="Table4.B2" office:value-type="time" office:time-value="PT13H30M00S">
            <text:p text:style-name="P16">13:30</text:p>
          </table:table-cell>
          <table:table-cell table:style-name="Table4.A1" office:value-type="string">
            <text:p text:style-name="P15">Finished UPPAAL</text:p>
          </table:table-cell>
          <table:table-cell table:style-name="Table4.B2" office:value-type="time" office:time-value="PT00H45M00S">
            <text:p text:style-name="P16">0:45</text:p>
          </table:table-cell>
        </table:table-row>
        <table:table-row table:style-name="Table4.1">
          <table:table-cell table:style-name="Table4.A2" office:value-type="date" office:date-value="2015-03-11">
            <text:p text:style-name="P16">11-Mar</text:p>
          </table:table-cell>
          <table:table-cell table:style-name="Table4.B2" office:value-type="time" office:time-value="PT13H30M00S">
            <text:p text:style-name="P16">13:30</text:p>
          </table:table-cell>
          <table:table-cell table:style-name="Table4.B2" office:value-type="time" office:time-value="PT18H00M00S">
            <text:p text:style-name="P16">18:00</text:p>
          </table:table-cell>
          <table:table-cell table:style-name="Table4.A1" office:value-type="string">
            <text:p text:style-name="P15">Helped finishing software specifications</text:p>
          </table:table-cell>
          <table:table-cell table:style-name="Table4.B2" office:value-type="time" office:time-value="PT04H30M00S">
            <text:p text:style-name="P16">4:30</text:p>
          </table:table-cell>
        </table:table-row>
        <table:table-row table:style-name="Table4.1">
          <table:table-cell table:style-name="Table4.A2" office:value-type="date" office:date-value="2015-03-13">
            <text:p text:style-name="P16">13-Mar</text:p>
          </table:table-cell>
          <table:table-cell table:style-name="Table4.B2" office:value-type="time" office:time-value="PT10H30M00S">
            <text:p text:style-name="P16">10:30</text:p>
          </table:table-cell>
          <table:table-cell table:style-name="Table4.B2" office:value-type="time" office:time-value="PT11H15M00S">
            <text:p text:style-name="P16">11:15</text:p>
          </table:table-cell>
          <table:table-cell table:style-name="Table4.A1" office:value-type="string">
            <text:p text:style-name="P15">meeting</text:p>
          </table:table-cell>
          <table:table-cell table:style-name="Table4.B2" office:value-type="time" office:time-value="PT00H45M00S">
            <text:p text:style-name="P16">0:45</text:p>
          </table:table-cell>
        </table:table-row>
        <table:table-row table:style-name="Table4.1">
          <table:table-cell table:style-name="Table4.A2" office:value-type="date" office:date-value="2015-03-13">
            <text:p text:style-name="P16">13-Mar</text:p>
          </table:table-cell>
          <table:table-cell table:style-name="Table4.B2" office:value-type="time" office:time-value="PT11H15M00S">
            <text:p text:style-name="P16">11:15</text:p>
          </table:table-cell>
          <table:table-cell table:style-name="Table4.B2" office:value-type="time" office:time-value="PT16H00M00S">
            <text:p text:style-name="P16">16:00</text:p>
          </table:table-cell>
          <table:table-cell table:style-name="Table4.A1" office:value-type="string">
            <text:p text:style-name="P15">Improved software specifications</text:p>
          </table:table-cell>
          <table:table-cell table:style-name="Table4.B2" office:value-type="time" office:time-value="PT04H45M00S">
            <text:p text:style-name="P16">4:45</text:p>
          </table:table-cell>
        </table:table-row>
      </table:table>
      <text:h text:style-name="P38" text:outline-level="1"><text:bookmark-start text:name="__RefHeading__6434_762430891"/><text:soft-page-break/>Tudor P<text:bookmark-end text:name="__RefHeading__6434_762430891"/></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5">Date</text:p>
          </table:table-cell>
          <table:table-cell table:style-name="Table5.A1" office:value-type="string">
            <text:p text:style-name="P15">Time Start</text:p>
          </table:table-cell>
          <table:table-cell table:style-name="Table5.A1" office:value-type="string">
            <text:p text:style-name="P15">Time Stop</text:p>
          </table:table-cell>
          <table:table-cell table:style-name="Table5.A1" office:value-type="string">
            <text:p text:style-name="P15">Action</text:p>
          </table:table-cell>
          <table:table-cell table:style-name="Table5.A1" office:value-type="string">
            <text:p text:style-name="P15">Time</text:p>
          </table:table-cell>
          <table:table-cell table:style-name="Table5.A1" office:value-type="string">
            <text:p text:style-name="P15">Previous</text:p>
          </table:table-cell>
        </table:table-row>
        <table:table-row>
          <table:table-cell table:style-name="Table5.A2" office:value-type="date" office:date-value="2015-02-06">
            <text:p text:style-name="P26">6-Feb</text:p>
          </table:table-cell>
          <table:table-cell table:style-name="Table5.B2" office:value-type="time" office:time-value="PT10H30M00S">
            <text:p text:style-name="P26">10:30</text:p>
          </table:table-cell>
          <table:table-cell table:style-name="Table5.B2" office:value-type="time" office:time-value="PT10H50M00S">
            <text:p text:style-name="P26">10:50</text:p>
          </table:table-cell>
          <table:table-cell table:style-name="Table5.A1" office:value-type="string">
            <text:p text:style-name="P27">Meeting</text:p>
          </table:table-cell>
          <table:table-cell table:style-name="Table5.B2" office:value-type="time" office:time-value="PT00H20M00S">
            <text:p text:style-name="P16">0:20</text:p>
          </table:table-cell>
          <table:table-cell table:style-name="Table5.F2" office:value-type="float" office:value="0">
            <text:p text:style-name="P16">0</text:p>
          </table:table-cell>
        </table:table-row>
        <table:table-row>
          <table:table-cell table:style-name="Table5.A2" office:value-type="date" office:date-value="2015-02-06">
            <text:p text:style-name="P26">6-Feb</text:p>
          </table:table-cell>
          <table:table-cell table:style-name="Table5.B2" office:value-type="time" office:time-value="PT11H00M00S">
            <text:p text:style-name="P26">11:00</text:p>
          </table:table-cell>
          <table:table-cell table:style-name="Table5.B2" office:value-type="time" office:time-value="PT15H15M00S">
            <text:p text:style-name="P26">15:15</text:p>
          </table:table-cell>
          <table:table-cell table:style-name="Table5.A1" office:value-type="string">
            <text:p text:style-name="P27">Work Plan</text:p>
          </table:table-cell>
          <table:table-cell table:style-name="Table5.B2" office:value-type="time" office:time-value="PT04H15M00S">
            <text:p text:style-name="P16">4:15</text:p>
          </table:table-cell>
          <table:table-cell table:style-name="Table5.F2" office:value-type="float" office:value="0">
            <text:p text:style-name="P16">0</text:p>
          </table:table-cell>
        </table:table-row>
        <table:table-row>
          <table:table-cell table:style-name="Table5.A2" office:value-type="date" office:date-value="2015-02-13">
            <text:p text:style-name="P26">13-Feb</text:p>
          </table:table-cell>
          <table:table-cell table:style-name="Table5.B2" office:value-type="time" office:time-value="PT11H15M00S">
            <text:p text:style-name="P26">11:15</text:p>
          </table:table-cell>
          <table:table-cell table:style-name="Table5.B2" office:value-type="time" office:time-value="PT14H45M00S">
            <text:p text:style-name="P26">14:45</text:p>
          </table:table-cell>
          <table:table-cell table:style-name="Table5.A1" office:value-type="string">
            <text:p text:style-name="P27">Work Plan</text:p>
          </table:table-cell>
          <table:table-cell table:style-name="Table5.B2" office:value-type="time" office:time-value="PT03H30M00S">
            <text:p text:style-name="P16">3:30</text:p>
          </table:table-cell>
          <table:table-cell table:style-name="Table5.F2" office:value-type="float" office:value="1">
            <text:p text:style-name="P16">1</text:p>
          </table:table-cell>
        </table:table-row>
        <table:table-row>
          <table:table-cell table:style-name="Table5.A2" office:value-type="date" office:date-value="2015-03-03">
            <text:p text:style-name="P26">3-Mar</text:p>
          </table:table-cell>
          <table:table-cell table:style-name="Table5.B2" office:value-type="time" office:time-value="PT10H30M00S">
            <text:p text:style-name="P26">10:30</text:p>
          </table:table-cell>
          <table:table-cell table:style-name="Table5.B2" office:value-type="time" office:time-value="PT10H50M00S">
            <text:p text:style-name="P26">10:50</text:p>
          </table:table-cell>
          <table:table-cell table:style-name="Table5.A1" office:value-type="string">
            <text:p text:style-name="P27">Meeting</text:p>
          </table:table-cell>
          <table:table-cell table:style-name="Table5.B2" office:value-type="time" office:time-value="PT00H20M00S">
            <text:p text:style-name="P16">0:20</text:p>
          </table:table-cell>
          <table:table-cell table:style-name="Table5.F2" office:value-type="float" office:value="0">
            <text:p text:style-name="P16">0</text:p>
          </table:table-cell>
        </table:table-row>
        <table:table-row>
          <table:table-cell table:style-name="Table5.A2" office:value-type="date" office:date-value="2015-03-03">
            <text:p text:style-name="P26">3-Mar</text:p>
          </table:table-cell>
          <table:table-cell table:style-name="Table5.B2" office:value-type="time" office:time-value="PT11H00M00S">
            <text:p text:style-name="P26">11:00</text:p>
          </table:table-cell>
          <table:table-cell table:style-name="Table5.B2" office:value-type="time" office:time-value="PT15H30M00S">
            <text:p text:style-name="P26">15:30</text:p>
          </table:table-cell>
          <table:table-cell table:style-name="Table5.A1" office:value-type="string">
            <text:p text:style-name="P27">Machine Design</text:p>
          </table:table-cell>
          <table:table-cell table:style-name="Table5.B2" office:value-type="time" office:time-value="PT04H30M00S">
            <text:p text:style-name="P16">4:30</text:p>
          </table:table-cell>
          <table:table-cell table:style-name="Table5.F2" office:value-type="float" office:value="0">
            <text:p text:style-name="P16">0</text:p>
          </table:table-cell>
        </table:table-row>
        <table:table-row>
          <table:table-cell table:style-name="Table5.A2" office:value-type="date" office:date-value="2015-03-04">
            <text:p text:style-name="P26">4-Mar</text:p>
          </table:table-cell>
          <table:table-cell table:style-name="Table5.B2" office:value-type="time" office:time-value="PT16H00M00S">
            <text:p text:style-name="P26">16:00</text:p>
          </table:table-cell>
          <table:table-cell table:style-name="Table5.B2" office:value-type="time" office:time-value="PT17H00M00S">
            <text:p text:style-name="P26">17:00</text:p>
          </table:table-cell>
          <table:table-cell table:style-name="Table5.A1" office:value-type="string">
            <text:p text:style-name="P27">System Validation and Testing(Machine Design)</text:p>
          </table:table-cell>
          <table:table-cell table:style-name="Table5.B2" office:value-type="time" office:time-value="PT01H00M00S">
            <text:p text:style-name="P22">1:00</text:p>
          </table:table-cell>
          <table:table-cell table:style-name="Table5.F2" office:value-type="float" office:value="1">
            <text:p text:style-name="P16">1</text:p>
          </table:table-cell>
        </table:table-row>
        <table:table-row>
          <table:table-cell table:style-name="Table5.A2" office:value-type="date" office:date-value="2015-03-06">
            <text:p text:style-name="P26">6-Mar</text:p>
          </table:table-cell>
          <table:table-cell table:style-name="Table5.B2" office:value-type="time" office:time-value="PT10H30M00S">
            <text:p text:style-name="P26">10:30</text:p>
          </table:table-cell>
          <table:table-cell table:style-name="Table5.B2" office:value-type="time" office:time-value="PT11H30M00S">
            <text:p text:style-name="P26">11:30</text:p>
          </table:table-cell>
          <table:table-cell table:style-name="Table5.A1" office:value-type="string">
            <text:p text:style-name="P27">Meeting</text:p>
          </table:table-cell>
          <table:table-cell table:style-name="Table5.B2" office:value-type="time" office:time-value="PT01H00M00S">
            <text:p text:style-name="P23">1:00</text:p>
          </table:table-cell>
          <table:table-cell table:style-name="Table5.F2" office:value-type="float" office:value="0">
            <text:p text:style-name="P16">0</text:p>
          </table:table-cell>
        </table:table-row>
        <table:table-row>
          <table:table-cell table:style-name="Table5.A2" office:value-type="date" office:date-value="2015-03-06">
            <text:p text:style-name="P26">6-Mar</text:p>
          </table:table-cell>
          <table:table-cell table:style-name="Table5.B2" office:value-type="time" office:time-value="PT11H39M59S">
            <text:p text:style-name="P26">11:39</text:p>
          </table:table-cell>
          <table:table-cell table:style-name="Table5.B2" office:value-type="time" office:time-value="PT15H00M00S">
            <text:p text:style-name="P26">15:00</text:p>
          </table:table-cell>
          <table:table-cell table:style-name="Table5.A1" office:value-type="string">
            <text:p text:style-name="P27">Software Specification</text:p>
          </table:table-cell>
          <table:table-cell table:style-name="Table5.B2" office:value-type="time" office:time-value="PT02H21M00S">
            <text:p text:style-name="P23">2:21</text:p>
          </table:table-cell>
          <table:table-cell table:style-name="Table5.F2" office:value-type="float" office:value="0">
            <text:p text:style-name="P16">0</text:p>
          </table:table-cell>
        </table:table-row>
        <table:table-row>
          <table:table-cell table:style-name="Table5.A2" office:value-type="date" office:date-value="2015-03-10">
            <text:p text:style-name="P26">10-Mar</text:p>
          </table:table-cell>
          <table:table-cell table:style-name="Table5.B2" office:value-type="time" office:time-value="PT10H30M00S">
            <text:p text:style-name="P26">10:30</text:p>
          </table:table-cell>
          <table:table-cell table:style-name="Table5.B2" office:value-type="time" office:time-value="PT10H54M59S">
            <text:p text:style-name="P26">10:54</text:p>
          </table:table-cell>
          <table:table-cell table:style-name="Table5.A1" office:value-type="string">
            <text:p text:style-name="P27">Meeting</text:p>
          </table:table-cell>
          <table:table-cell table:style-name="Table5.B2" office:value-type="time" office:time-value="PT00H24M00S">
            <text:p text:style-name="P24">0:24</text:p>
          </table:table-cell>
          <table:table-cell table:style-name="Table5.F2" office:value-type="float" office:value="1">
            <text:p text:style-name="P16">1</text:p>
          </table:table-cell>
        </table:table-row>
        <table:table-row>
          <table:table-cell table:style-name="Table5.A2" office:value-type="date" office:date-value="2015-03-10">
            <text:p text:style-name="P26">10-Mar</text:p>
          </table:table-cell>
          <table:table-cell table:style-name="Table5.B2" office:value-type="time" office:time-value="PT12H00M00S">
            <text:p text:style-name="P26">12:00</text:p>
          </table:table-cell>
          <table:table-cell table:style-name="Table5.B2" office:value-type="time" office:time-value="PT14H15M00S">
            <text:p text:style-name="P26">14:15</text:p>
          </table:table-cell>
          <table:table-cell table:style-name="Table5.A1" office:value-type="string">
            <text:p text:style-name="P27">Software Specification</text:p>
          </table:table-cell>
          <table:table-cell table:style-name="Table5.B2" office:value-type="time" office:time-value="PT02H15M00S">
            <text:p text:style-name="P24">2:15</text:p>
          </table:table-cell>
          <table:table-cell table:style-name="Table5.F2" office:value-type="float" office:value="1">
            <text:p text:style-name="P16">1</text:p>
          </table:table-cell>
        </table:table-row>
        <table:table-row>
          <table:table-cell table:style-name="Table5.A2" office:value-type="date" office:date-value="2015-03-10">
            <text:p text:style-name="P26">10-Mar</text:p>
          </table:table-cell>
          <table:table-cell table:style-name="Table5.B2" office:value-type="time" office:time-value="PT15H19M59S">
            <text:p text:style-name="P26">15:19</text:p>
          </table:table-cell>
          <table:table-cell table:style-name="Table5.B2" office:value-type="time" office:time-value="PT16H00M00S">
            <text:p text:style-name="P26">16:00</text:p>
          </table:table-cell>
          <table:table-cell table:style-name="Table5.A1" office:value-type="string">
            <text:p text:style-name="P27">Software Specification</text:p>
          </table:table-cell>
          <table:table-cell table:style-name="Table5.B2" office:value-type="time" office:time-value="PT01H40M00S">
            <text:p text:style-name="P24">1:40</text:p>
          </table:table-cell>
          <table:table-cell table:style-name="Table5.F2" office:value-type="float" office:value="1">
            <text:p text:style-name="P16">1</text:p>
          </table:table-cell>
        </table:table-row>
        <table:table-row>
          <table:table-cell table:style-name="Table5.A13" office:value-type="date" office:date-value="2015-03-13">
            <text:p text:style-name="P26">3/13/2015</text:p>
          </table:table-cell>
          <table:table-cell table:style-name="Table5.B2" office:value-type="time" office:time-value="PT10H30M00S">
            <text:p text:style-name="P26">10:30</text:p>
          </table:table-cell>
          <table:table-cell table:style-name="Table5.B2" office:value-type="time" office:time-value="PT11H30M00S">
            <text:p text:style-name="P26">11:30</text:p>
          </table:table-cell>
          <table:table-cell table:style-name="Table5.A1" office:value-type="string">
            <text:p text:style-name="P27">Meeting</text:p>
          </table:table-cell>
          <table:table-cell table:style-name="Table5.B2" office:value-type="time" office:time-value="PT01H00M00S">
            <text:p text:style-name="P24">1:00</text:p>
          </table:table-cell>
          <table:table-cell table:style-name="Table5.F2" office:value-type="float" office:value="0">
            <text:p text:style-name="P16">0</text:p>
          </table:table-cell>
        </table:table-row>
        <table:table-row>
          <table:table-cell table:style-name="Table5.A13" office:value-type="date" office:date-value="2015-03-13">
            <text:p text:style-name="P26">3/13/2015</text:p>
          </table:table-cell>
          <table:table-cell table:style-name="Table5.B2" office:value-type="time" office:time-value="PT11H30M00S">
            <text:p text:style-name="P26">11:30</text:p>
          </table:table-cell>
          <table:table-cell table:style-name="Table5.B2" office:value-type="time" office:time-value="PT15H00M00S">
            <text:p text:style-name="P26">15:00</text:p>
          </table:table-cell>
          <table:table-cell table:style-name="Table5.A1" office:value-type="string">
            <text:p text:style-name="P27">Software Specification</text:p>
          </table:table-cell>
          <table:table-cell table:style-name="Table5.B2" office:value-type="time" office:time-value="PT02H30M00S">
            <text:p text:style-name="P16">2:<text:span text:style-name="T12">30</text:span></text:p>
          </table:table-cell>
          <table:table-cell table:style-name="Table5.F2" office:value-type="float" office:value="0">
            <text:p text:style-name="P16">0</text:p>
          </table:table-cell>
        </table:table-row>
        <table:table-row>
          <table:table-cell table:style-name="Table5.A13" office:value-type="date" office:date-value="2015-03-17">
            <text:p text:style-name="P26">3/17/2015</text:p>
          </table:table-cell>
          <table:table-cell table:style-name="Table5.B2" office:value-type="time" office:time-value="PT10H30M00S">
            <text:p text:style-name="P26">10:30</text:p>
          </table:table-cell>
          <table:table-cell table:style-name="Table5.B2" office:value-type="time" office:time-value="PT11H10M00S">
            <text:p text:style-name="P26">11:10</text:p>
          </table:table-cell>
          <table:table-cell table:style-name="Table5.A1" office:value-type="string">
            <text:p text:style-name="P27">Meeting</text:p>
          </table:table-cell>
          <table:table-cell table:style-name="Table5.B2" office:value-type="time" office:time-value="PT00H40M01S">
            <text:p text:style-name="P16">0:40</text:p>
          </table:table-cell>
          <table:table-cell table:style-name="Table5.F2" office:value-type="float" office:value="0">
            <text:p text:style-name="P16">0</text:p>
          </table:table-cell>
        </table:table-row>
        <table:table-row>
          <table:table-cell table:style-name="Table5.A2" office:value-type="date" office:date-value="2015-03-17">
            <text:p text:style-name="P26">17-Mar</text:p>
          </table:table-cell>
          <table:table-cell table:style-name="Table5.B2" office:value-type="time" office:time-value="PT11H10M00S">
            <text:p text:style-name="P26">11:10</text:p>
          </table:table-cell>
          <table:table-cell table:style-name="Table5.B2" office:value-type="time" office:time-value="PT15H09M59S">
            <text:p text:style-name="P26">15:09</text:p>
          </table:table-cell>
          <table:table-cell table:style-name="Table5.A1" office:value-type="string">
            <text:p text:style-name="P27">Software Design</text:p>
          </table:table-cell>
          <table:table-cell table:style-name="Table5.B2" office:value-type="time" office:time-value="PT03H00M00S">
            <text:p text:style-name="P25">3:00</text:p>
          </table:table-cell>
          <table:table-cell table:style-name="Table5.F2" office:value-type="float" office:value="1">
            <text:p text:style-name="P16">1</text:p>
          </table:table-cell>
        </table:table-row>
        <table:table-row>
          <table:table-cell table:style-name="Table5.A2" office:value-type="date" office:date-value="2015-03-17">
            <text:p text:style-name="P16">17-Mar</text:p>
          </table:table-cell>
          <table:table-cell table:style-name="Table5.B2" office:value-type="time" office:time-value="PT15H30M00S">
            <text:p text:style-name="P16">15:30</text:p>
          </table:table-cell>
          <table:table-cell table:style-name="Table5.B2" office:value-type="time" office:time-value="PT16H00M00S">
            <text:p text:style-name="P16">16:00</text:p>
          </table:table-cell>
          <table:table-cell table:style-name="Table5.A1" office:value-type="string">
            <text:p text:style-name="P15">Software Design</text:p>
          </table:table-cell>
          <table:table-cell table:style-name="Table5.B2" office:value-type="time" office:time-value="PT00H30M00S">
            <text:p text:style-name="P16">0:30</text:p>
          </table:table-cell>
          <table:table-cell table:style-name="Table5.F2" office:value-type="float" office:value="1">
            <text:p text:style-name="P16">1</text:p>
          </table:table-cell>
        </table:table-row>
      </table:table>
      <text:p text:style-name="P11"/>
      <text:h text:style-name="P43" text:outline-level="1"><text:bookmark-start text:name="__RefHeading__6436_762430891"/>Wigger Boelens<text:bookmark-end text:name="__RefHeading__6436_762430891"/></text:h>
      <text:p text:style-name="P12">Wigger still hasn't written his log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Open Baskerville 0.0.75" svg:font-family="'Open Baskerville 0.0.75'"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footer>
        <text:p text:style-name="MP1"><text:page-number text:select-page="current">11</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0T11:09:02.565684512</meta:creation-date>
    <dc:date>2015-03-20T16:09:34.621404826</dc:date>
    <meta:editing-duration>PT2H54M34S</meta:editing-duration>
    <meta:editing-cycles>45</meta:editing-cycles>
    <meta:generator>LibreOffice/4.3.3.2$Linux_X86_64 LibreOffice_project/430m0$Build-2</meta:generator>
    <meta:document-statistic meta:table-count="6" meta:image-count="0" meta:object-count="0" meta:page-count="11" meta:paragraph-count="1171" meta:word-count="1783" meta:character-count="9942" meta:non-whitespace-character-count="9330"/>
  </office:meta>
</office:document-meta>
</file>